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Alta Langa Extra Brut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zepn2ck86wb3j42e</text:p>
          </table:table-cell>
          <table:table-cell office:value-type="string">
            <text:p>SPARKLING</text:p>
          </table:table-cell>
          <table:table-cell office:value-type="string">
            <text:p>Metodo Classico Alta Langa Extra Brut</text:p>
          </table:table-cell>
          <table:table-cell office:value-type="string">
            <text:p>Ettore Germano</text:p>
          </table:table-cell>
          <table:table-cell office:value-type="float" office:value="64.33064">
            <text:p>64.330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46.242836">
            <text:p>46.242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afoa</text:p>
          </table:table-cell>
          <table:table-cell office:value-type="string">
            <text:p>Schreckbichl -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889">
            <text:p>188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54.765163">
            <text:p>54.765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Maso delle Rose</text:p>
          </table:table-cell>
          <table:table-cell office:value-type="string">
            <text:p>Josef We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3gc1b7jxzy1yn9yr3</text:p>
          </table:table-cell>
          <table:table-cell office:value-type="string">
            <text:p>WHITE</text:p>
          </table:table-cell>
          <table:table-cell office:value-type="string">
            <text:p>Maso delle Rose Sauvignon</text:p>
          </table:table-cell>
          <table:table-cell office:value-type="string">
            <text:p>Josef Weger</text:p>
          </table:table-cell>
          <table:table-cell office:value-type="float" office:value="48.03556">
            <text:p>48.035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lici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92p04ytjttdfxnbtffj</text:p>
          </table:table-cell>
          <table:table-cell office:value-type="string">
            <text:p>WHITE</text:p>
          </table:table-cell>
          <table:table-cell office:value-type="string">
            <text:p>Sauvignon Salici</text:p>
          </table:table-cell>
          <table:table-cell office:value-type="string">
            <text:p>Ronco del Gnemiz</text:p>
          </table:table-cell>
          <table:table-cell office:value-type="float" office:value="49.47124">
            <text:p>49.47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Retus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680">
            <text:p>268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w4zyvrh8d6fkf2nx</text:p>
          </table:table-cell>
          <table:table-cell office:value-type="string">
            <text:p>WHITE</text:p>
          </table:table-cell>
          <table:table-cell office:value-type="string">
            <text:p>Retus Sauvignon</text:p>
          </table:table-cell>
          <table:table-cell office:value-type="string">
            <text:p>Falkenstein</text:p>
          </table:table-cell>
          <table:table-cell office:value-type="float" office:value="41.460815">
            <text:p>41.460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OL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3300">
            <text:p>33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rpakfpdpc2j0y05de</text:p>
          </table:table-cell>
          <table:table-cell office:value-type="string">
            <text:p>WHITE</text:p>
          </table:table-cell>
          <table:table-cell office:value-type="string">
            <text:p>Sauvignon Sol</text:p>
          </table:table-cell>
          <table:table-cell office:value-type="string">
            <text:p>Ronco del Gnemiz</text:p>
          </table:table-cell>
          <table:table-cell office:value-type="float" office:value="49.262375">
            <text:p>49.262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Peri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peketz39gvn7hawxj</text:p>
          </table:table-cell>
          <table:table-cell office:value-type="string">
            <text:p>WHITE</text:p>
          </table:table-cell>
          <table:table-cell office:value-type="string">
            <text:p>Sauvignon Peri</text:p>
          </table:table-cell>
          <table:table-cell office:value-type="string">
            <text:p>Ronco del Gnemiz</text:p>
          </table:table-cell>
          <table:table-cell office:value-type="float" office:value="49.984715">
            <text:p>49.9847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Alteni di Brassic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4500">
            <text:p>24500</text:p>
          </table:table-cell>
          <table:table-cell office:value-type="float" office:value="16000">
            <text:p>16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1wft0m7a4hmjh53e</text:p>
          </table:table-cell>
          <table:table-cell office:value-type="string">
            <text:p>WHITE</text:p>
          </table:table-cell>
          <table:table-cell office:value-type="string">
            <text:p>Sauvignon Alteni di Brassica</text:p>
          </table:table-cell>
          <table:table-cell office:value-type="string">
            <text:p>Gaja</text:p>
          </table:table-cell>
          <table:table-cell office:value-type="float" office:value="47.594467">
            <text:p>47.594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Cerasuolo d´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2300">
            <text:p>2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p4sapbk12cjp650</text:p>
          </table:table-cell>
          <table:table-cell office:value-type="string">
            <text:p>ROSE</text:p>
          </table:table-cell>
          <table:table-cell office:value-type="string">
            <text:p>Cerasuolo d'Abruzzo Rosé</text:p>
          </table:table-cell>
          <table:table-cell office:value-type="string">
            <text:p>Emidio Pepe</text:p>
          </table:table-cell>
          <table:table-cell office:value-type="float" office:value="46.4417">
            <text:p>46.4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100">
            <text:p>1100</text:p>
          </table:table-cell>
          <table:table-cell office:value-type="float" office:value="46">
            <text:p>4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smf95bvw0mp9sxwyx</text:p>
          </table:table-cell>
          <table:table-cell office:value-type="string">
            <text:p>RED</text:p>
          </table:table-cell>
          <table:table-cell office:value-type="string">
            <text:p>Pinot Noir Patricia</text:p>
          </table:table-cell>
          <table:table-cell office:value-type="string">
            <text:p>Girlan</text:p>
          </table:table-cell>
          <table:table-cell office:value-type="float" office:value="42.64517">
            <text:p>42.64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Trattmann Riserva 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700">
            <text:p>2700</text:p>
          </table:table-cell>
          <table:table-cell office:value-type="float" office:value="33">
            <text:p>3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45.656876">
            <text:p>45.656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Dona Noir</text:p>
          </table:table-cell>
          <table:table-cell office:value-type="string">
            <text:p>Hartmann D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5rk7a80zrkkerg6kf</text:p>
          </table:table-cell>
          <table:table-cell office:value-type="string">
            <text:p>RED</text:p>
          </table:table-cell>
          <table:table-cell office:value-type="string">
            <text:p>Pinot Noir Donà Noir</text:p>
          </table:table-cell>
          <table:table-cell office:value-type="string">
            <text:p>Hartmann Donà</text:p>
          </table:table-cell>
          <table:table-cell office:value-type="float" office:value="49.119255">
            <text:p>49.119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550</text:p>
          </table:table-cell>
          <table:table-cell office:value-type="string">
            <text:p>Is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2cnq4mkbkekv7yvnte</text:p>
          </table:table-cell>
          <table:table-cell office:value-type="string">
            <text:p>RED</text:p>
          </table:table-cell>
          <table:table-cell office:value-type="string">
            <text:p>550 Merlot</text:p>
          </table:table-cell>
          <table:table-cell office:value-type="string">
            <text:p>Istine</text:p>
          </table:table-cell>
          <table:table-cell office:value-type="float" office:value="44.12558">
            <text:p>44.125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La Ricolma</text:p>
          </table:table-cell>
          <table:table-cell office:value-type="string">
            <text:p>San Giusto a Renten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8500">
            <text:p>28500</text:p>
          </table:table-cell>
          <table:table-cell office:value-type="float" office:value="4620">
            <text:p>462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33t709aca1ac6zksz</text:p>
          </table:table-cell>
          <table:table-cell office:value-type="string">
            <text:p>RED</text:p>
          </table:table-cell>
          <table:table-cell office:value-type="string">
            <text:p>Merlot La Ricolma</text:p>
          </table:table-cell>
          <table:table-cell office:value-type="string">
            <text:p>San Giusto a Rentennano</text:p>
          </table:table-cell>
          <table:table-cell office:value-type="float" office:value="61.45339">
            <text:p>61.453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osso della Cent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6400">
            <text:p>6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gbqwhw8465x3tfxs</text:p>
          </table:table-cell>
          <table:table-cell office:value-type="string">
            <text:p>RED</text:p>
          </table:table-cell>
          <table:table-cell office:value-type="string">
            <text:p>Merlot Rosso della Centa</text:p>
          </table:table-cell>
          <table:table-cell office:value-type="string">
            <text:p>Borgo del Tiglio</text:p>
          </table:table-cell>
          <table:table-cell office:value-type="float" office:value="52.79493">
            <text:p>52.79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0">
            <text:p>40000</text:p>
          </table:table-cell>
          <table:table-cell office:value-type="float" office:value="22000">
            <text:p>2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1rdvrbyv7h58ryhy</text:p>
          </table:table-cell>
          <table:table-cell office:value-type="string">
            <text:p>RED</text:p>
          </table:table-cell>
          <table:table-cell office:value-type="string">
            <text:p>Merlot Redigaffi</text:p>
          </table:table-cell>
          <table:table-cell office:value-type="string">
            <text:p>Tua Rita</text:p>
          </table:table-cell>
          <table:table-cell office:value-type="float" office:value="55.143547">
            <text:p>55.1435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ase Via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990">
            <text:p>29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nwc7smzmc8ksh973</text:p>
          </table:table-cell>
          <table:table-cell office:value-type="string">
            <text:p>RED</text:p>
          </table:table-cell>
          <table:table-cell office:value-type="string">
            <text:p>Syrah Case Via</text:p>
          </table:table-cell>
          <table:table-cell office:value-type="string">
            <text:p>Fontodi</text:p>
          </table:table-cell>
          <table:table-cell office:value-type="float" office:value="47.25283">
            <text:p>47.25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54800">
            <text:p>54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fx00y8jhtcs3gw1v80</text:p>
          </table:table-cell>
          <table:table-cell office:value-type="string">
            <text:p>RED</text:p>
          </table:table-cell>
          <table:table-cell office:value-type="string">
            <text:p>Barolo Tre Tine</text:p>
          </table:table-cell>
          <table:table-cell office:value-type="string">
            <text:p>Giuseppe Rinaldi</text:p>
          </table:table-cell>
          <table:table-cell office:value-type="float" office:value="52.40551">
            <text:p>52.405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TELLINA Gess Grumello Superiore</text:p>
          </table:table-cell>
          <table:table-cell office:value-type="string">
            <text:p>Diru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dfjqd97zwg55ss5pk</text:p>
          </table:table-cell>
          <table:table-cell office:value-type="string">
            <text:p>RED</text:p>
          </table:table-cell>
          <table:table-cell office:value-type="string">
            <text:p>Gess Grumello Valtellina Superiore</text:p>
          </table:table-cell>
          <table:table-cell office:value-type="string">
            <text:p>Dirupi</text:p>
          </table:table-cell>
          <table:table-cell office:value-type="float" office:value="58.26571">
            <text:p>58.265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500">
            <text:p>29500</text:p>
          </table:table-cell>
          <table:table-cell office:value-type="float" office:value="9500">
            <text:p>95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9500">
            <text:p>29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51.664494">
            <text:p>51.664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Ind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69">
            <text:p>969</text:p>
          </table:table-cell>
          <table:table-cell office:value-type="float" office:value="42">
            <text:p>4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22e7vn28fr3hqk00q</text:p>
          </table:table-cell>
          <table:table-cell office:value-type="string">
            <text:p>WHITE</text:p>
          </table:table-cell>
          <table:table-cell office:value-type="string">
            <text:p>Indra Sauvignon</text:p>
          </table:table-cell>
          <table:table-cell office:value-type="string">
            <text:p>Girlan</text:p>
          </table:table-cell>
          <table:table-cell office:value-type="float" office:value="41.32205">
            <text:p>41.32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46.242836">
            <text:p>46.242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Hausmannhof Riserva Brut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800">
            <text:p>8800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3cab52wdy0m1xqk4</text:p>
          </table:table-cell>
          <table:table-cell office:value-type="string">
            <text:p>SPARKLING</text:p>
          </table:table-cell>
          <table:table-cell office:value-type="string">
            <text:p>Metodo Classico Riserva Hausmannhof Brut</text:p>
          </table:table-cell>
          <table:table-cell office:value-type="string">
            <text:p>Haderburg</text:p>
          </table:table-cell>
          <table:table-cell office:value-type="float" office:value="51.867226">
            <text:p>51.8672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Dellchen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09076">
            <text:p>46.209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Perlé N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800">
            <text:p>10800</text:p>
          </table:table-cell>
          <table:table-cell office:value-type="float" office:value="6500">
            <text:p>6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2q9h2vh9dzr6ja8q</text:p>
          </table:table-cell>
          <table:table-cell office:value-type="string">
            <text:p>SPARKLING</text:p>
          </table:table-cell>
          <table:table-cell office:value-type="string">
            <text:p>Metodo Classico Nero Perlé</text:p>
          </table:table-cell>
          <table:table-cell office:value-type="string">
            <text:p>Ferrari</text:p>
          </table:table-cell>
          <table:table-cell office:value-type="float" office:value="44.26941">
            <text:p>44.269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Tradition</text:p>
          </table:table-cell>
          <table:table-cell office:value-type="string">
            <text:p>Michel La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fvrbjfnjsh52ph6t12</text:p>
          </table:table-cell>
          <table:table-cell office:value-type="string">
            <text:p>SPARKLING</text:p>
          </table:table-cell>
          <table:table-cell office:value-type="string">
            <text:p>Champagne Tradition Brut</text:p>
          </table:table-cell>
          <table:table-cell office:value-type="string">
            <text:p>Michel Laval</text:p>
          </table:table-cell>
          <table:table-cell office:value-type="float" office:value="44.411217">
            <text:p>44.4112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RESERVE </text:p>
          </table:table-cell>
          <table:table-cell office:value-type="string">
            <text:p>CHARLES HEIDSI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ys8kwr426s2yeks2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Charles Heidsieck</text:p>
          </table:table-cell>
          <table:table-cell office:value-type="float" office:value="42.575558">
            <text:p>42.5755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Intuition</text:p>
          </table:table-cell>
          <table:table-cell office:value-type="string">
            <text:p>Legras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200">
            <text:p>32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Champagne Brut Intuition</text:p>
          </table:table-cell>
          <table:table-cell office:value-type="string">
            <text:p>Legras &amp; Haas</text:p>
          </table:table-cell>
          <table:table-cell office:value-type="float" office:value="51.657166">
            <text:p>51.657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Extra Brut Grand Cru</text:p>
          </table:table-cell>
          <table:table-cell office:value-type="string">
            <text:p>Egly Ouri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0">
            <text:p>24000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f782ryqv710jecfqq4</text:p>
          </table:table-cell>
          <table:table-cell office:value-type="string">
            <text:p>SPARKLING</text:p>
          </table:table-cell>
          <table:table-cell office:value-type="string">
            <text:p>Champagne Grand Cru Extra Brut</text:p>
          </table:table-cell>
          <table:table-cell office:value-type="string">
            <text:p>Egly-Ouriet</text:p>
          </table:table-cell>
          <table:table-cell office:value-type="float" office:value="57.471535">
            <text:p>57.4715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ISERVA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700">
            <text:p>4700</text:p>
          </table:table-cell>
          <table:table-cell office:value-type="float" office:value="1440">
            <text:p>144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kxpyzbramkctwknj</text:p>
          </table:table-cell>
          <table:table-cell office:value-type="string">
            <text:p>WHITE</text:p>
          </table:table-cell>
          <table:table-cell office:value-type="string">
            <text:p>Flora Pinot Bianco Riserva</text:p>
          </table:table-cell>
          <table:table-cell office:value-type="string">
            <text:p>Girlan</text:p>
          </table:table-cell>
          <table:table-cell office:value-type="float" office:value="42.183365">
            <text:p>42.1833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9.448166">
            <text:p>59.448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500">
            <text:p>18500</text:p>
          </table:table-cell>
          <table:table-cell office:value-type="float" office:value="7800">
            <text:p>7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53.112312">
            <text:p>53.1123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orrado di Manzano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900">
            <text:p>2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4v2nss5kn0tsdc8wzy</text:p>
          </table:table-cell>
          <table:table-cell office:value-type="string">
            <text:p>WHITE</text:p>
          </table:table-cell>
          <table:table-cell office:value-type="string">
            <text:p>Chardonnay Corrado di Manzano</text:p>
          </table:table-cell>
          <table:table-cell office:value-type="string">
            <text:p>Ronco del Gnemiz</text:p>
          </table:table-cell>
          <table:table-cell office:value-type="float" office:value="58.914673">
            <text:p>58.9146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onco Basso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450">
            <text:p>34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92nnjmb1axqmemska9n</text:p>
          </table:table-cell>
          <table:table-cell office:value-type="string">
            <text:p>WHITE</text:p>
          </table:table-cell>
          <table:table-cell office:value-type="string">
            <text:p>Chardonnay Ronco Basso</text:p>
          </table:table-cell>
          <table:table-cell office:value-type="string">
            <text:p>Ronco del Gnemiz</text:p>
          </table:table-cell>
          <table:table-cell office:value-type="float" office:value="57.954216">
            <text:p>57.9542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92mjaaj8b2trztae5pz</text:p>
          </table:table-cell>
          <table:table-cell office:value-type="string">
            <text:p>WHITE</text:p>
          </table:table-cell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float" office:value="49.749126">
            <text:p>49.7491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ossj Bas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6000">
            <text:p>60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Chardonnay Rossj-Bass</text:p>
          </table:table-cell>
          <table:table-cell office:value-type="string">
            <text:p>Gaja</text:p>
          </table:table-cell>
          <table:table-cell office:value-type="float" office:value="39.537617">
            <text:p>39.5376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URZTRAMINER Nussbaum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110">
            <text:p>211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816">
            <text:p>43.78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Gris</text:p>
          </table:table-cell>
          <table:table-cell office:value-type="string">
            <text:p>Lis Ner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050">
            <text:p>20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1t5h2ryxmg6myf3ce</text:p>
          </table:table-cell>
          <table:table-cell office:value-type="string">
            <text:p>WHITE</text:p>
          </table:table-cell>
          <table:table-cell office:value-type="string">
            <text:p>Pinot Grigio Gris</text:p>
          </table:table-cell>
          <table:table-cell office:value-type="string">
            <text:p>Lis Neris</text:p>
          </table:table-cell>
          <table:table-cell office:value-type="float" office:value="40.663055">
            <text:p>40.663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92285">
            <text:p>52.0922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92285">
            <text:p>52.0922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Riserva Ramato</text:p>
          </table:table-cell>
          <table:table-cell office:value-type="string">
            <text:p>Speco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b8st6353qhmcacznrg</text:p>
          </table:table-cell>
          <table:table-cell office:value-type="string">
            <text:p>WHITE</text:p>
          </table:table-cell>
          <table:table-cell office:value-type="string">
            <text:p>Pinot Grigio Riserva Ramato</text:p>
          </table:table-cell>
          <table:table-cell office:value-type="string">
            <text:p>Specogna</text:p>
          </table:table-cell>
          <table:table-cell office:value-type="float" office:value="46.746246">
            <text:p>46.746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Hölle Spätlese</text:p>
          </table:table-cell>
          <table:table-cell office:value-type="string">
            <text:p>Künst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sb26gpvtabs19epevm</text:p>
          </table:table-cell>
          <table:table-cell office:value-type="string">
            <text:p>DESSERT</text:p>
          </table:table-cell>
          <table:table-cell office:value-type="string">
            <text:p>Riesling Hölle Spätlese</text:p>
          </table:table-cell>
          <table:table-cell office:value-type="string">
            <text:p>Künstler</text:p>
          </table:table-cell>
          <table:table-cell office:value-type="float" office:value="38.953773">
            <text:p>38.9537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Anaduron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45vx7esvkqhcztsw</text:p>
          </table:table-cell>
          <table:table-cell office:value-type="string">
            <text:p>WHITE</text:p>
          </table:table-cell>
          <table:table-cell office:value-type="string">
            <text:p>Riesling Anadûron</text:p>
          </table:table-cell>
          <table:table-cell office:value-type="string">
            <text:p>Falkenstein</text:p>
          </table:table-cell>
          <table:table-cell office:value-type="float" office:value="44.96103">
            <text:p>44.961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Aulerde GG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z86n62h4rcrgkc4t9k</text:p>
          </table:table-cell>
          <table:table-cell office:value-type="string">
            <text:p>WHITE</text:p>
          </table:table-cell>
          <table:table-cell office:value-type="string">
            <text:p>Aulerde Riesling GG</text:p>
          </table:table-cell>
          <table:table-cell office:value-type="string">
            <text:p>Wittmann</text:p>
          </table:table-cell>
          <table:table-cell office:value-type="float" office:value="42.71414">
            <text:p>42.714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Höllenpfad im Mühlenberg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700">
            <text:p>9700</text:p>
          </table:table-cell>
          <table:table-cell office:value-type="float" office:value="4200">
            <text:p>4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0nd6kadd6f534vgr</text:p>
          </table:table-cell>
          <table:table-cell office:value-type="string">
            <text:p>WHITE</text:p>
          </table:table-cell>
          <table:table-cell office:value-type="string">
            <text:p>Höllenpfad im Mühlenberg Riesling GG</text:p>
          </table:table-cell>
          <table:table-cell office:value-type="string">
            <text:p>Dönnhoff</text:p>
          </table:table-cell>
          <table:table-cell office:value-type="float" office:value="55.844147">
            <text:p>55.844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Scharzhofberger GG</text:p>
          </table:table-cell>
          <table:table-cell office:value-type="string">
            <text:p>Van Volx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800">
            <text:p>10800</text:p>
          </table:table-cell>
          <table:table-cell office:value-type="float" office:value="4700">
            <text:p>4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c708qz82zjjezdf4h</text:p>
          </table:table-cell>
          <table:table-cell office:value-type="string">
            <text:p>WHITE</text:p>
          </table:table-cell>
          <table:table-cell office:value-type="string">
            <text:p>Riesling GG Scharzhofberger</text:p>
          </table:table-cell>
          <table:table-cell office:value-type="string">
            <text:p>Van Volxem</text:p>
          </table:table-cell>
          <table:table-cell office:value-type="float" office:value="51.020996">
            <text:p>51.0209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44nanpj8njtess3xps</text:p>
          </table:table-cell>
          <table:table-cell office:value-type="string">
            <text:p>DESSERT</text:p>
          </table:table-cell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float" office:value="34.416046">
            <text:p>34.416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aston Hochar</text:p>
          </table:table-cell>
          <table:table-cell office:value-type="string">
            <text:p>Chateau Mus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800">
            <text:p>880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y1zgny0wghhg75694mwja</text:p>
          </table:table-cell>
          <table:table-cell office:value-type="string">
            <text:p>RED</text:p>
          </table:table-cell>
          <table:table-cell office:value-type="string">
            <text:p>Gaston Hochar Red</text:p>
          </table:table-cell>
          <table:table-cell office:value-type="string">
            <text:p>Château Musar</text:p>
          </table:table-cell>
          <table:table-cell office:value-type="float" office:value="51.625042">
            <text:p>51.6250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harmat Ruio Brut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85">
            <text:p>585</text:p>
          </table:table-cell>
          <table:table-cell office:value-type="float" office:value="276">
            <text:p>27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rkwmyc3fy1nvj2ekh</text:p>
          </table:table-cell>
          <table:table-cell office:value-type="string">
            <text:p>SPARKLING</text:p>
          </table:table-cell>
          <table:table-cell office:value-type="string">
            <text:p>Ruio Valdobbiadene Brut</text:p>
          </table:table-cell>
          <table:table-cell office:value-type="string">
            <text:p>Malibràn</text:p>
          </table:table-cell>
          <table:table-cell office:value-type="float" office:value="39.76841">
            <text:p>39.768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harmat Rose Brut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585">
            <text:p>585</text:p>
          </table:table-cell>
          <table:table-cell office:value-type="float" office:value="58">
            <text:p>5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j64ajd4bq9cdj1zkz3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Malibràn</text:p>
          </table:table-cell>
          <table:table-cell office:value-type="float" office:value="35.533016">
            <text:p>35.533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harmat Col Fondo Sottoriva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85">
            <text:p>585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d6k5aqqzwcveghpmkw</text:p>
          </table:table-cell>
          <table:table-cell office:value-type="string">
            <text:p>SPARKLING</text:p>
          </table:table-cell>
          <table:table-cell office:value-type="string">
            <text:p>Sottoriva Col Fondo Prosecco</text:p>
          </table:table-cell>
          <table:table-cell office:value-type="string">
            <text:p>Malibràn</text:p>
          </table:table-cell>
          <table:table-cell office:value-type="float" office:value="55.96145">
            <text:p>55.96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harmat Credamora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penwyb0prtstwm9cv</text:p>
          </table:table-cell>
          <table:table-cell office:value-type="string">
            <text:p>SPARKLING</text:p>
          </table:table-cell>
          <table:table-cell office:value-type="string">
            <text:p>Credamora Col Fondo Valdobbiadene Prosecco</text:p>
          </table:table-cell>
          <table:table-cell office:value-type="string">
            <text:p>Malibràn</text:p>
          </table:table-cell>
          <table:table-cell office:value-type="float" office:value="39.34416">
            <text:p>39.34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BRUT SPUMANTE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89">
            <text:p>168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pd6k2rr2atn11m7p3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Weingut H.Lentsch</text:p>
          </table:table-cell>
          <table:table-cell office:value-type="float" office:value="28.284534">
            <text:p>28.284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Zero Infinito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300">
            <text:p>13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y4wftxc3709gvxsk</text:p>
          </table:table-cell>
          <table:table-cell office:value-type="string">
            <text:p>SPARKLING</text:p>
          </table:table-cell>
          <table:table-cell office:value-type="string">
            <text:p>Metodo Classico Zero Infinito Bio</text:p>
          </table:table-cell>
          <table:table-cell office:value-type="string">
            <text:p>Pojer e Sandri</text:p>
          </table:table-cell>
          <table:table-cell office:value-type="float" office:value="55.837196">
            <text:p>55.8371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Spumante Extra Brut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2pka9jd2v7q1zxep1x</text:p>
          </table:table-cell>
          <table:table-cell office:value-type="string">
            <text:p>SPARKLING</text:p>
          </table:table-cell>
          <table:table-cell office:value-type="string">
            <text:p>Spumante Extra Brut</text:p>
          </table:table-cell>
          <table:table-cell office:value-type="string">
            <text:p>Bruno Giacosa</text:p>
          </table:table-cell>
          <table:table-cell office:value-type="float" office:value="47.401077">
            <text:p>47.4010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Brut</text:p>
          </table:table-cell>
          <table:table-cell office:value-type="string">
            <text:p>Facch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620">
            <text:p>162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rna0m8r0g639wc6df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Facchetti</text:p>
          </table:table-cell>
          <table:table-cell office:value-type="float" office:value="32.907944">
            <text:p>32.907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Giulio Ferrari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5000">
            <text:p>25000</text:p>
          </table:table-cell>
          <table:table-cell office:value-type="float" office:value="12500">
            <text:p>1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2.641838">
            <text:p>42.641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todo Classico Giulio Ferrari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14300">
            <text:p>14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2.641838">
            <text:p>42.641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eserve Perpetuelle</text:p>
          </table:table-cell>
          <table:table-cell office:value-type="string">
            <text:p>Maurice Groum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3800">
            <text:p>3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p8q059makrpj2443ab</text:p>
          </table:table-cell>
          <table:table-cell office:value-type="string">
            <text:p>SPARKLING</text:p>
          </table:table-cell>
          <table:table-cell office:value-type="string">
            <text:p>Perpétuelle Brut Champagne</text:p>
          </table:table-cell>
          <table:table-cell office:value-type="string">
            <text:p>Maurice Grumier</text:p>
          </table:table-cell>
          <table:table-cell office:value-type="float" office:value="46.0279">
            <text:p>46.02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Grand Cru Brut Nature</text:p>
          </table:table-cell>
          <table:table-cell office:value-type="string">
            <text:p>Sauti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970">
            <text:p>49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2cnbb89khm953ne2z</text:p>
          </table:table-cell>
          <table:table-cell office:value-type="string">
            <text:p>SPARKLING</text:p>
          </table:table-cell>
          <table:table-cell office:value-type="string">
            <text:p>Brut Nature Champagne Grand Cru 'Ambonnay'</text:p>
          </table:table-cell>
          <table:table-cell office:value-type="string">
            <text:p>Soutiran</text:p>
          </table:table-cell>
          <table:table-cell office:value-type="float" office:value="38.54959">
            <text:p>38.549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SPECIAL CUVE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5500">
            <text:p>550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Cuvée Special Aÿ Brut</text:p>
          </table:table-cell>
          <table:table-cell office:value-type="string">
            <text:p>Bollinger</text:p>
          </table:table-cell>
          <table:table-cell office:value-type="float" office:value="37.57577">
            <text:p>37.57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Cuvèe 745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MAGAZZINO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h4pmmfcvbrfk9sa5g54hvhxb</text:p>
          </table:table-cell>
          <table:table-cell office:value-type="string">
            <text:p>SPARKLING</text:p>
          </table:table-cell>
          <table:table-cell office:value-type="string">
            <text:p>Champagne Cuvée 745 Extra Brut</text:p>
          </table:table-cell>
          <table:table-cell office:value-type="string">
            <text:p>Jacquesson</text:p>
          </table:table-cell>
          <table:table-cell office:value-type="float" office:value="38.10633">
            <text:p>38.106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Cuvee 746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800">
            <text:p>14800</text:p>
          </table:table-cell>
          <table:table-cell office:value-type="float" office:value="7300">
            <text:p>7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g7tddsmbdd3hscyf4</text:p>
          </table:table-cell>
          <table:table-cell office:value-type="string">
            <text:p>SPARKLING</text:p>
          </table:table-cell>
          <table:table-cell office:value-type="string">
            <text:p>Champagne Cuvée 746 Extra Brut</text:p>
          </table:table-cell>
          <table:table-cell office:value-type="string">
            <text:p>Jacquesson</text:p>
          </table:table-cell>
          <table:table-cell office:value-type="float" office:value="38.47208">
            <text:p>38.47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Cuvee 747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800">
            <text:p>14800</text:p>
          </table:table-cell>
          <table:table-cell office:value-type="float" office:value="5760">
            <text:p>57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989v4emh1ebxk89jb1yfb1</text:p>
          </table:table-cell>
          <table:table-cell office:value-type="string">
            <text:p>SPARKLING</text:p>
          </table:table-cell>
          <table:table-cell office:value-type="string">
            <text:p>Champagne Cuvée N.747 Extra Brut</text:p>
          </table:table-cell>
          <table:table-cell office:value-type="string">
            <text:p>Jacquesson</text:p>
          </table:table-cell>
          <table:table-cell office:value-type="float" office:value="36.91489">
            <text:p>36.914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NATURE 1er CRU Cumieres</text:p>
          </table:table-cell>
          <table:table-cell office:value-type="string">
            <text:p>GEORGES LA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g5x3xh4ee8x4m2w9kk</text:p>
          </table:table-cell>
          <table:table-cell office:value-type="string">
            <text:p>SPARKLING</text:p>
          </table:table-cell>
          <table:table-cell office:value-type="string">
            <text:p>Champagne Premier Cru Cumières Brut Nature</text:p>
          </table:table-cell>
          <table:table-cell office:value-type="string">
            <text:p>Georges Laval</text:p>
          </table:table-cell>
          <table:table-cell office:value-type="float" office:value="52.42148">
            <text:p>52.42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ELLE EPOQUE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3500">
            <text:p>33500</text:p>
          </table:table-cell>
          <table:table-cell office:value-type="float" office:value="18900">
            <text:p>18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ahar44dg95zgrg4g</text:p>
          </table:table-cell>
          <table:table-cell office:value-type="string">
            <text:p>SPARKLING</text:p>
          </table:table-cell>
          <table:table-cell office:value-type="string">
            <text:p>Champagne Belle Epoque Brut</text:p>
          </table:table-cell>
          <table:table-cell office:value-type="string">
            <text:p>Perrier-Jouët</text:p>
          </table:table-cell>
          <table:table-cell office:value-type="float" office:value="56.59413">
            <text:p>56.594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lanc de Noirs</text:p>
          </table:table-cell>
          <table:table-cell office:value-type="string">
            <text:p>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800">
            <text:p>138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rg88kgaq18996faq8q</text:p>
          </table:table-cell>
          <table:table-cell office:value-type="string">
            <text:p>SPARKLING</text:p>
          </table:table-cell>
          <table:table-cell office:value-type="string">
            <text:p>Blanc de Noirs Champagne</text:p>
          </table:table-cell>
          <table:table-cell office:value-type="string">
            <text:p>Palmer &amp; Co.</text:p>
          </table:table-cell>
          <table:table-cell office:value-type="float" office:value="29.352444">
            <text:p>29.352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Dans un Premier Temps</text:p>
          </table:table-cell>
          <table:table-cell office:value-type="string">
            <text:p>Dhondt Gre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5700">
            <text:p>5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trcd2z95arwybx7zb</text:p>
          </table:table-cell>
          <table:table-cell office:value-type="string">
            <text:p>SPARKLING</text:p>
          </table:table-cell>
          <table:table-cell office:value-type="string">
            <text:p>Champagne Dans un Premier Temps Extra Brut</text:p>
          </table:table-cell>
          <table:table-cell office:value-type="string">
            <text:p>Dhondt-Grellet</text:p>
          </table:table-cell>
          <table:table-cell office:value-type="float" office:value="64.76252">
            <text:p>64.762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Classic Cuvée</text:p>
          </table:table-cell>
          <table:table-cell office:value-type="string">
            <text:p>Nyetim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5885">
            <text:p>5885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nv34nagk99anr6rn4</text:p>
          </table:table-cell>
          <table:table-cell office:value-type="string">
            <text:p>SPARKLING</text:p>
          </table:table-cell>
          <table:table-cell office:value-type="string">
            <text:p>Classic Cuvee Brut</text:p>
          </table:table-cell>
          <table:table-cell office:value-type="string">
            <text:p>Nyetimber</text:p>
          </table:table-cell>
          <table:table-cell office:value-type="float" office:value="38.27391">
            <text:p>38.273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eserve Brut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c64qf9xsba2g0fwfw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Bérêche &amp; Fils</text:p>
          </table:table-cell>
          <table:table-cell office:value-type="float" office:value="31.523918">
            <text:p>31.523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Les Terres Fines BdB</text:p>
          </table:table-cell>
          <table:table-cell office:value-type="string">
            <text:p>Dhondt Gre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50">
            <text:p>7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7yf1taam9jcrwccy5cy</text:p>
          </table:table-cell>
          <table:table-cell office:value-type="string">
            <text:p>SPARKLING</text:p>
          </table:table-cell>
          <table:table-cell office:value-type="string">
            <text:p>Champagne Blanc de Blancs Premier Cru Les Terres Fines Extra Brut</text:p>
          </table:table-cell>
          <table:table-cell office:value-type="string">
            <text:p>Dhondt-Grellet</text:p>
          </table:table-cell>
          <table:table-cell office:value-type="float" office:value="53.39749">
            <text:p>53.397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lanc de Blancs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7900">
            <text:p>7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416ctefvem90vkjd9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Billecart-Salmon</text:p>
          </table:table-cell>
          <table:table-cell office:value-type="float" office:value="53.52288">
            <text:p>53.522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ive Gauche Pinot Meunier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dz5yz6v0ybjsk2tryc4</text:p>
          </table:table-cell>
          <table:table-cell office:value-type="string">
            <text:p>SPARKLING</text:p>
          </table:table-cell>
          <table:table-cell office:value-type="string">
            <text:p>Rive Gauche Meunier Champagne</text:p>
          </table:table-cell>
          <table:table-cell office:value-type="string">
            <text:p>Bérêche &amp; Fils</text:p>
          </table:table-cell>
          <table:table-cell office:value-type="float" office:value="44.824436">
            <text:p>44.8244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Entre Ciel y Terre</text:p>
          </table:table-cell>
          <table:table-cell office:value-type="string">
            <text:p>Bed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7500">
            <text:p>17500</text:p>
          </table:table-cell>
          <table:table-cell office:value-type="float" office:value="8600">
            <text:p>8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5p39qhvwdmbstpvnq</text:p>
          </table:table-cell>
          <table:table-cell office:value-type="string">
            <text:p>SPARKLING</text:p>
          </table:table-cell>
          <table:table-cell office:value-type="string">
            <text:p>Champagne Entre Ciel et Terre Extra Brut</text:p>
          </table:table-cell>
          <table:table-cell office:value-type="string">
            <text:p>Francoise Bedel</text:p>
          </table:table-cell>
          <table:table-cell office:value-type="float" office:value="38.60909">
            <text:p>38.609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Vintage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800">
            <text:p>20800</text:p>
          </table:table-cell>
          <table:table-cell office:value-type="float" office:value="8800">
            <text:p>8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44bckwegyxjermh07</text:p>
          </table:table-cell>
          <table:table-cell office:value-type="string">
            <text:p>SPARKLING</text:p>
          </table:table-cell>
          <table:table-cell office:value-type="string">
            <text:p>Champagne Vintage Extra Brut</text:p>
          </table:table-cell>
          <table:table-cell office:value-type="string">
            <text:p>Billecart-Salmon</text:p>
          </table:table-cell>
          <table:table-cell office:value-type="float" office:value="51.82061">
            <text:p>51.820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eaux Regards Extrabrut 1er cru BDB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t856zvtcxp17kws2q4</text:p>
          </table:table-cell>
          <table:table-cell office:value-type="string">
            <text:p>SPARKLING</text:p>
          </table:table-cell>
          <table:table-cell office:value-type="string">
            <text:p>Les Beaux Regards Chardonnay Champagne</text:p>
          </table:table-cell>
          <table:table-cell office:value-type="string">
            <text:p>Bérêche &amp; Fils</text:p>
          </table:table-cell>
          <table:table-cell office:value-type="float" office:value="38.20025">
            <text:p>38.20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1522 Extra Brut Grand Cru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0500">
            <text:p>20500</text:p>
          </table:table-cell>
          <table:table-cell office:value-type="float" office:value="11200">
            <text:p>11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24tyza7s2tq1wc8f</text:p>
          </table:table-cell>
          <table:table-cell office:value-type="string">
            <text:p>SPARKLING</text:p>
          </table:table-cell>
          <table:table-cell office:value-type="string">
            <text:p>Cuvée 1522 Extra Brut Champagne Grand Cru</text:p>
          </table:table-cell>
          <table:table-cell office:value-type="string">
            <text:p>Philipponnat</text:p>
          </table:table-cell>
          <table:table-cell office:value-type="float" office:value="46.31047">
            <text:p>46.31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Champ Cain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5300">
            <text:p>15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rs01entc4xmfvbp5g6</text:p>
          </table:table-cell>
          <table:table-cell office:value-type="string">
            <text:p>SPARKLING</text:p>
          </table:table-cell>
          <table:table-cell office:value-type="string">
            <text:p>Champ Cain Brut Champagne Grand Cru 'Avize'</text:p>
          </table:table-cell>
          <table:table-cell office:value-type="string">
            <text:p>Jacquesson</text:p>
          </table:table-cell>
          <table:table-cell office:value-type="float" office:value="38.471954">
            <text:p>38.471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SIR WINSTON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9000">
            <text:p>39000</text:p>
          </table:table-cell>
          <table:table-cell office:value-type="float" office:value="23500">
            <text:p>23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zga5159ds831sygw</text:p>
          </table:table-cell>
          <table:table-cell office:value-type="string">
            <text:p>SPARKLING</text:p>
          </table:table-cell>
          <table:table-cell office:value-type="string">
            <text:p>Champagne Sir Winston Churchill Brut</text:p>
          </table:table-cell>
          <table:table-cell office:value-type="string">
            <text:p>Pol Roger</text:p>
          </table:table-cell>
          <table:table-cell office:value-type="float" office:value="48.395782">
            <text:p>48.3957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Le Leon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9000">
            <text:p>39000</text:p>
          </table:table-cell>
          <table:table-cell office:value-type="float" office:value="27500">
            <text:p>27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nw1sgqxg8d1jcyy1</text:p>
          </table:table-cell>
          <table:table-cell office:value-type="string">
            <text:p>SPARKLING</text:p>
          </table:table-cell>
          <table:table-cell office:value-type="string">
            <text:p>Le Lèon Extra Brut Champagne Grand Cru 'Aÿ'</text:p>
          </table:table-cell>
          <table:table-cell office:value-type="string">
            <text:p>Philipponnat</text:p>
          </table:table-cell>
          <table:table-cell office:value-type="float" office:value="35.878986">
            <text:p>35.8789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Initial</text:p>
          </table:table-cell>
          <table:table-cell office:value-type="string">
            <text:p>Selos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office:value-type="float" office:value="45000">
            <text:p>45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djr7edgveykk4hs4s</text:p>
          </table:table-cell>
          <table:table-cell office:value-type="string">
            <text:p>SPARKLING</text:p>
          </table:table-cell>
          <table:table-cell office:value-type="string">
            <text:p>Champagne Grand Cru Blanc de Blancs Initial Brut</text:p>
          </table:table-cell>
          <table:table-cell office:value-type="string">
            <text:p>Jacques Selosse</text:p>
          </table:table-cell>
          <table:table-cell office:value-type="float" office:value="29.845633">
            <text:p>29.8456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ose Solera Rose</text:p>
          </table:table-cell>
          <table:table-cell office:value-type="string">
            <text:p>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rg47f3qn7d25v3975t</text:p>
          </table:table-cell>
          <table:table-cell office:value-type="string">
            <text:p>SPARKLING</text:p>
          </table:table-cell>
          <table:table-cell office:value-type="string">
            <text:p>Rosé Solera Champagne</text:p>
          </table:table-cell>
          <table:table-cell office:value-type="string">
            <text:p>Palmer &amp; Co.</text:p>
          </table:table-cell>
          <table:table-cell office:value-type="float" office:value="35.92347">
            <text:p>35.923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ose Rose de Meunier Extra Brut</text:p>
          </table:table-cell>
          <table:table-cell office:value-type="string">
            <text:p>Laherte Fre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5200">
            <text:p>5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vdbbg4r74tq2dqtht</text:p>
          </table:table-cell>
          <table:table-cell office:value-type="string">
            <text:p>SPARKLING</text:p>
          </table:table-cell>
          <table:table-cell office:value-type="string">
            <text:p>Rosé de Meunier Extra Brut Champagne</text:p>
          </table:table-cell>
          <table:table-cell office:value-type="string">
            <text:p>Laherte Freres</text:p>
          </table:table-cell>
          <table:table-cell office:value-type="float" office:value="54.392864">
            <text:p>54.392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ose CUVEE SPECIAL ROSE 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8100">
            <text:p>8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Cuvée Special Aÿ Brut</text:p>
          </table:table-cell>
          <table:table-cell office:value-type="string">
            <text:p>Bollinger</text:p>
          </table:table-cell>
          <table:table-cell office:value-type="float" office:value="37.57577">
            <text:p>37.57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ose Rose Br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200">
            <text:p>16200</text:p>
          </table:table-cell>
          <table:table-cell office:value-type="float" office:value="8200">
            <text:p>8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tvmkd6m243g38m9r</text:p>
          </table:table-cell>
          <table:table-cell office:value-type="string">
            <text:p>ROSE_SPARKLING</text:p>
          </table:table-cell>
          <table:table-cell office:value-type="string">
            <text:p>Champagne Rosé Brut</text:p>
          </table:table-cell>
          <table:table-cell office:value-type="string">
            <text:p>Ruinart</text:p>
          </table:table-cell>
          <table:table-cell office:value-type="float" office:value="42.490646">
            <text:p>42.490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Rose Bulle de Rosé 1er Cru</text:p>
          </table:table-cell>
          <table:table-cell office:value-type="string">
            <text:p>Sav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fnx9kgx3rg9fc7gx5s</text:p>
          </table:table-cell>
          <table:table-cell office:value-type="string">
            <text:p>SPARKLING</text:p>
          </table:table-cell>
          <table:table-cell office:value-type="string">
            <text:p>Bulle de Rosé Brut Champagne Premier Cru</text:p>
          </table:table-cell>
          <table:table-cell office:value-type="string">
            <text:p>Savart</text:p>
          </table:table-cell>
          <table:table-cell office:value-type="float" office:value="42.678337">
            <text:p>42.678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WEISSBURGUNDER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50">
            <text:p>105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gp1653kme21j32h94z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Lentsch</text:p>
          </table:table-cell>
          <table:table-cell office:value-type="float" office:value="31.119028">
            <text:p>31.1190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Weissburgunder </text:p>
          </table:table-cell>
          <table:table-cell office:value-type="string">
            <text:p>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310">
            <text:p>13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qr688kdaa3bvcsdz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Weingut Unterortl - Castel Juval</text:p>
          </table:table-cell>
          <table:table-cell office:value-type="float" office:value="23.703783">
            <text:p>23.7037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Tyrol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1800">
            <text:p>1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zt02hbqr3h0473xp</text:p>
          </table:table-cell>
          <table:table-cell office:value-type="string">
            <text:p>WHITE</text:p>
          </table:table-cell>
          <table:table-cell office:value-type="string">
            <text:p>Tyrol Weissburgunder</text:p>
          </table:table-cell>
          <table:table-cell office:value-type="string">
            <text:p>Kellerei Meran</text:p>
          </table:table-cell>
          <table:table-cell office:value-type="float" office:value="31.799923">
            <text:p>31.799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Limes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agat09p3j6fbxnyp</text:p>
          </table:table-cell>
          <table:table-cell office:value-type="string">
            <text:p>WHITE</text:p>
          </table:table-cell>
          <table:table-cell office:value-type="string">
            <text:p>Weissburgunder Limes</text:p>
          </table:table-cell>
          <table:table-cell office:value-type="string">
            <text:p>Ignaz Niedrist</text:p>
          </table:table-cell>
          <table:table-cell office:value-type="float" office:value="53.448288">
            <text:p>53.4482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ISERVA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2090">
            <text:p>20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5.39057">
            <text:p>45.390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ISERVA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5.39057">
            <text:p>45.390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ISERVA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300">
            <text:p>9300</text:p>
          </table:table-cell>
          <table:table-cell office:value-type="float" office:value="3700">
            <text:p>3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Late release Harp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5.39057">
            <text:p>45.390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Phileo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ax70y3hcqz14mhrs8k</text:p>
          </table:table-cell>
          <table:table-cell office:value-type="string">
            <text:p>WHITE</text:p>
          </table:table-cell>
          <table:table-cell office:value-type="string">
            <text:p>Weissburgunder Phileo</text:p>
          </table:table-cell>
          <table:table-cell office:value-type="string">
            <text:p>Falkenstein</text:p>
          </table:table-cell>
          <table:table-cell office:value-type="float" office:value="37.619614">
            <text:p>37.6196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Weissburgunder 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2132">
            <text:p>2132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j0d1pqehg7svsczrx</text:p>
          </table:table-cell>
          <table:table-cell office:value-type="string">
            <text:p>WHITE</text:p>
          </table:table-cell>
          <table:table-cell office:value-type="string">
            <text:p>Weissburgunder Trocken</text:p>
          </table:table-cell>
          <table:table-cell office:value-type="string">
            <text:p>Dönnhoff</text:p>
          </table:table-cell>
          <table:table-cell office:value-type="float" office:value="31.179647">
            <text:p>31.179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Weisser Burgunder I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800">
            <text:p>9800</text:p>
          </table:table-cell>
          <table:table-cell office:value-type="float" office:value="3700">
            <text:p>3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cwtsp0vej6mme7nnej</text:p>
          </table:table-cell>
          <table:table-cell office:value-type="string">
            <text:p>WHITE</text:p>
          </table:table-cell>
          <table:table-cell office:value-type="string">
            <text:p>Weisser Burgunder I</text:p>
          </table:table-cell>
          <table:table-cell office:value-type="string">
            <text:p>Von Winning</text:p>
          </table:table-cell>
          <table:table-cell office:value-type="float" office:value="49.921375">
            <text:p>49.921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Castellberg GC</text:p>
          </table:table-cell>
          <table:table-cell office:value-type="string">
            <text:p>Martin Waß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h934wqfnx0qa203xws</text:p>
          </table:table-cell>
          <table:table-cell office:value-type="string">
            <text:p>WHITE</text:p>
          </table:table-cell>
          <table:table-cell office:value-type="string">
            <text:p>Dottinger Castellberg Weissburgunder GC</text:p>
          </table:table-cell>
          <table:table-cell office:value-type="string">
            <text:p>Martin Waßmer</text:p>
          </table:table-cell>
          <table:table-cell office:value-type="float" office:value="49.359646">
            <text:p>49.359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ISERVA 5 YEARS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">
            <text:p>9800</text:p>
          </table:table-cell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1qq5ggp5txs9wcc8</text:p>
          </table:table-cell>
          <table:table-cell office:value-type="string">
            <text:p>WHITE</text:p>
          </table:table-cell>
          <table:table-cell office:value-type="string">
            <text:p>Weissburgunder Five Years Riserva</text:p>
          </table:table-cell>
          <table:table-cell office:value-type="string">
            <text:p>Kellerei Meran</text:p>
          </table:table-cell>
          <table:table-cell office:value-type="float" office:value="27.59182">
            <text:p>27.59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Weisser Burgunder S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z8gmw2ac0wf9ze75cs</text:p>
          </table:table-cell>
          <table:table-cell office:value-type="string">
            <text:p>WHITE</text:p>
          </table:table-cell>
          <table:table-cell office:value-type="string">
            <text:p>Weisser Burgunder Trocken "S"</text:p>
          </table:table-cell>
          <table:table-cell office:value-type="string">
            <text:p>Wittmann</text:p>
          </table:table-cell>
          <table:table-cell office:value-type="float" office:value="37.43803">
            <text:p>37.43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7500">
            <text:p>27500</text:p>
          </table:table-cell>
          <table:table-cell office:value-type="float" office:value="10800">
            <text:p>10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13700">
            <text:p>1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RARIT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14200">
            <text:p>14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grvhh9d4baqmxq63</text:p>
          </table:table-cell>
          <table:table-cell office:value-type="string">
            <text:p>WHITE</text:p>
          </table:table-cell>
          <table:table-cell office:value-type="string">
            <text:p>Pinot Bianco Rarity</text:p>
          </table:table-cell>
          <table:table-cell office:value-type="string">
            <text:p>Kellerei Terlan / Cantina Terlano</text:p>
          </table:table-cell>
          <table:table-cell office:value-type="float" office:value="44.759552">
            <text:p>44.759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HARDONNAY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500">
            <text:p>3500</text:p>
          </table:table-cell>
          <table:table-cell office:value-type="float" office:value="1030">
            <text:p>103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yd2y6a70bpjzjtavan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Lentsch</text:p>
          </table:table-cell>
          <table:table-cell office:value-type="float" office:value="32.355934">
            <text:p>32.3559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Kreut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00">
            <text:p>14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Selection Kreuth</text:p>
          </table:table-cell>
          <table:table-cell office:value-type="string">
            <text:p>Kellerei Terlan / Cantina Terlano</text:p>
          </table:table-cell>
          <table:table-cell office:value-type="float" office:value="39.78351">
            <text:p>39.783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St. Valentin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46.32014">
            <text:p>46.320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DORAN RISERVA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600">
            <text:p>26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pzb7pxqk970t3pc35</text:p>
          </table:table-cell>
          <table:table-cell office:value-type="string">
            <text:p>WHITE</text:p>
          </table:table-cell>
          <table:table-cell office:value-type="string">
            <text:p>Chardonnay Riserva Doran</text:p>
          </table:table-cell>
          <table:table-cell office:value-type="string">
            <text:p>Kellerei Andrian</text:p>
          </table:table-cell>
          <table:table-cell office:value-type="float" office:value="35.391666">
            <text:p>35.391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hardonnay Vom Kalk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kasvxrk3h2g4w8ks</text:p>
          </table:table-cell>
          <table:table-cell office:value-type="string">
            <text:p>WHITE</text:p>
          </table:table-cell>
          <table:table-cell office:value-type="string">
            <text:p>Chardonnay Vom Kalk</text:p>
          </table:table-cell>
          <table:table-cell office:value-type="string">
            <text:p>Ignaz Niedrist</text:p>
          </table:table-cell>
          <table:table-cell office:value-type="float" office:value="67.76603">
            <text:p>67.76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owengang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4500">
            <text:p>45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1.63592">
            <text:p>51.635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nghe Buschet</text:p>
          </table:table-cell>
          <table:table-cell office:value-type="string">
            <text:p>Moccaga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890fa9xqjcbqnbmaa</text:p>
          </table:table-cell>
          <table:table-cell office:value-type="string">
            <text:p>WHITE</text:p>
          </table:table-cell>
          <table:table-cell office:value-type="string">
            <text:p>Chardonnay Buschet</text:p>
          </table:table-cell>
          <table:table-cell office:value-type="string">
            <text:p>Moccagatta</text:p>
          </table:table-cell>
          <table:table-cell office:value-type="float" office:value="42.416805">
            <text:p>42.4168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7409">
            <text:p>35.674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7409">
            <text:p>35.674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Valentine </text:p>
          </table:table-cell>
          <table:table-cell office:value-type="string">
            <text:p>Ca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985">
            <text:p>298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6092hsywm8j5d9h5zq</text:p>
          </table:table-cell>
          <table:table-cell office:value-type="string">
            <text:p>WHITE</text:p>
          </table:table-cell>
          <table:table-cell office:value-type="string">
            <text:p>Valentine Langhe Chardonnay</text:p>
          </table:table-cell>
          <table:table-cell office:value-type="string">
            <text:p>Ca’ del Baio</text:p>
          </table:table-cell>
          <table:table-cell office:value-type="float" office:value="40.265305">
            <text:p>40.265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Kozana Chardonnay</text:p>
          </table:table-cell>
          <table:table-cell office:value-type="string">
            <text:p>Edi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zk0vgtmdns0edr8rv</text:p>
          </table:table-cell>
          <table:table-cell office:value-type="string">
            <text:p>WHITE</text:p>
          </table:table-cell>
          <table:table-cell office:value-type="string">
            <text:p>Single Vineyard Kozana Chardonnay</text:p>
          </table:table-cell>
          <table:table-cell office:value-type="string">
            <text:p>Edi Simčič</text:p>
          </table:table-cell>
          <table:table-cell office:value-type="float" office:value="43.3744">
            <text:p>43.37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urie Climat 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d9d2spdjkb3bgenx</text:p>
          </table:table-cell>
          <table:table-cell office:value-type="string">
            <text:p>WHITE</text:p>
          </table:table-cell>
          <table:table-cell office:value-type="string">
            <text:p>Curie Climat</text:p>
          </table:table-cell>
          <table:table-cell office:value-type="string">
            <text:p>Vie di Romans</text:p>
          </table:table-cell>
          <table:table-cell office:value-type="float" office:value="53.75483">
            <text:p>53.75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Block6 Chardonnay</text:p>
          </table:table-cell>
          <table:table-cell office:value-type="string">
            <text:p>Felton Roa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5400">
            <text:p>5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4pwv4gnsmxbr1wvqq4</text:p>
          </table:table-cell>
          <table:table-cell office:value-type="string">
            <text:p>WHITE</text:p>
          </table:table-cell>
          <table:table-cell office:value-type="string">
            <text:p>Block 6 Chardonnay</text:p>
          </table:table-cell>
          <table:table-cell office:value-type="string">
            <text:p>Felton Road</text:p>
          </table:table-cell>
          <table:table-cell office:value-type="float" office:value="46.383682">
            <text:p>46.383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hardonnay Yarra</text:p>
          </table:table-cell>
          <table:table-cell office:value-type="string">
            <text:p>Yarra Y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6000">
            <text:p>6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qtfah0f391dddw2q59x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Yarra Yering</text:p>
          </table:table-cell>
          <table:table-cell office:value-type="float" office:value="45.006878">
            <text:p>45.0068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hardonnay</text:p>
          </table:table-cell>
          <table:table-cell office:value-type="string">
            <text:p>By Far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800">
            <text:p>13800</text:p>
          </table:table-cell>
          <table:table-cell office:value-type="float" office:value="6100">
            <text:p>61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1yjggzb438abd8fg78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By Farr</text:p>
          </table:table-cell>
          <table:table-cell office:value-type="float" office:value="36.704662">
            <text:p>36.7046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Estate Chardonnay</text:p>
          </table:table-cell>
          <table:table-cell office:value-type="string">
            <text:p>The Hil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7300">
            <text:p>7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ex2q9cb0vzaq80agc0</text:p>
          </table:table-cell>
          <table:table-cell office:value-type="string">
            <text:p>WHITE</text:p>
          </table:table-cell>
          <table:table-cell office:value-type="string">
            <text:p>Estate Chardonnay</text:p>
          </table:table-cell>
          <table:table-cell office:value-type="string">
            <text:p>The Hilt</text:p>
          </table:table-cell>
          <table:table-cell office:value-type="float" office:value="36.05758">
            <text:p>36.057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ote Vineyard Chardonnay</text:p>
          </table:table-cell>
          <table:table-cell office:value-type="string">
            <text:p>By Far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8500">
            <text:p>8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8225246ara6gwwvzxx</text:p>
          </table:table-cell>
          <table:table-cell office:value-type="string">
            <text:p>WHITE</text:p>
          </table:table-cell>
          <table:table-cell office:value-type="string">
            <text:p>Côte Vineyard GC Chardonnay</text:p>
          </table:table-cell>
          <table:table-cell office:value-type="string">
            <text:p>By Farr</text:p>
          </table:table-cell>
          <table:table-cell office:value-type="float" office:value="40.66441">
            <text:p>40.664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es Noisetiers</text:p>
          </table:table-cell>
          <table:table-cell office:value-type="string">
            <text:p>Kist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3000">
            <text:p>23000</text:p>
          </table:table-cell>
          <table:table-cell office:value-type="float" office:value="11300">
            <text:p>11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zpqh0ny78jbc281g0d</text:p>
          </table:table-cell>
          <table:table-cell office:value-type="string">
            <text:p>WHITE</text:p>
          </table:table-cell>
          <table:table-cell office:value-type="string">
            <text:p>Les Noisetiers</text:p>
          </table:table-cell>
          <table:table-cell office:value-type="string">
            <text:p>Kistler</text:p>
          </table:table-cell>
          <table:table-cell office:value-type="float" office:value="45.480164">
            <text:p>45.4801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Chardonnay 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3000">
            <text:p>23000</text:p>
          </table:table-cell>
          <table:table-cell office:value-type="float" office:value="13600">
            <text:p>13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8wtpdaq6ehczn8k5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aniel &amp; Marta Gantenbein</text:p>
          </table:table-cell>
          <table:table-cell office:value-type="float" office:value="29.410774">
            <text:p>29.4107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</text:p>
          </table:table-cell>
          <table:table-cell office:value-type="string">
            <text:p>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600">
            <text:p>5600</text:p>
          </table:table-cell>
          <table:table-cell office:value-type="float" office:value="2390">
            <text:p>239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r5wkfhgxqtbpkv1wr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Jean-Paul &amp; Benoit Droin</text:p>
          </table:table-cell>
          <table:table-cell office:value-type="float" office:value="23.420273">
            <text:p>23.4202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Bourgogne Blanc Les Setilles </text:p>
          </table:table-cell>
          <table:table-cell office:value-type="string">
            <text:p>Olivier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00">
            <text:p>6200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5a2mjgqy1fvsgy2ny</text:p>
          </table:table-cell>
          <table:table-cell office:value-type="string">
            <text:p>WHITE</text:p>
          </table:table-cell>
          <table:table-cell office:value-type="string">
            <text:p>Bourgogne Les Sétilles</text:p>
          </table:table-cell>
          <table:table-cell office:value-type="string">
            <text:p>Olivier Leflaive</text:p>
          </table:table-cell>
          <table:table-cell office:value-type="float" office:value="51.67709">
            <text:p>51.677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Bourgogne Blanc</text:p>
          </table:table-cell>
          <table:table-cell office:value-type="string">
            <text:p>Fontaine Ga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z9xj1dny2zebck0kn</text:p>
          </table:table-cell>
          <table:table-cell office:value-type="string">
            <text:p>WHITE</text:p>
          </table:table-cell>
          <table:table-cell office:value-type="string">
            <text:p>Bourgogne Blanc</text:p>
          </table:table-cell>
          <table:table-cell office:value-type="string">
            <text:p>Fontaine-Gagnard</text:p>
          </table:table-cell>
          <table:table-cell office:value-type="float" office:value="44.90103">
            <text:p>44.901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1er Vaillons</text:p>
          </table:table-cell>
          <table:table-cell office:value-type="string">
            <text:p>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j437sd2nz32bn100qn</text:p>
          </table:table-cell>
          <table:table-cell office:value-type="string">
            <text:p>WHITE</text:p>
          </table:table-cell>
          <table:table-cell office:value-type="string">
            <text:p>Chablis Premier Cru 'Vaillons'</text:p>
          </table:table-cell>
          <table:table-cell office:value-type="string">
            <text:p>Jean-Paul &amp; Benoit Droin</text:p>
          </table:table-cell>
          <table:table-cell office:value-type="float" office:value="28.443516">
            <text:p>28.443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1er Vaucoupin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wy0b4552s5ehsvc56</text:p>
          </table:table-cell>
          <table:table-cell office:value-type="string">
            <text:p>WHITE</text:p>
          </table:table-cell>
          <table:table-cell office:value-type="string">
            <text:p>Chablis Premier Cru Vaucoupin</text:p>
          </table:table-cell>
          <table:table-cell office:value-type="string">
            <text:p>Jean-Paul &amp; Benoit Droin</text:p>
          </table:table-cell>
          <table:table-cell office:value-type="float" office:value="44.609035">
            <text:p>44.609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Meursault</text:p>
          </table:table-cell>
          <table:table-cell office:value-type="string">
            <text:p>Cristian Bella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300">
            <text:p>8300</text:p>
          </table:table-cell>
          <table:table-cell office:value-type="float" office:value="4000">
            <text:p>400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m7z53xqnznq7w21rc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Christian Bellang &amp; Fils</text:p>
          </table:table-cell>
          <table:table-cell office:value-type="float" office:value="36.143814">
            <text:p>36.143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aint Aubin 1er Cru En Creot</text:p>
          </table:table-cell>
          <table:table-cell office:value-type="string">
            <text:p>Lamy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1bvng4yexpgk665wqt</text:p>
          </table:table-cell>
          <table:table-cell office:value-type="string">
            <text:p>WHITE</text:p>
          </table:table-cell>
          <table:table-cell office:value-type="string">
            <text:p>Saint-Aubin 1er Cru 'En Créot'</text:p>
          </table:table-cell>
          <table:table-cell office:value-type="string">
            <text:p>Lamy-Pillot</text:p>
          </table:table-cell>
          <table:table-cell office:value-type="float" office:value="62.561455">
            <text:p>62.5614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1er Monte Tonnere</text:p>
          </table:table-cell>
          <table:table-cell office:value-type="string">
            <text:p>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5km6z8qkv83as1pxm</text:p>
          </table:table-cell>
          <table:table-cell office:value-type="string">
            <text:p>WHITE</text:p>
          </table:table-cell>
          <table:table-cell office:value-type="string">
            <text:p>Chablis Premier Cru 'Montée de Tonnerre'</text:p>
          </table:table-cell>
          <table:table-cell office:value-type="string">
            <text:p>Jean-Paul &amp; Benoit Droin</text:p>
          </table:table-cell>
          <table:table-cell office:value-type="float" office:value="29.3839">
            <text:p>29.38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1er Montmain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3a0pvnz4mry6dds3ac</text:p>
          </table:table-cell>
          <table:table-cell office:value-type="string">
            <text:p>WHITE</text:p>
          </table:table-cell>
          <table:table-cell office:value-type="string">
            <text:p>Chablis Premier Cru 'Montmains'</text:p>
          </table:table-cell>
          <table:table-cell office:value-type="string">
            <text:p>Jean-Paul &amp; Benoit Droin</text:p>
          </table:table-cell>
          <table:table-cell office:value-type="float" office:value="43.78726">
            <text:p>43.787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1er Monte Tonnere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j5km6z8qkv83as1pxm</text:p>
          </table:table-cell>
          <table:table-cell office:value-type="string">
            <text:p>WHITE</text:p>
          </table:table-cell>
          <table:table-cell office:value-type="string">
            <text:p>Chablis Premier Cru 'Montée de Tonnerre'</text:p>
          </table:table-cell>
          <table:table-cell office:value-type="string">
            <text:p>Jean-Paul &amp; Benoit Droin</text:p>
          </table:table-cell>
          <table:table-cell office:value-type="float" office:value="44.675472">
            <text:p>44.6754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1er Vaulorent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389cs69dmjy532bc32</text:p>
          </table:table-cell>
          <table:table-cell office:value-type="string">
            <text:p>WHITE</text:p>
          </table:table-cell>
          <table:table-cell office:value-type="string">
            <text:p>Chablis Premier Cru Vaulorent</text:p>
          </table:table-cell>
          <table:table-cell office:value-type="string">
            <text:p>Jean-Paul &amp; Benoit Droin</text:p>
          </table:table-cell>
          <table:table-cell office:value-type="float" office:value="46.335915">
            <text:p>46.335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1er Vaucoupin</text:p>
          </table:table-cell>
          <table:table-cell office:value-type="string">
            <text:p>Nicolas Po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1vqbcrdt81w5mramx8</text:p>
          </table:table-cell>
          <table:table-cell office:value-type="string">
            <text:p>WHITE</text:p>
          </table:table-cell>
          <table:table-cell office:value-type="string">
            <text:p>Chablis 1er Cru Vaucoupin</text:p>
          </table:table-cell>
          <table:table-cell office:value-type="string">
            <text:p>Nicolas Potel</text:p>
          </table:table-cell>
          <table:table-cell office:value-type="float" office:value="49.096893">
            <text:p>49.0968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aint Romain Sous le Chateau</text:p>
          </table:table-cell>
          <table:table-cell office:value-type="string">
            <text:p>Olivier Lefla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er7kjygzkrev6adggf</text:p>
          </table:table-cell>
          <table:table-cell office:value-type="string">
            <text:p>WHITE</text:p>
          </table:table-cell>
          <table:table-cell office:value-type="string">
            <text:p>Saint-Romain Sous-Le-Chateâu</text:p>
          </table:table-cell>
          <table:table-cell office:value-type="string">
            <text:p>Olivier Leflaive</text:p>
          </table:table-cell>
          <table:table-cell office:value-type="float" office:value="53.448223">
            <text:p>53.4482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Puligny Montrachet</text:p>
          </table:table-cell>
          <table:table-cell office:value-type="string">
            <text:p>Moinge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qd2j97ysb89cx2svx</text:p>
          </table:table-cell>
          <table:table-cell office:value-type="string">
            <text:p>WHITE</text:p>
          </table:table-cell>
          <table:table-cell office:value-type="string">
            <text:p>Puligny-Montrachet</text:p>
          </table:table-cell>
          <table:table-cell office:value-type="string">
            <text:p>Andre Moingeon &amp; Fils</text:p>
          </table:table-cell>
          <table:table-cell office:value-type="float" office:value="31.504328">
            <text:p>31.5043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Vaudesir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te3pn0zcc7wmsd4a4</text:p>
          </table:table-cell>
          <table:table-cell office:value-type="string">
            <text:p>WHITE</text:p>
          </table:table-cell>
          <table:table-cell office:value-type="string">
            <text:p>Chablis Grand Cru 'Vaudesir'</text:p>
          </table:table-cell>
          <table:table-cell office:value-type="string">
            <text:p>Jean-Paul &amp; Benoit Droin</text:p>
          </table:table-cell>
          <table:table-cell office:value-type="float" office:value="44.435947">
            <text:p>44.435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Valmur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v2m2f4rjzst0j4j23</text:p>
          </table:table-cell>
          <table:table-cell office:value-type="string">
            <text:p>WHITE</text:p>
          </table:table-cell>
          <table:table-cell office:value-type="string">
            <text:p>Chablis Grand Cru 'Valmur'</text:p>
          </table:table-cell>
          <table:table-cell office:value-type="string">
            <text:p>Jean-Paul &amp; Benoit Droin</text:p>
          </table:table-cell>
          <table:table-cell office:value-type="float" office:value="41.796345">
            <text:p>41.796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Valmur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v2m2f4rjzst0j4j23</text:p>
          </table:table-cell>
          <table:table-cell office:value-type="string">
            <text:p>WHITE</text:p>
          </table:table-cell>
          <table:table-cell office:value-type="string">
            <text:p>Chablis Grand Cru 'Valmur'</text:p>
          </table:table-cell>
          <table:table-cell office:value-type="string">
            <text:p>Jean-Paul &amp; Benoit Droin</text:p>
          </table:table-cell>
          <table:table-cell office:value-type="float" office:value="41.796345">
            <text:p>41.796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Meursault Vielles Vignes</text:p>
          </table:table-cell>
          <table:table-cell office:value-type="string">
            <text:p>Guy Boc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550">
            <text:p>75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bcfd1v72x9e52spkth</text:p>
          </table:table-cell>
          <table:table-cell office:value-type="string">
            <text:p>WHITE</text:p>
          </table:table-cell>
          <table:table-cell office:value-type="string">
            <text:p>Vieilles Vignes Meursault</text:p>
          </table:table-cell>
          <table:table-cell office:value-type="string">
            <text:p>Guy Bocard</text:p>
          </table:table-cell>
          <table:table-cell office:value-type="float" office:value="48.410645">
            <text:p>48.4106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Hommage a Lui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7qbabx122v04bnshvns</text:p>
          </table:table-cell>
          <table:table-cell office:value-type="string">
            <text:p>WHITE</text:p>
          </table:table-cell>
          <table:table-cell office:value-type="string">
            <text:p>Chablis Grand Cru ''''Hommage a Louis’</text:p>
          </table:table-cell>
          <table:table-cell office:value-type="string">
            <text:p>Jean-Paul &amp; Benoit Droin</text:p>
          </table:table-cell>
          <table:table-cell office:value-type="float" office:value="49.111324">
            <text:p>49.111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Hommage a Lui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7qbabx122v04bnshvns</text:p>
          </table:table-cell>
          <table:table-cell office:value-type="string">
            <text:p>WHITE</text:p>
          </table:table-cell>
          <table:table-cell office:value-type="string">
            <text:p>Chablis Grand Cru ''''Hommage a Louis’</text:p>
          </table:table-cell>
          <table:table-cell office:value-type="string">
            <text:p>Jean-Paul &amp; Benoit Droin</text:p>
          </table:table-cell>
          <table:table-cell office:value-type="float" office:value="49.111324">
            <text:p>49.111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Grenouilles</text:p>
          </table:table-cell>
          <table:table-cell office:value-type="string">
            <text:p>Jean Paul Dro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dvq77e9sqzbwkqt8sc</text:p>
          </table:table-cell>
          <table:table-cell office:value-type="string">
            <text:p>WHITE</text:p>
          </table:table-cell>
          <table:table-cell office:value-type="string">
            <text:p>Chablis Grand Cru 'Grenouille'</text:p>
          </table:table-cell>
          <table:table-cell office:value-type="string">
            <text:p>Jean-Paul &amp; Benoit Droin</text:p>
          </table:table-cell>
          <table:table-cell office:value-type="float" office:value="44.365456">
            <text:p>44.365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Meursault</text:p>
          </table:table-cell>
          <table:table-cell office:value-type="string">
            <text:p>Pierre Mor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vg5zsdmawn4h75m9t8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Pierre Morey</text:p>
          </table:table-cell>
          <table:table-cell office:value-type="float" office:value="35.702576">
            <text:p>35.702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Puligny Montrachet</text:p>
          </table:table-cell>
          <table:table-cell office:value-type="string">
            <text:p>Sauz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nc7086dzxdm6vtjr80</text:p>
          </table:table-cell>
          <table:table-cell office:value-type="string">
            <text:p>WHITE</text:p>
          </table:table-cell>
          <table:table-cell office:value-type="string">
            <text:p>Côte de Beaune Puligny-Montrachet</text:p>
          </table:table-cell>
          <table:table-cell office:value-type="string">
            <text:p>Etienne Sauzet</text:p>
          </table:table-cell>
          <table:table-cell office:value-type="float" office:value="31.112595">
            <text:p>31.1125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Maltroie Chassagne 1er Cru</text:p>
          </table:table-cell>
          <table:table-cell office:value-type="string">
            <text:p>Fontaine Ga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694aybb0rx7c0d5c3m</text:p>
          </table:table-cell>
          <table:table-cell office:value-type="string">
            <text:p>WHITE</text:p>
          </table:table-cell>
          <table:table-cell office:value-type="string">
            <text:p>Chassagne-Montrachet Premier Cru La Maltroie</text:p>
          </table:table-cell>
          <table:table-cell office:value-type="string">
            <text:p>Fontaine-Gagnard</text:p>
          </table:table-cell>
          <table:table-cell office:value-type="float" office:value="48.501877">
            <text:p>48.5018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hablis Les Clos GC</text:p>
          </table:table-cell>
          <table:table-cell office:value-type="string">
            <text:p>Nicolas Po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xv64t399nq890v813c</text:p>
          </table:table-cell>
          <table:table-cell office:value-type="string">
            <text:p>WHITE</text:p>
          </table:table-cell>
          <table:table-cell office:value-type="string">
            <text:p>Chablis Grand Cru 'Les Clos'</text:p>
          </table:table-cell>
          <table:table-cell office:value-type="string">
            <text:p>Nicolas Potel</text:p>
          </table:table-cell>
          <table:table-cell office:value-type="float" office:value="42.896385">
            <text:p>42.8963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Puligny 1er Perrieres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3800">
            <text:p>23800</text:p>
          </table:table-cell>
          <table:table-cell office:value-type="float" office:value="9500">
            <text:p>95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e193mr396jfg72gyx8</text:p>
          </table:table-cell>
          <table:table-cell office:value-type="string">
            <text:p>WHITE</text:p>
          </table:table-cell>
          <table:table-cell office:value-type="string">
            <text:p>Puligny-Montrachet 1er Cru 'Les Perrières'</text:p>
          </table:table-cell>
          <table:table-cell office:value-type="string">
            <text:p>Lucien Boillot &amp; Fils</text:p>
          </table:table-cell>
          <table:table-cell office:value-type="float" office:value="40.86767">
            <text:p>40.86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orton Charlemagne Grand Cru</text:p>
          </table:table-cell>
          <table:table-cell office:value-type="string">
            <text:p>Domaine De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200">
            <text:p>29200</text:p>
          </table:table-cell>
          <table:table-cell office:value-type="float" office:value="15800">
            <text:p>15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mz4y0b6hk8whsn5pt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Domaine Denis Père &amp; Fils</text:p>
          </table:table-cell>
          <table:table-cell office:value-type="float" office:value="35.04399">
            <text:p>35.043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Puligny 1er Champ Gain</text:p>
          </table:table-cell>
          <table:table-cell office:value-type="string">
            <text:p>Sauz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7000">
            <text:p>17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cndzjkfy38hqabmeav</text:p>
          </table:table-cell>
          <table:table-cell office:value-type="string">
            <text:p>WHITE</text:p>
          </table:table-cell>
          <table:table-cell office:value-type="string">
            <text:p>Puligny-Montrachet 1er Cru 'Champ Gain'</text:p>
          </table:table-cell>
          <table:table-cell office:value-type="string">
            <text:p>Etienne Sauzet</text:p>
          </table:table-cell>
          <table:table-cell office:value-type="float" office:value="40.5718">
            <text:p>40.57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URZTRAMINER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31.127502">
            <text:p>31.1275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URZTRAMINER Gewurztraminer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800">
            <text:p>1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wrhrb2d5amcsw8a1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Lieselehof</text:p>
          </table:table-cell>
          <table:table-cell office:value-type="float" office:value="42.87481">
            <text:p>42.874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URZTRAMINER Grand Cru Altenberg</text:p>
          </table:table-cell>
          <table:table-cell office:value-type="string">
            <text:p>Frederic Moc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ker1xpfmjw4zdw1add</text:p>
          </table:table-cell>
          <table:table-cell office:value-type="string">
            <text:p>WHITE</text:p>
          </table:table-cell>
          <table:table-cell office:value-type="string">
            <text:p>Gewurztraminer Grand Cru Altenberg de Bergbieten</text:p>
          </table:table-cell>
          <table:table-cell office:value-type="string">
            <text:p>Frederic Mochel</text:p>
          </table:table-cell>
          <table:table-cell office:value-type="float" office:value="41.77828">
            <text:p>41.778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URZTRAMINER GC Hengst</text:p>
          </table:table-cell>
          <table:table-cell office:value-type="string">
            <text:p>Zind Humbrech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800">
            <text:p>11800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s1j5m8xg9fmaykvyq</text:p>
          </table:table-cell>
          <table:table-cell office:value-type="string">
            <text:p>WHITE</text:p>
          </table:table-cell>
          <table:table-cell office:value-type="string">
            <text:p>Gewürztraminer Alsace Grand Cru Hengst</text:p>
          </table:table-cell>
          <table:table-cell office:value-type="string">
            <text:p>Domaine Zind Humbrecht</text:p>
          </table:table-cell>
          <table:table-cell office:value-type="float" office:value="40.837585">
            <text:p>40.837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Tradition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a2eqkqx9yps319fv</text:p>
          </table:table-cell>
          <table:table-cell office:value-type="string">
            <text:p>WHITE</text:p>
          </table:table-cell>
          <table:table-cell office:value-type="string">
            <text:p>Tradition Pinot Grigio</text:p>
          </table:table-cell>
          <table:table-cell office:value-type="string">
            <text:p>Kellerei Terlan / Cantina Terlano</text:p>
          </table:table-cell>
          <table:table-cell office:value-type="float" office:value="41.1481">
            <text:p>41.14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Grauburgunder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400">
            <text:p>14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njjegkwj342h4tz2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Wassererhof</text:p>
          </table:table-cell>
          <table:table-cell office:value-type="float" office:value="37.122673">
            <text:p>37.1226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Grauer Burgunder</text:p>
          </table:table-cell>
          <table:table-cell office:value-type="string">
            <text:p>Bern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1700">
            <text:p>1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qx9r5y39dbjcewk4wm9</text:p>
          </table:table-cell>
          <table:table-cell office:value-type="string">
            <text:p>DESSERT</text:p>
          </table:table-cell>
          <table:table-cell office:value-type="string">
            <text:p>Grauer Burgunder Trocken</text:p>
          </table:table-cell>
          <table:table-cell office:value-type="string">
            <text:p>Bernhard Huber</text:p>
          </table:table-cell>
          <table:table-cell office:value-type="float" office:value="36.94027">
            <text:p>36.94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60.261906">
            <text:p>60.261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Grauburgunder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j5xpxp22p5ras26ks</text:p>
          </table:table-cell>
          <table:table-cell office:value-type="string">
            <text:p>WHITE</text:p>
          </table:table-cell>
          <table:table-cell office:value-type="string">
            <text:p>Grauburgunder Trocken</text:p>
          </table:table-cell>
          <table:table-cell office:value-type="string">
            <text:p>Dönnhoff</text:p>
          </table:table-cell>
          <table:table-cell office:value-type="float" office:value="31.552742">
            <text:p>31.5527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Grauburgunder ***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200">
            <text:p>620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8apahmmxrfns620rye</text:p>
          </table:table-cell>
          <table:table-cell office:value-type="string">
            <text:p>DESSERT</text:p>
          </table:table-cell>
          <table:table-cell office:value-type="string">
            <text:p>Grauburgunder *** Trocken</text:p>
          </table:table-cell>
          <table:table-cell office:value-type="string">
            <text:p>Knipser</text:p>
          </table:table-cell>
          <table:table-cell office:value-type="float" office:value="30.622654">
            <text:p>30.6226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Kunst.stück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300">
            <text:p>930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jhjy1ak44xx50df3yk</text:p>
          </table:table-cell>
          <table:table-cell office:value-type="string">
            <text:p>WHITE</text:p>
          </table:table-cell>
          <table:table-cell office:value-type="string">
            <text:p>Kunst.Stück Pinot Grigio</text:p>
          </table:table-cell>
          <table:table-cell office:value-type="string">
            <text:p>Kellerei Kaltern</text:p>
          </table:table-cell>
          <table:table-cell office:value-type="float" office:value="43.399193">
            <text:p>43.3991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Sabiona</text:p>
          </table:table-cell>
          <table:table-cell office:value-type="string">
            <text:p>Kellerei Eisackt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8jfwm2rtnef0p8d9</text:p>
          </table:table-cell>
          <table:table-cell office:value-type="string">
            <text:p>WHITE</text:p>
          </table:table-cell>
          <table:table-cell office:value-type="string">
            <text:p>Sylvaner Sabiona</text:p>
          </table:table-cell>
          <table:table-cell office:value-type="string">
            <text:p>Kellerei Eisacktal - Cantina Valle Isarco</text:p>
          </table:table-cell>
          <table:table-cell office:value-type="float" office:value="27.763426">
            <text:p>27.763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Sylva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330">
            <text:p>133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46.00476">
            <text:p>46.004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Eschendorf Am Lumpen 1655 GG</text:p>
          </table:table-cell>
          <table:table-cell office:value-type="string">
            <text:p>Sauer Hor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700">
            <text:p>2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0m68d0hjj5e75hfxe</text:p>
          </table:table-cell>
          <table:table-cell office:value-type="string">
            <text:p>WHITE</text:p>
          </table:table-cell>
          <table:table-cell office:value-type="string">
            <text:p>Escherndorf Am Lumpen 1655 Silvaner GG</text:p>
          </table:table-cell>
          <table:table-cell office:value-type="string">
            <text:p>Horst Sauer</text:p>
          </table:table-cell>
          <table:table-cell office:value-type="float" office:value="67.52326">
            <text:p>67.52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Schlossberg GG</text:p>
          </table:table-cell>
          <table:table-cell office:value-type="string">
            <text:p>Cast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31qwfncx5zjs0rw0sn</text:p>
          </table:table-cell>
          <table:table-cell office:value-type="string">
            <text:p>WHITE</text:p>
          </table:table-cell>
          <table:table-cell office:value-type="string">
            <text:p>Schlossberg Silvaner GG</text:p>
          </table:table-cell>
          <table:table-cell office:value-type="string">
            <text:p>Castell</text:p>
          </table:table-cell>
          <table:table-cell office:value-type="float" office:value="36.135857">
            <text:p>36.1358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Stiftsgarten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300">
            <text:p>13300</text:p>
          </table:table-cell>
          <table:table-cell office:value-type="float" office:value="6859">
            <text:p>685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zv8h3b7j0pnq7pz2sjjr94</text:p>
          </table:table-cell>
          <table:table-cell office:value-type="string">
            <text:p>WHITE</text:p>
          </table:table-cell>
          <table:table-cell office:value-type="string">
            <text:p>Sylvaner Stiftsgarten</text:p>
          </table:table-cell>
          <table:table-cell office:value-type="string">
            <text:p>Abbazia di Novacella (Stiftskellerei Neustift)</text:p>
          </table:table-cell>
          <table:table-cell office:value-type="float" office:value="35.819374">
            <text:p>35.8193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Veltli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350">
            <text:p>13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kgx777xh1sy1a38x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Pacherhof</text:p>
          </table:table-cell>
          <table:table-cell office:value-type="float" office:value="48.742653">
            <text:p>48.7426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Kirchweg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479">
            <text:p>3479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tvpzrs77fczrxhwz</text:p>
          </table:table-cell>
          <table:table-cell office:value-type="string">
            <text:p>WHITE</text:p>
          </table:table-cell>
          <table:table-cell office:value-type="string">
            <text:p>Ried Kirchweg Grüner Veltliner Smaragd</text:p>
          </table:table-cell>
          <table:table-cell office:value-type="string">
            <text:p>Franz Hirtzberger</text:p>
          </table:table-cell>
          <table:table-cell office:value-type="float" office:value="41.802094">
            <text:p>41.8020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Vincents Spiegel 1</text:p>
          </table:table-cell>
          <table:table-cell office:value-type="string">
            <text:p>Bru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800">
            <text:p>7800</text:p>
          </table:table-cell>
          <table:table-cell office:value-type="float" office:value="3750">
            <text:p>37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9ejxj29418ka4v66s</text:p>
          </table:table-cell>
          <table:table-cell office:value-type="string">
            <text:p>WHITE</text:p>
          </table:table-cell>
          <table:table-cell office:value-type="string">
            <text:p>Ried Spiegel Vincent Grüner Veltliner</text:p>
          </table:table-cell>
          <table:table-cell office:value-type="string">
            <text:p>Weingut Bründlmayer</text:p>
          </table:table-cell>
          <table:table-cell office:value-type="float" office:value="40.869278">
            <text:p>40.869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Ried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5800">
            <text:p>580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246wyp42j1m6vrd3</text:p>
          </table:table-cell>
          <table:table-cell office:value-type="string">
            <text:p>WHITE</text:p>
          </table:table-cell>
          <table:table-cell office:value-type="string">
            <text:p>Ried Steinertal Grüner Veltliner Smaragd</text:p>
          </table:table-cell>
          <table:table-cell office:value-type="string">
            <text:p>F.X. Pichler</text:p>
          </table:table-cell>
          <table:table-cell office:value-type="float" office:value="34.36881">
            <text:p>34.368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Ried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4240">
            <text:p>424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246wyp42j1m6vrd3</text:p>
          </table:table-cell>
          <table:table-cell office:value-type="string">
            <text:p>WHITE</text:p>
          </table:table-cell>
          <table:table-cell office:value-type="string">
            <text:p>Ried Steinertal Grüner Veltliner Smaragd</text:p>
          </table:table-cell>
          <table:table-cell office:value-type="string">
            <text:p>F.X. Pichler</text:p>
          </table:table-cell>
          <table:table-cell office:value-type="float" office:value="34.36881">
            <text:p>34.368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Ried Loibenberg Smaragd</text:p>
          </table:table-cell>
          <table:table-cell office:value-type="string">
            <text:p>Weingut 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4600">
            <text:p>460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tvbk96x9pr0a2gsm</text:p>
          </table:table-cell>
          <table:table-cell office:value-type="string">
            <text:p>WHITE</text:p>
          </table:table-cell>
          <table:table-cell office:value-type="string">
            <text:p>Grüner Veltliner Smaragd Ried Loibenberg Loibner</text:p>
          </table:table-cell>
          <table:table-cell office:value-type="string">
            <text:p>Weingut Knoll</text:p>
          </table:table-cell>
          <table:table-cell office:value-type="float" office:value="49.482006">
            <text:p>49.4820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Ried Loibenberg Smaragd</text:p>
          </table:table-cell>
          <table:table-cell office:value-type="string">
            <text:p>Weingut 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4600">
            <text:p>4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tvbk96x9pr0a2gsm</text:p>
          </table:table-cell>
          <table:table-cell office:value-type="string">
            <text:p>WHITE</text:p>
          </table:table-cell>
          <table:table-cell office:value-type="string">
            <text:p>Grüner Veltliner Smaragd Ried Loibenberg Loibner</text:p>
          </table:table-cell>
          <table:table-cell office:value-type="string">
            <text:p>Weingut Knoll</text:p>
          </table:table-cell>
          <table:table-cell office:value-type="float" office:value="49.482006">
            <text:p>49.4820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45.376255">
            <text:p>45.376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Rotes Tor Smaragd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200">
            <text:p>5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1ttkftzc5gnbgyz9</text:p>
          </table:table-cell>
          <table:table-cell office:value-type="string">
            <text:p>WHITE</text:p>
          </table:table-cell>
          <table:table-cell office:value-type="string">
            <text:p>Rotes Tor - Grüner Veltliner Smaragd</text:p>
          </table:table-cell>
          <table:table-cell office:value-type="string">
            <text:p>Franz Hirtzberger</text:p>
          </table:table-cell>
          <table:table-cell office:value-type="float" office:value="45.376255">
            <text:p>45.376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Vinothekfüllung</text:p>
          </table:table-cell>
          <table:table-cell office:value-type="string">
            <text:p>Weingut 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800">
            <text:p>12800</text:p>
          </table:table-cell>
          <table:table-cell office:value-type="float" office:value="6900">
            <text:p>6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nr1y3dx2ycxn1ngz</text:p>
          </table:table-cell>
          <table:table-cell office:value-type="string">
            <text:p>WHITE</text:p>
          </table:table-cell>
          <table:table-cell office:value-type="string">
            <text:p>Loibner Grüner Veltliner Smaragd Vinothekfüllung</text:p>
          </table:table-cell>
          <table:table-cell office:value-type="string">
            <text:p>Weingut Knoll</text:p>
          </table:table-cell>
          <table:table-cell office:value-type="float" office:value="44.861916">
            <text:p>44.8619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UNER VELTLINER Honivogl</text:p>
          </table:table-cell>
          <table:table-cell office:value-type="string">
            <text:p>Hirt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500">
            <text:p>15500</text:p>
          </table:table-cell>
          <table:table-cell office:value-type="float" office:value="8800">
            <text:p>8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fyezr560bch0xjakx</text:p>
          </table:table-cell>
          <table:table-cell office:value-type="string">
            <text:p>WHITE</text:p>
          </table:table-cell>
          <table:table-cell office:value-type="string">
            <text:p>Grüner Veltliner Smaragd Honivogl</text:p>
          </table:table-cell>
          <table:table-cell office:value-type="string">
            <text:p>Franz Hirtzberger</text:p>
          </table:table-cell>
          <table:table-cell office:value-type="float" office:value="40.741188">
            <text:p>40.7411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Aristos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360">
            <text:p>136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22.41521">
            <text:p>22.415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otschiefer Sorentberg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00">
            <text:p>17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bjwxpmjc828d98gc99</text:p>
          </table:table-cell>
          <table:table-cell office:value-type="string">
            <text:p>DESSERT</text:p>
          </table:table-cell>
          <table:table-cell office:value-type="string">
            <text:p>Rotschiefer Riesling</text:p>
          </table:table-cell>
          <table:table-cell office:value-type="string">
            <text:p>Sorentberg</text:p>
          </table:table-cell>
          <table:table-cell office:value-type="float" office:value="48.81658">
            <text:p>48.816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iesling Estate</text:p>
          </table:table-cell>
          <table:table-cell office:value-type="string">
            <text:p>Pallis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00">
            <text:p>1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fvx9htxapmkg008p8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Palliser Estate</text:p>
          </table:table-cell>
          <table:table-cell office:value-type="float" office:value="27.96136">
            <text:p>27.96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Spiegel Grand Cru</text:p>
          </table:table-cell>
          <table:table-cell office:value-type="string">
            <text:p>Eugene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ewqksfqk5wf60ze1h9qz</text:p>
          </table:table-cell>
          <table:table-cell office:value-type="string">
            <text:p>WHITE</text:p>
          </table:table-cell>
          <table:table-cell office:value-type="string">
            <text:p>Riesling Alsace Grand Cru ''''Spiegel''''</text:p>
          </table:table-cell>
          <table:table-cell office:value-type="string">
            <text:p>Domaine Eugène Meyer</text:p>
          </table:table-cell>
          <table:table-cell office:value-type="float" office:value="39.3553">
            <text:p>39.3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Herzu Langhe Riesling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2g6h2rvg77jf1w9m</text:p>
          </table:table-cell>
          <table:table-cell office:value-type="string">
            <text:p>WHITE</text:p>
          </table:table-cell>
          <table:table-cell office:value-type="string">
            <text:p>Langhe Riesling Hérzu</text:p>
          </table:table-cell>
          <table:table-cell office:value-type="string">
            <text:p>Ettore Germano</text:p>
          </table:table-cell>
          <table:table-cell office:value-type="float" office:value="63.427406">
            <text:p>63.4274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Herzu Langhe 2019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2g6h2rvg77jf1w9m</text:p>
          </table:table-cell>
          <table:table-cell office:value-type="string">
            <text:p>WHITE</text:p>
          </table:table-cell>
          <table:table-cell office:value-type="string">
            <text:p>Langhe Riesling Hérzu</text:p>
          </table:table-cell>
          <table:table-cell office:value-type="string">
            <text:p>Ettore Germano</text:p>
          </table:table-cell>
          <table:table-cell office:value-type="float" office:value="60.151978">
            <text:p>60.1519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Kirschgarten GG (Pfalz)</text:p>
          </table:table-cell>
          <table:table-cell office:value-type="string">
            <text:p>Philipp 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np8jbma3kdjczyaf</text:p>
          </table:table-cell>
          <table:table-cell office:value-type="string">
            <text:p>WHITE</text:p>
          </table:table-cell>
          <table:table-cell office:value-type="string">
            <text:p>Kirschgarten GG Riesling</text:p>
          </table:table-cell>
          <table:table-cell office:value-type="string">
            <text:p>Philipp Kuhn</text:p>
          </table:table-cell>
          <table:table-cell office:value-type="float" office:value="50.70689">
            <text:p>50.706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Windbichl</text:p>
          </table:table-cell>
          <table:table-cell office:value-type="string">
            <text:p>Caste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2700">
            <text:p>2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41.99816">
            <text:p>41.998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Westhofener Erste Lage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3100">
            <text:p>31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8rhqb75xpsvtsnk6p</text:p>
          </table:table-cell>
          <table:table-cell office:value-type="string">
            <text:p>WHITE</text:p>
          </table:table-cell>
          <table:table-cell office:value-type="string">
            <text:p>Westhofener Riesling Trocken Aus Ersten Lagen</text:p>
          </table:table-cell>
          <table:table-cell office:value-type="string">
            <text:p>Wittmann</text:p>
          </table:table-cell>
          <table:table-cell office:value-type="float" office:value="40.1085">
            <text:p>40.10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Hermannshöhle Spätlese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234jfk8rmfgvy64nj0n</text:p>
          </table:table-cell>
          <table:table-cell office:value-type="string">
            <text:p>WHITE</text:p>
          </table:table-cell>
          <table:table-cell office:value-type="string">
            <text:p>Niederhäuser Hermannshöhle Riesling Spätlese</text:p>
          </table:table-cell>
          <table:table-cell office:value-type="string">
            <text:p>Dönnhoff</text:p>
          </table:table-cell>
          <table:table-cell office:value-type="float" office:value="41.424206">
            <text:p>41.424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Enkircher Batterieberg</text:p>
          </table:table-cell>
          <table:table-cell office:value-type="string">
            <text:p>Immich Batterie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000">
            <text:p>800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cq18w6wnq39gjsdem</text:p>
          </table:table-cell>
          <table:table-cell office:value-type="string">
            <text:p>WHITE</text:p>
          </table:table-cell>
          <table:table-cell office:value-type="string">
            <text:p>Riesling Enkircher Batterieberg Bio</text:p>
          </table:table-cell>
          <table:table-cell office:value-type="string">
            <text:p>Immich-Batterieberg</text:p>
          </table:table-cell>
          <table:table-cell office:value-type="float" office:value="63.964607">
            <text:p>63.964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udesheimer Berg Schlossberg Ehrenfels GG </text:p>
          </table:table-cell>
          <table:table-cell office:value-type="string">
            <text:p>J. 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3900">
            <text:p>3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98n3faxap0b4ew0nnh</text:p>
          </table:table-cell>
          <table:table-cell office:value-type="string">
            <text:p>WHITE</text:p>
          </table:table-cell>
          <table:table-cell office:value-type="string">
            <text:p>Rüdesheimer Berg Schlossberg Ehrenfels Riesling</text:p>
          </table:table-cell>
          <table:table-cell office:value-type="string">
            <text:p>Leitz</text:p>
          </table:table-cell>
          <table:table-cell office:value-type="float" office:value="51.40823">
            <text:p>51.40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udesheimer Berg Schlossberg Ehrenfels GG </text:p>
          </table:table-cell>
          <table:table-cell office:value-type="string">
            <text:p>J. 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98n3faxap0b4ew0nnh</text:p>
          </table:table-cell>
          <table:table-cell office:value-type="string">
            <text:p>WHITE</text:p>
          </table:table-cell>
          <table:table-cell office:value-type="string">
            <text:p>Rüdesheimer Berg Schlossberg Ehrenfels Riesling</text:p>
          </table:table-cell>
          <table:table-cell office:value-type="string">
            <text:p>Leitz</text:p>
          </table:table-cell>
          <table:table-cell office:value-type="float" office:value="51.40823">
            <text:p>51.40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Niedermenningberg Herrenberg Spätlese</text:p>
          </table:table-cell>
          <table:table-cell office:value-type="string">
            <text:p>Molit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3500">
            <text:p>13500</text:p>
          </table:table-cell>
          <table:table-cell office:value-type="float" office:value="4350">
            <text:p>43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e8jfx3jxdrxeqhs26</text:p>
          </table:table-cell>
          <table:table-cell office:value-type="string">
            <text:p>WHITE</text:p>
          </table:table-cell>
          <table:table-cell office:value-type="string">
            <text:p>Niedermenniger Herrenberg Riesling Spätlese</text:p>
          </table:table-cell>
          <table:table-cell office:value-type="string">
            <text:p>Markus Molitor</text:p>
          </table:table-cell>
          <table:table-cell office:value-type="float" office:value="30.452955">
            <text:p>30.452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iesling Hochrain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470">
            <text:p>547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ygdgqahdkqk8yakhz7</text:p>
          </table:table-cell>
          <table:table-cell office:value-type="string">
            <text:p>WHITE</text:p>
          </table:table-cell>
          <table:table-cell office:value-type="string">
            <text:p>Hochrain - Riesling Selection</text:p>
          </table:table-cell>
          <table:table-cell office:value-type="string">
            <text:p>Franz Hirtzberger</text:p>
          </table:table-cell>
          <table:table-cell office:value-type="float" office:value="38.268517">
            <text:p>38.268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Kiedrich Gräfenberg (Rheingau)</text:p>
          </table:table-cell>
          <table:table-cell office:value-type="string">
            <text:p>Robert Wei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4800">
            <text:p>148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92a5eqac40whrd1q3</text:p>
          </table:table-cell>
          <table:table-cell office:value-type="string">
            <text:p>WHITE</text:p>
          </table:table-cell>
          <table:table-cell office:value-type="string">
            <text:p>Kiedrich Gräfenberg Riesling Spätlese</text:p>
          </table:table-cell>
          <table:table-cell office:value-type="string">
            <text:p>Robert Weil</text:p>
          </table:table-cell>
          <table:table-cell office:value-type="float" office:value="46.9468">
            <text:p>46.94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ied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yde8h8s9126qatbhte</text:p>
          </table:table-cell>
          <table:table-cell office:value-type="string">
            <text:p>WHITE</text:p>
          </table:table-cell>
          <table:table-cell office:value-type="string">
            <text:p>Riesling Smaragd Ried Steinertal</text:p>
          </table:table-cell>
          <table:table-cell office:value-type="string">
            <text:p>F.X. Pichler</text:p>
          </table:table-cell>
          <table:table-cell office:value-type="float" office:value="30.004349">
            <text:p>30.0043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Loibenberg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1ebck3cbt9y1yeda</text:p>
          </table:table-cell>
          <table:table-cell office:value-type="string">
            <text:p>WHITE</text:p>
          </table:table-cell>
          <table:table-cell office:value-type="string">
            <text:p>Loibenberg Riesling</text:p>
          </table:table-cell>
          <table:table-cell office:value-type="string">
            <text:p>Pichler-Krutzler</text:p>
          </table:table-cell>
          <table:table-cell office:value-type="float" office:value="32.997776">
            <text:p>32.997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Sharzhofberger Kabinett</text:p>
          </table:table-cell>
          <table:table-cell office:value-type="string">
            <text:p>Egon Mü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3000">
            <text:p>23000</text:p>
          </table:table-cell>
          <table:table-cell office:value-type="float" office:value="8800">
            <text:p>8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avs41f82qprrk9t5ce</text:p>
          </table:table-cell>
          <table:table-cell office:value-type="string">
            <text:p>WHITE</text:p>
          </table:table-cell>
          <table:table-cell office:value-type="string">
            <text:p>Scharzhofberger Riesling Kabinett</text:p>
          </table:table-cell>
          <table:table-cell office:value-type="string">
            <text:p>Egon Müller - Scharzhof</text:p>
          </table:table-cell>
          <table:table-cell office:value-type="float" office:value="43.621567">
            <text:p>43.621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iesling Singerriedel</text:p>
          </table:table-cell>
          <table:table-cell office:value-type="string">
            <text:p>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2500">
            <text:p>22500</text:p>
          </table:table-cell>
          <table:table-cell office:value-type="float" office:value="9300">
            <text:p>9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2d56f79mtzbbe42s</text:p>
          </table:table-cell>
          <table:table-cell office:value-type="string">
            <text:p>DESSERT</text:p>
          </table:table-cell>
          <table:table-cell office:value-type="string">
            <text:p>Singerriedel - Riesling Trockenbeerenauslese</text:p>
          </table:table-cell>
          <table:table-cell office:value-type="string">
            <text:p>Franz Hirtzberger</text:p>
          </table:table-cell>
          <table:table-cell office:value-type="float" office:value="39.41006">
            <text:p>39.410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Gantenbein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0000">
            <text:p>30000</text:p>
          </table:table-cell>
          <table:table-cell office:value-type="float" office:value="16500">
            <text:p>16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hpgmhsggk30z89dpf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Daniel &amp; Marta Gantenbein</text:p>
          </table:table-cell>
          <table:table-cell office:value-type="float" office:value="25.117594">
            <text:p>25.117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Unendlich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0">
            <text:p>30000</text:p>
          </table:table-cell>
          <table:table-cell office:value-type="float" office:value="18900">
            <text:p>18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c1zprp094k8h3wg6p</text:p>
          </table:table-cell>
          <table:table-cell office:value-type="string">
            <text:p>WHITE</text:p>
          </table:table-cell>
          <table:table-cell office:value-type="string">
            <text:p>Unendlich Riesling</text:p>
          </table:table-cell>
          <table:table-cell office:value-type="string">
            <text:p>F.X. Pichler</text:p>
          </table:table-cell>
          <table:table-cell office:value-type="float" office:value="34.019382">
            <text:p>34.0193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Aristos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00">
            <text:p>130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25.92523">
            <text:p>25.925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Sabiona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2200">
            <text:p>22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b5ehdcf6kv2kqapm</text:p>
          </table:table-cell>
          <table:table-cell office:value-type="string">
            <text:p>WHITE</text:p>
          </table:table-cell>
          <table:table-cell office:value-type="string">
            <text:p>Kerner Sabiona</text:p>
          </table:table-cell>
          <table:table-cell office:value-type="string">
            <text:p>Kellerei Eisacktal - Cantina Valle Isarco</text:p>
          </table:table-cell>
          <table:table-cell office:value-type="float" office:value="28.278873">
            <text:p>28.2788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Winkl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1300">
            <text:p>13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41.447952">
            <text:p>41.4479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Folisny Breg</text:p>
          </table:table-cell>
          <table:table-cell office:value-type="string">
            <text:p>Ciringa - 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rvcmb98xm8zmtkmdwfb1p4</text:p>
          </table:table-cell>
          <table:table-cell office:value-type="string">
            <text:p>WHITE</text:p>
          </table:table-cell>
          <table:table-cell office:value-type="string">
            <text:p>Fosilni Breg Sauvignon Blanc</text:p>
          </table:table-cell>
          <table:table-cell office:value-type="string">
            <text:p>Domaine Ciringa</text:p>
          </table:table-cell>
          <table:table-cell office:value-type="float" office:value="35.207565">
            <text:p>35.2075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uvignon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750">
            <text:p>17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68kd0thbpvqktd36a</text:p>
          </table:table-cell>
          <table:table-cell office:value-type="string">
            <text:p>WHITE</text:p>
          </table:table-cell>
          <table:table-cell office:value-type="string">
            <text:p>Flora Sauvignon</text:p>
          </table:table-cell>
          <table:table-cell office:value-type="string">
            <text:p>Girlan</text:p>
          </table:table-cell>
          <table:table-cell office:value-type="float" office:value="41.05051">
            <text:p>41.050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Ober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2140">
            <text:p>21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7dashcv82bnem6360</text:p>
          </table:table-cell>
          <table:table-cell office:value-type="string">
            <text:p>WHITE</text:p>
          </table:table-cell>
          <table:table-cell office:value-type="string">
            <text:p>Sauvignon Blanc Oberberg</text:p>
          </table:table-cell>
          <table:table-cell office:value-type="string">
            <text:p>Kornell</text:p>
          </table:table-cell>
          <table:table-cell office:value-type="float" office:value="35.69542">
            <text:p>35.695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Cloudy Bay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4gff46dt7jeatpx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float" office:value="37.456886">
            <text:p>37.4568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imes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120">
            <text:p>21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b780pa608pcmeen</text:p>
          </table:table-cell>
          <table:table-cell office:value-type="string">
            <text:p>WHITE</text:p>
          </table:table-cell>
          <table:table-cell office:value-type="string">
            <text:p>Sauvignon Limes</text:p>
          </table:table-cell>
          <table:table-cell office:value-type="string">
            <text:p>Ignaz Niedrist</text:p>
          </table:table-cell>
          <table:table-cell office:value-type="float" office:value="34.09012">
            <text:p>34.090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d5bsr9fwt7txxx7p</text:p>
          </table:table-cell>
          <table:table-cell office:value-type="string">
            <text:p>WHITE</text:p>
          </table:table-cell>
          <table:table-cell office:value-type="string">
            <text:p>Sauvignon Blanc Piere</text:p>
          </table:table-cell>
          <table:table-cell office:value-type="string">
            <text:p>Vie di Romans</text:p>
          </table:table-cell>
          <table:table-cell office:value-type="float" office:value="41.481434">
            <text:p>41.4814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uvignon Fumé</text:p>
          </table:table-cell>
          <table:table-cell office:value-type="string">
            <text:p>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6sge6036016g43a1</text:p>
          </table:table-cell>
          <table:table-cell office:value-type="string">
            <text:p>WHITE</text:p>
          </table:table-cell>
          <table:table-cell office:value-type="string">
            <text:p>Sauvignon Fumé</text:p>
          </table:table-cell>
          <table:table-cell office:value-type="string">
            <text:p>Weingut Abraham</text:p>
          </table:table-cell>
          <table:table-cell office:value-type="float" office:value="36.97043">
            <text:p>36.97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Iris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e4ymdacgbes7fsg7dfj</text:p>
          </table:table-cell>
          <table:table-cell office:value-type="string">
            <text:p>WHITE</text:p>
          </table:table-cell>
          <table:table-cell office:value-type="string">
            <text:p>Sauvignon Iris Bio</text:p>
          </table:table-cell>
          <table:table-cell office:value-type="string">
            <text:p>Ronco del Gnemiz</text:p>
          </table:table-cell>
          <table:table-cell office:value-type="float" office:value="44.593792">
            <text:p>44.5937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ozet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4ybt2v0hrga4mw7tgs</text:p>
          </table:table-cell>
          <table:table-cell office:value-type="string">
            <text:p>WHITE</text:p>
          </table:table-cell>
          <table:table-cell office:value-type="string">
            <text:p>Sauvignon Blanc Lozeta</text:p>
          </table:table-cell>
          <table:table-cell office:value-type="string">
            <text:p>Ronco del Gnemiz</text:p>
          </table:table-cell>
          <table:table-cell office:value-type="float" office:value="49.47714">
            <text:p>49.477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Ronco delle Mele</text:p>
          </table:table-cell>
          <table:table-cell office:value-type="string">
            <text:p>Ve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3100">
            <text:p>31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64xrr18y47rpcfxx0</text:p>
          </table:table-cell>
          <table:table-cell office:value-type="string">
            <text:p>WHITE</text:p>
          </table:table-cell>
          <table:table-cell office:value-type="string">
            <text:p>Sauvignon Ronco delle Mele</text:p>
          </table:table-cell>
          <table:table-cell office:value-type="string">
            <text:p>Venica &amp; Venica</text:p>
          </table:table-cell>
          <table:table-cell office:value-type="float" office:value="50.153793">
            <text:p>50.153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ozet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e4ybt2v0hrga4mw7tgs</text:p>
          </table:table-cell>
          <table:table-cell office:value-type="string">
            <text:p>WHITE</text:p>
          </table:table-cell>
          <table:table-cell office:value-type="string">
            <text:p>Sauvignon Blanc Lozeta</text:p>
          </table:table-cell>
          <table:table-cell office:value-type="string">
            <text:p>Ronco del Gnemiz</text:p>
          </table:table-cell>
          <table:table-cell office:value-type="float" office:value="49.47714">
            <text:p>49.477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arz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0.107864">
            <text:p>40.107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arz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600">
            <text:p>3600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40.107864">
            <text:p>40.1078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TE KOKO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3750">
            <text:p>3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0fwx8ezr0z8ghx0v</text:p>
          </table:table-cell>
          <table:table-cell office:value-type="string">
            <text:p>WHITE</text:p>
          </table:table-cell>
          <table:table-cell office:value-type="string">
            <text:p>Sauvignon Blanc Te Koko</text:p>
          </table:table-cell>
          <table:table-cell office:value-type="string">
            <text:p>Cloudy Bay</text:p>
          </table:table-cell>
          <table:table-cell office:value-type="float" office:value="55.61051">
            <text:p>55.610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es Hauts de Smith Blanc</text:p>
          </table:table-cell>
          <table:table-cell office:value-type="string">
            <text:p>Smith Haut Lafi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nkskk69ksesa5x3zk</text:p>
          </table:table-cell>
          <table:table-cell office:value-type="string">
            <text:p>WHITE</text:p>
          </table:table-cell>
          <table:table-cell office:value-type="string">
            <text:p>Les Hauts de Smith Pessac-Leognan Blanc</text:p>
          </table:table-cell>
          <table:table-cell office:value-type="string">
            <text:p>Château Smith Haut-Lafitte</text:p>
          </table:table-cell>
          <table:table-cell office:value-type="float" office:value="48.869682">
            <text:p>48.869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Lieben Aich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300">
            <text:p>10300</text:p>
          </table:table-cell>
          <table:table-cell office:value-type="float" office:value="4600">
            <text:p>46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3.34854">
            <text:p>43.348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Etienne Sancerre</text:p>
          </table:table-cell>
          <table:table-cell office:value-type="string">
            <text:p>Henri Bourge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cqfe5cmf5ndb1jvvt</text:p>
          </table:table-cell>
          <table:table-cell office:value-type="string">
            <text:p>WHITE</text:p>
          </table:table-cell>
          <table:table-cell office:value-type="string">
            <text:p>Sancerre Etienne Henri</text:p>
          </table:table-cell>
          <table:table-cell office:value-type="string">
            <text:p>Henri Bourgeois</text:p>
          </table:table-cell>
          <table:table-cell office:value-type="float" office:value="46.665386">
            <text:p>46.665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9.230545">
            <text:p>39.2305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Vigna Racht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9.230545">
            <text:p>39.2305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Ried Zieregg</text:p>
          </table:table-cell>
          <table:table-cell office:value-type="string">
            <text:p>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5100">
            <text:p>5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mxp3qbt1ddm3evk4</text:p>
          </table:table-cell>
          <table:table-cell office:value-type="string">
            <text:p>WHITE</text:p>
          </table:table-cell>
          <table:table-cell office:value-type="string">
            <text:p>Ried Zieregg Dreieck</text:p>
          </table:table-cell>
          <table:table-cell office:value-type="string">
            <text:p>Tement</text:p>
          </table:table-cell>
          <table:table-cell office:value-type="float" office:value="37.89379">
            <text:p>37.893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Ried Zieregg</text:p>
          </table:table-cell>
          <table:table-cell office:value-type="string">
            <text:p>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17mxp3qbt1ddm3evk4</text:p>
          </table:table-cell>
          <table:table-cell office:value-type="string">
            <text:p>WHITE</text:p>
          </table:table-cell>
          <table:table-cell office:value-type="string">
            <text:p>Ried Zieregg Dreieck</text:p>
          </table:table-cell>
          <table:table-cell office:value-type="string">
            <text:p>Tement</text:p>
          </table:table-cell>
          <table:table-cell office:value-type="float" office:value="37.89379">
            <text:p>37.893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ncerre Les Romains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wavrc0ykvdbhgrckp6</text:p>
          </table:table-cell>
          <table:table-cell office:value-type="string">
            <text:p>WHITE</text:p>
          </table:table-cell>
          <table:table-cell office:value-type="string">
            <text:p>Sancerre Les Romains</text:p>
          </table:table-cell>
          <table:table-cell office:value-type="string">
            <text:p>Domaine Vacheron</text:p>
          </table:table-cell>
          <table:table-cell office:value-type="float" office:value="38.85888">
            <text:p>38.85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ncerre Les Romains</text:p>
          </table:table-cell>
          <table:table-cell office:value-type="string">
            <text:p>Alphonse Me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vx7ay9bq3genbnqhmd</text:p>
          </table:table-cell>
          <table:table-cell office:value-type="string">
            <text:p>RED</text:p>
          </table:table-cell>
          <table:table-cell office:value-type="string">
            <text:p>Les Romains Sancerre</text:p>
          </table:table-cell>
          <table:table-cell office:value-type="string">
            <text:p>Alphonse Mellot</text:p>
          </table:table-cell>
          <table:table-cell office:value-type="float" office:value="53.05504">
            <text:p>53.05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ncerre la Grande Cote</text:p>
          </table:table-cell>
          <table:table-cell office:value-type="string">
            <text:p>Pascal Cot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13000">
            <text:p>13000</text:p>
          </table:table-cell>
          <table:table-cell office:value-type="float" office:value="6700">
            <text:p>6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ze54vv15g4f0wgyq7</text:p>
          </table:table-cell>
          <table:table-cell office:value-type="string">
            <text:p>WHITE</text:p>
          </table:table-cell>
          <table:table-cell office:value-type="string">
            <text:p>Sancerre La Grande Côte</text:p>
          </table:table-cell>
          <table:table-cell office:value-type="string">
            <text:p>Pascal Cotat</text:p>
          </table:table-cell>
          <table:table-cell office:value-type="float" office:value="52.294518">
            <text:p>52.2945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ncerre le Mont Damnee</text:p>
          </table:table-cell>
          <table:table-cell office:value-type="string">
            <text:p>Pascal Cot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h3381saca8c5bgcccpf</text:p>
          </table:table-cell>
          <table:table-cell office:value-type="string">
            <text:p>WHITE</text:p>
          </table:table-cell>
          <table:table-cell office:value-type="string">
            <text:p>Sancerre Les Monts Damnés</text:p>
          </table:table-cell>
          <table:table-cell office:value-type="string">
            <text:p>Pascal Cotat</text:p>
          </table:table-cell>
          <table:table-cell office:value-type="float" office:value="52.690575">
            <text:p>52.690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auvignon The Wine Collection 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7500">
            <text:p>7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hjp0ptj1mn4wbnh0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St. Michael-Eppan</text:p>
          </table:table-cell>
          <table:table-cell office:value-type="float" office:value="54.658287">
            <text:p>54.6582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Baron de L</text:p>
          </table:table-cell>
          <table:table-cell office:value-type="string">
            <text:p>Ladouce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200">
            <text:p>14200</text:p>
          </table:table-cell>
          <table:table-cell office:value-type="float" office:value="7700">
            <text:p>7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js21tt2q4m48fexv9</text:p>
          </table:table-cell>
          <table:table-cell office:value-type="string">
            <text:p>WHITE</text:p>
          </table:table-cell>
          <table:table-cell office:value-type="string">
            <text:p>Pouilly-Fumé Baron de L</text:p>
          </table:table-cell>
          <table:table-cell office:value-type="string">
            <text:p>Domaine de Ladoucette</text:p>
          </table:table-cell>
          <table:table-cell office:value-type="float" office:value="29.513165">
            <text:p>29.513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Buisson Renard</text:p>
          </table:table-cell>
          <table:table-cell office:value-type="string">
            <text:p>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7bzg9z930ytz72je5</text:p>
          </table:table-cell>
          <table:table-cell office:value-type="string">
            <text:p>WHITE</text:p>
          </table:table-cell>
          <table:table-cell office:value-type="string">
            <text:p>Buisson Renard</text:p>
          </table:table-cell>
          <table:table-cell office:value-type="string">
            <text:p>Didier Dagueneau (Louis-Benjamin Dagueneau)</text:p>
          </table:table-cell>
          <table:table-cell office:value-type="float" office:value="38.78325">
            <text:p>38.783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ULLER THURGAU Muller Thurgau 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e80gk8f0f496j1ab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float" office:value="57.120506">
            <text:p>57.1205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ULLER THURGAU Feldmarshall Von Fenner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3400">
            <text:p>34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56.850876">
            <text:p>56.850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Lugana</text:p>
          </table:table-cell>
          <table:table-cell office:value-type="string">
            <text:p>Oliv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00">
            <text:p>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b7qp7kq1pccfps7hdy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Olivini</text:p>
          </table:table-cell>
          <table:table-cell office:value-type="float" office:value="38.770866">
            <text:p>38.770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Moscato Giallo Secco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600">
            <text:p>1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g268wschzkyps10g6</text:p>
          </table:table-cell>
          <table:table-cell office:value-type="string">
            <text:p>WHITE</text:p>
          </table:table-cell>
          <table:table-cell office:value-type="string">
            <text:p>Moscato Giallo Vigneti delle Dolomiti</text:p>
          </table:table-cell>
          <table:table-cell office:value-type="string">
            <text:p>Franz Haas</text:p>
          </table:table-cell>
          <table:table-cell office:value-type="float" office:value="38.8502">
            <text:p>38.85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arjcanti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200">
            <text:p>22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yh4zgs1ev6sath54</text:p>
          </table:table-cell>
          <table:table-cell office:value-type="string">
            <text:p>WHITE</text:p>
          </table:table-cell>
          <table:table-cell office:value-type="string">
            <text:p>Carjcanti Bianco Bio</text:p>
          </table:table-cell>
          <table:table-cell office:value-type="string">
            <text:p>Gulfi</text:p>
          </table:table-cell>
          <table:table-cell office:value-type="float" office:value="41.757507">
            <text:p>41.7575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Aligoté Clos du Roy</text:p>
          </table:table-cell>
          <table:table-cell office:value-type="string">
            <text:p>Sylvain Pata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800">
            <text:p>8800</text:p>
          </table:table-cell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1b1ar1aqhnq1b71jk</text:p>
          </table:table-cell>
          <table:table-cell office:value-type="string">
            <text:p>WHITE</text:p>
          </table:table-cell>
          <table:table-cell office:value-type="string">
            <text:p>Clos du Roy Bourgogne Aligoté</text:p>
          </table:table-cell>
          <table:table-cell office:value-type="string">
            <text:p>Sylvain Pataille</text:p>
          </table:table-cell>
          <table:table-cell office:value-type="float" office:value="56.242363">
            <text:p>56.242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Trebb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45.269585">
            <text:p>45.269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Pecorino d´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7cpvha6n6bye2qtg</text:p>
          </table:table-cell>
          <table:table-cell office:value-type="string">
            <text:p>WHITE</text:p>
          </table:table-cell>
          <table:table-cell office:value-type="string">
            <text:p>Pecorino</text:p>
          </table:table-cell>
          <table:table-cell office:value-type="string">
            <text:p>Emidio Pepe</text:p>
          </table:table-cell>
          <table:table-cell office:value-type="float" office:value="39.000546">
            <text:p>39.000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ondrieu Combe Malleval</text:p>
          </table:table-cell>
          <table:table-cell office:value-type="string">
            <text:p>Og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000">
            <text:p>14000</text:p>
          </table:table-cell>
          <table:table-cell office:value-type="float" office:value="5700">
            <text:p>5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crtx0m8s8ggracaar</text:p>
          </table:table-cell>
          <table:table-cell office:value-type="string">
            <text:p>WHITE</text:p>
          </table:table-cell>
          <table:table-cell office:value-type="string">
            <text:p>La Combe de Malleval Condrieu</text:p>
          </table:table-cell>
          <table:table-cell office:value-type="string">
            <text:p>Michel &amp; Stéphane Ogier</text:p>
          </table:table-cell>
          <table:table-cell office:value-type="float" office:value="37.488243">
            <text:p>37.488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Trebbiano </text:p>
          </table:table-cell>
          <table:table-cell office:value-type="string">
            <text:p>Monterap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800">
            <text:p>11800</text:p>
          </table:table-cell>
          <table:table-cell office:value-type="float" office:value="5800">
            <text:p>5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3zxkdfzrksqyzxwetp</text:p>
          </table:table-cell>
          <table:table-cell office:value-type="string">
            <text:p>WHITE</text:p>
          </table:table-cell>
          <table:table-cell office:value-type="string">
            <text:p>Trebbiano Colli della Toscana Centrale</text:p>
          </table:table-cell>
          <table:table-cell office:value-type="string">
            <text:p>Monteraponi</text:p>
          </table:table-cell>
          <table:table-cell office:value-type="float" office:value="34.788685">
            <text:p>34.788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los de la Coulee de Serrant</text:p>
          </table:table-cell>
          <table:table-cell office:value-type="string">
            <text:p>Nicolas Jol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06ynaty6rcxkr29ks</text:p>
          </table:table-cell>
          <table:table-cell office:value-type="string">
            <text:p>WHITE</text:p>
          </table:table-cell>
          <table:table-cell office:value-type="string">
            <text:p>Savennières Clos de la Coulée de Serrant</text:p>
          </table:table-cell>
          <table:table-cell office:value-type="string">
            <text:p>Nicolas Joly</text:p>
          </table:table-cell>
          <table:table-cell office:value-type="float" office:value="56.81907">
            <text:p>56.819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FMC</text:p>
          </table:table-cell>
          <table:table-cell office:value-type="string">
            <text:p>Ken Forre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7200">
            <text:p>7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01ytejqpjnq7cnyk0</text:p>
          </table:table-cell>
          <table:table-cell office:value-type="string">
            <text:p>WHITE</text:p>
          </table:table-cell>
          <table:table-cell office:value-type="string">
            <text:p>The FMC Chenin Blanc</text:p>
          </table:table-cell>
          <table:table-cell office:value-type="string">
            <text:p>Ken Forrester</text:p>
          </table:table-cell>
          <table:table-cell office:value-type="float" office:value="44.400158">
            <text:p>44.400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Mareneve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r4tar23j10s0vrw2p</text:p>
          </table:table-cell>
          <table:table-cell office:value-type="string">
            <text:p>WHITE</text:p>
          </table:table-cell>
          <table:table-cell office:value-type="string">
            <text:p>Mareneve</text:p>
          </table:table-cell>
          <table:table-cell office:value-type="string">
            <text:p>Federico Graziani</text:p>
          </table:table-cell>
          <table:table-cell office:value-type="float" office:value="56.367786">
            <text:p>56.3677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Etna Bianco </text:p>
          </table:table-cell>
          <table:table-cell office:value-type="string">
            <text:p>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3ytwf7a3gmj810363</text:p>
          </table:table-cell>
          <table:table-cell office:value-type="string">
            <text:p>WHITE</text:p>
          </table:table-cell>
          <table:table-cell office:value-type="string">
            <text:p>Etna Bianco</text:p>
          </table:table-cell>
          <table:table-cell office:value-type="string">
            <text:p>Tenuta delle Terre Nere</text:p>
          </table:table-cell>
          <table:table-cell office:value-type="float" office:value="30.995096">
            <text:p>30.995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oave Classico "I Palchi" Foscarino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c2wrcbqhfnrxkbyz</text:p>
          </table:table-cell>
          <table:table-cell office:value-type="string">
            <text:p>WHITE</text:p>
          </table:table-cell>
          <table:table-cell office:value-type="string">
            <text:p>Soave Classico I Palchi Grande Cuvée Foscarino</text:p>
          </table:table-cell>
          <table:table-cell office:value-type="string">
            <text:p>Inama Azienda Agricola</text:p>
          </table:table-cell>
          <table:table-cell office:value-type="float" office:value="45.721687">
            <text:p>45.721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Idda Bian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9y9541kx9naws6mn</text:p>
          </table:table-cell>
          <table:table-cell office:value-type="string">
            <text:p>WHITE</text:p>
          </table:table-cell>
          <table:table-cell office:value-type="string">
            <text:p>Idda Bianco</text:p>
          </table:table-cell>
          <table:table-cell office:value-type="string">
            <text:p>Gaja</text:p>
          </table:table-cell>
          <table:table-cell office:value-type="float" office:value="41.52204">
            <text:p>41.52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anto Spiri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mw0eg4c4j50mag7rhj4</text:p>
          </table:table-cell>
          <table:table-cell office:value-type="string">
            <text:p>WHITE</text:p>
          </table:table-cell>
          <table:table-cell office:value-type="string">
            <text:p>Etna Santo Spirito Bianco</text:p>
          </table:table-cell>
          <table:table-cell office:value-type="string">
            <text:p>Tenuta delle Terre Nere</text:p>
          </table:table-cell>
          <table:table-cell office:value-type="float" office:value="38.88587">
            <text:p>38.885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DU LOT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300">
            <text:p>930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nsn8mkdb3we32281</text:p>
          </table:table-cell>
          <table:table-cell office:value-type="string">
            <text:p>WHITE</text:p>
          </table:table-cell>
          <table:table-cell office:value-type="string">
            <text:p>Soave Classico Vigneto du Lot</text:p>
          </table:table-cell>
          <table:table-cell office:value-type="string">
            <text:p>Inama Azienda Agricola</text:p>
          </table:table-cell>
          <table:table-cell office:value-type="float" office:value="26.607946">
            <text:p>26.607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alvarino</text:p>
          </table:table-cell>
          <table:table-cell office:value-type="string">
            <text:p>Piero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9300">
            <text:p>9300</text:p>
          </table:table-cell>
          <table:table-cell office:value-type="float" office:value="4900">
            <text:p>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4tjshy9tb20x9c3ac</text:p>
          </table:table-cell>
          <table:table-cell office:value-type="string">
            <text:p>WHITE</text:p>
          </table:table-cell>
          <table:table-cell office:value-type="string">
            <text:p>Soave Classico Calvarino Bio</text:p>
          </table:table-cell>
          <table:table-cell office:value-type="string">
            <text:p>Pieropan</text:p>
          </table:table-cell>
          <table:table-cell office:value-type="float" office:value="34.788395">
            <text:p>34.7883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laris Solaris Pustrissa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z6nve2ex9apdeh5k</text:p>
          </table:table-cell>
          <table:table-cell office:value-type="string">
            <text:p>WHITE</text:p>
          </table:table-cell>
          <table:table-cell office:value-type="string">
            <text:p>Pustrissa</text:p>
          </table:table-cell>
          <table:table-cell office:value-type="string">
            <text:p>Laimburg</text:p>
          </table:table-cell>
          <table:table-cell office:value-type="float" office:value="45.82088">
            <text:p>45.82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laris Vino del Passo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300">
            <text:p>8300</text:p>
          </table:table-cell>
          <table:table-cell office:value-type="float" office:value="3700">
            <text:p>3700</text:p>
          </table:table-cell>
          <table:table-cell office:value-type="float" office:value="75">
            <text:p>7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y68k5r6f4457naw</text:p>
          </table:table-cell>
          <table:table-cell office:value-type="string">
            <text:p>WHITE</text:p>
          </table:table-cell>
          <table:table-cell office:value-type="string">
            <text:p>Solaris Vino del Passo Bio</text:p>
          </table:table-cell>
          <table:table-cell office:value-type="string">
            <text:p>Lieselehof</text:p>
          </table:table-cell>
          <table:table-cell office:value-type="float" office:value="51.21995">
            <text:p>51.21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Roero Arneis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ddxje37nb8mgzdsg</text:p>
          </table:table-cell>
          <table:table-cell office:value-type="string">
            <text:p>WHITE</text:p>
          </table:table-cell>
          <table:table-cell office:value-type="string">
            <text:p>Roero Arneis</text:p>
          </table:table-cell>
          <table:table-cell office:value-type="string">
            <text:p>Bruno Giacosa</text:p>
          </table:table-cell>
          <table:table-cell office:value-type="float" office:value="50.103256">
            <text:p>50.1032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Roero Arneis BLANGE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dcssjtppy7fmpq0c5</text:p>
          </table:table-cell>
          <table:table-cell office:value-type="string">
            <text:p>WHITE</text:p>
          </table:table-cell>
          <table:table-cell office:value-type="string">
            <text:p>Arneis Langhe Blange</text:p>
          </table:table-cell>
          <table:table-cell office:value-type="string">
            <text:p>Ceretto</text:p>
          </table:table-cell>
          <table:table-cell office:value-type="float" office:value="38.751743">
            <text:p>38.751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Derthona Timorasso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400">
            <text:p>24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43h74myv9bsa1ycam</text:p>
          </table:table-cell>
          <table:table-cell office:value-type="string">
            <text:p>WHITE</text:p>
          </table:table-cell>
          <table:table-cell office:value-type="string">
            <text:p>Timorasso Derthona Bio</text:p>
          </table:table-cell>
          <table:table-cell office:value-type="string">
            <text:p>Borgogno</text:p>
          </table:table-cell>
          <table:table-cell office:value-type="float" office:value="43.943714">
            <text:p>43.9437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Derthona Timorasso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43h74myv9bsa1ycam</text:p>
          </table:table-cell>
          <table:table-cell office:value-type="string">
            <text:p>WHITE</text:p>
          </table:table-cell>
          <table:table-cell office:value-type="string">
            <text:p>Timorasso Derthona Bio</text:p>
          </table:table-cell>
          <table:table-cell office:value-type="string">
            <text:p>Borgogno</text:p>
          </table:table-cell>
          <table:table-cell office:value-type="float" office:value="43.943714">
            <text:p>43.9437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Grand Fosto</text:p>
          </table:table-cell>
          <table:table-cell office:value-type="string">
            <text:p>Marina Co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m3eecxn4w2dmaznmcr</text:p>
          </table:table-cell>
          <table:table-cell office:value-type="string">
            <text:p>WHITE</text:p>
          </table:table-cell>
          <table:table-cell office:value-type="string">
            <text:p>Grand Fostó</text:p>
          </table:table-cell>
          <table:table-cell office:value-type="string">
            <text:p>Marina Coppi</text:p>
          </table:table-cell>
          <table:table-cell office:value-type="float" office:value="49.42256">
            <text:p>49.422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Ribolla Gialla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02f8kr6681p77q7er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I Clivi</text:p>
          </table:table-cell>
          <table:table-cell office:value-type="float" office:value="46.517113">
            <text:p>46.5171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latnik (CH+Friulano)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16mv9xj9c6pgsmjjbz</text:p>
          </table:table-cell>
          <table:table-cell office:value-type="string">
            <text:p>WHITE</text:p>
          </table:table-cell>
          <table:table-cell office:value-type="string">
            <text:p>Slatnik</text:p>
          </table:table-cell>
          <table:table-cell office:value-type="string">
            <text:p>Radikon</text:p>
          </table:table-cell>
          <table:table-cell office:value-type="float" office:value="45.701454">
            <text:p>45.7014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Friulan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vsee18011461an21tz</text:p>
          </table:table-cell>
          <table:table-cell office:value-type="string">
            <text:p>WHITE</text:p>
          </table:table-cell>
          <table:table-cell office:value-type="string">
            <text:p>Tocai Friulano</text:p>
          </table:table-cell>
          <table:table-cell office:value-type="string">
            <text:p>Borgo del Tiglio</text:p>
          </table:table-cell>
          <table:table-cell office:value-type="float" office:value="40.493565">
            <text:p>40.4935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Dolee Friulano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500">
            <text:p>7500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xqzs4z0s71rakqkm</text:p>
          </table:table-cell>
          <table:table-cell office:value-type="string">
            <text:p>WHITE</text:p>
          </table:table-cell>
          <table:table-cell office:value-type="string">
            <text:p>Friulano Dolée</text:p>
          </table:table-cell>
          <table:table-cell office:value-type="string">
            <text:p>Vie di Romans</text:p>
          </table:table-cell>
          <table:table-cell office:value-type="float" office:value="46.80597">
            <text:p>46.80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an Zuan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2.419136">
            <text:p>52.419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an Zuan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2.419136">
            <text:p>52.419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San Zuan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2.419136">
            <text:p>52.419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Malvasia Italo Brun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100">
            <text:p>41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bzkhqkq625h91bwd</text:p>
          </table:table-cell>
          <table:table-cell office:value-type="string">
            <text:p>WHITE</text:p>
          </table:table-cell>
          <table:table-cell office:value-type="string">
            <text:p>Malvasia Italo &amp; Bruno</text:p>
          </table:table-cell>
          <table:table-cell office:value-type="string">
            <text:p>Borgo del Tiglio</text:p>
          </table:table-cell>
          <table:table-cell office:value-type="float" office:value="57.45055">
            <text:p>57.45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Ronco della Chiesa (Friulano)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4600">
            <text:p>46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2ntacdvc99zfacdy</text:p>
          </table:table-cell>
          <table:table-cell office:value-type="string">
            <text:p>WHITE</text:p>
          </table:table-cell>
          <table:table-cell office:value-type="string">
            <text:p>Friulano Ronco della Chiesa</text:p>
          </table:table-cell>
          <table:table-cell office:value-type="string">
            <text:p>Borgo del Tiglio</text:p>
          </table:table-cell>
          <table:table-cell office:value-type="float" office:value="59.06205">
            <text:p>59.06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Ribolla Gialla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000">
            <text:p>14000</text:p>
          </table:table-cell>
          <table:table-cell office:value-type="float" office:value="6600">
            <text:p>6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097206">
            <text:p>44.097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Picolit SOL</text:p>
          </table:table-cell>
          <table:table-cell office:value-type="string">
            <text:p>Ronchi di Ci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0000">
            <text:p>20000</text:p>
          </table:table-cell>
          <table:table-cell office:value-type="float" office:value="9500">
            <text:p>9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a74k7v3tprs5494rs</text:p>
          </table:table-cell>
          <table:table-cell office:value-type="string">
            <text:p>WHITE</text:p>
          </table:table-cell>
          <table:table-cell office:value-type="string">
            <text:p>Sôl</text:p>
          </table:table-cell>
          <table:table-cell office:value-type="string">
            <text:p>Ronchi di Cialla</text:p>
          </table:table-cell>
          <table:table-cell office:value-type="float" office:value="44.191635">
            <text:p>44.191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White Blend Saskia Miles</text:p>
          </table:table-cell>
          <table:table-cell office:value-type="string">
            <text:p>Mosso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cnf745hctyd7ehp8k8</text:p>
          </table:table-cell>
          <table:table-cell office:value-type="string">
            <text:p>WHITE</text:p>
          </table:table-cell>
          <table:table-cell office:value-type="string">
            <text:p>Saskia</text:p>
          </table:table-cell>
          <table:table-cell office:value-type="string">
            <text:p>Miles Mossop Wines</text:p>
          </table:table-cell>
          <table:table-cell office:value-type="float" office:value="32.598106">
            <text:p>32.5981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Contessa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600">
            <text:p>4600</text:p>
          </table:table-cell>
          <table:table-cell office:value-type="float" office:value="1400">
            <text:p>14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37.347603">
            <text:p>37.347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Galea 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00">
            <text:p>19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sxkj8ndvcxqm5069da</text:p>
          </table:table-cell>
          <table:table-cell office:value-type="string">
            <text:p>WHITE</text:p>
          </table:table-cell>
          <table:table-cell office:value-type="string">
            <text:p>Clivi Galea Bianco</text:p>
          </table:table-cell>
          <table:table-cell office:value-type="string">
            <text:p>I Clivi</text:p>
          </table:table-cell>
          <table:table-cell office:value-type="float" office:value="39.42487">
            <text:p>39.42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200">
            <text:p>6200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2.24552">
            <text:p>52.24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343">
            <text:p>41.2503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Trias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600">
            <text:p>56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rqwh2b0tvrv2f371</text:p>
          </table:table-cell>
          <table:table-cell office:value-type="string">
            <text:p>WHITE</text:p>
          </table:table-cell>
          <table:table-cell office:value-type="string">
            <text:p>Trias Mitterberg Weiss</text:p>
          </table:table-cell>
          <table:table-cell office:value-type="string">
            <text:p>Ignaz Niedrist</text:p>
          </table:table-cell>
          <table:table-cell office:value-type="float" office:value="55.375153">
            <text:p>55.375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Giovo</text:p>
          </table:table-cell>
          <table:table-cell office:value-type="string">
            <text:p>Bergkellerei Passe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3.42016">
            <text:p>63.42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Aich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Cuvée Aichberg</text:p>
          </table:table-cell>
          <table:table-cell office:value-type="string">
            <text:p>Kornell</text:p>
          </table:table-cell>
          <table:table-cell office:value-type="float" office:value="37.115685">
            <text:p>37.115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Ciallabianco</text:p>
          </table:table-cell>
          <table:table-cell office:value-type="string">
            <text:p>Ronchi di Ci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1900">
            <text:p>1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snhb4b2418bystv8p</text:p>
          </table:table-cell>
          <table:table-cell office:value-type="string">
            <text:p>WHITE</text:p>
          </table:table-cell>
          <table:table-cell office:value-type="string">
            <text:p>Ciallabianco</text:p>
          </table:table-cell>
          <table:table-cell office:value-type="string">
            <text:p>Ronchi di Cialla</text:p>
          </table:table-cell>
          <table:table-cell office:value-type="float" office:value="52.40308">
            <text:p>52.403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Bordeaux Blanc</text:p>
          </table:table-cell>
          <table:table-cell office:value-type="string">
            <text:p>Chasse Sple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qgf88j2bqdbyerf1fb</text:p>
          </table:table-cell>
          <table:table-cell office:value-type="string">
            <text:p>WHITE</text:p>
          </table:table-cell>
          <table:table-cell office:value-type="string">
            <text:p>Blanc de Chasse-Spleen Bordeaux</text:p>
          </table:table-cell>
          <table:table-cell office:value-type="string">
            <text:p>Château Chasse-Spleen</text:p>
          </table:table-cell>
          <table:table-cell office:value-type="float" office:value="42.70182">
            <text:p>42.70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Old Vines White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8200">
            <text:p>8200</text:p>
          </table:table-cell>
          <table:table-cell office:value-type="float" office:value="2700">
            <text:p>27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3j1fx1ssweks5wpxgy</text:p>
          </table:table-cell>
          <table:table-cell office:value-type="string">
            <text:p>WHITE</text:p>
          </table:table-cell>
          <table:table-cell office:value-type="string">
            <text:p>Old Vines White</text:p>
          </table:table-cell>
          <table:table-cell office:value-type="string">
            <text:p>Mullineux</text:p>
          </table:table-cell>
          <table:table-cell office:value-type="float" office:value="45.516754">
            <text:p>45.5167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900">
            <text:p>29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5.32276">
            <text:p>45.322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Veliko Belo</text:p>
          </table:table-cell>
          <table:table-cell office:value-type="string">
            <text:p>Mov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5nyg4sax0dsgcpksn</text:p>
          </table:table-cell>
          <table:table-cell office:value-type="string">
            <text:p>WHITE</text:p>
          </table:table-cell>
          <table:table-cell office:value-type="string">
            <text:p>Veliko Belo</text:p>
          </table:table-cell>
          <table:table-cell office:value-type="string">
            <text:p>Movia</text:p>
          </table:table-cell>
          <table:table-cell office:value-type="float" office:value="48.456474">
            <text:p>48.456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DUT UN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n3h62psmza0vjvnx</text:p>
          </table:table-cell>
          <table:table-cell office:value-type="string">
            <text:p>WHITE</text:p>
          </table:table-cell>
          <table:table-cell office:value-type="string">
            <text:p>Dut' Un</text:p>
          </table:table-cell>
          <table:table-cell office:value-type="string">
            <text:p>Vie di Romans</text:p>
          </table:table-cell>
          <table:table-cell office:value-type="float" office:value="44.76359">
            <text:p>44.763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Marsannier ***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e5vg9bzpe2k2p21byx</text:p>
          </table:table-cell>
          <table:table-cell office:value-type="string">
            <text:p>DESSERT</text:p>
          </table:table-cell>
          <table:table-cell office:value-type="string">
            <text:p>Marsannier</text:p>
          </table:table-cell>
          <table:table-cell office:value-type="string">
            <text:p>Knipser</text:p>
          </table:table-cell>
          <table:table-cell office:value-type="float" office:value="34.104736">
            <text:p>34.104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Paleo Bianc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3000">
            <text:p>1300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k0qkr288bt9xhmm8</text:p>
          </table:table-cell>
          <table:table-cell office:value-type="string">
            <text:p>WHITE</text:p>
          </table:table-cell>
          <table:table-cell office:value-type="string">
            <text:p>Paleo Bianco</text:p>
          </table:table-cell>
          <table:table-cell office:value-type="string">
            <text:p>Le Macchiole</text:p>
          </table:table-cell>
          <table:table-cell office:value-type="float" office:value="45.176483">
            <text:p>45.176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Studio di Bianco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4900">
            <text:p>4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sm1jspsv83a13nrat</text:p>
          </table:table-cell>
          <table:table-cell office:value-type="string">
            <text:p>WHITE</text:p>
          </table:table-cell>
          <table:table-cell office:value-type="string">
            <text:p>Collio Studio di Bianco</text:p>
          </table:table-cell>
          <table:table-cell office:value-type="string">
            <text:p>Borgo del Tiglio</text:p>
          </table:table-cell>
          <table:table-cell office:value-type="float" office:value="49.02533">
            <text:p>49.025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Palette Blanc</text:p>
          </table:table-cell>
          <table:table-cell office:value-type="string">
            <text:p>Chateau Sim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sajfwbdqsr7db8nb4a</text:p>
          </table:table-cell>
          <table:table-cell office:value-type="string">
            <text:p>WHITE</text:p>
          </table:table-cell>
          <table:table-cell office:value-type="string">
            <text:p>Palette Blanc</text:p>
          </table:table-cell>
          <table:table-cell office:value-type="string">
            <text:p>Château Simone</text:p>
          </table:table-cell>
          <table:table-cell office:value-type="float" office:value="36.637398">
            <text:p>36.6373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000">
            <text:p>10000</text:p>
          </table:table-cell>
          <table:table-cell office:value-type="float" office:value="5200">
            <text:p>5200</text:p>
          </table:table-cell>
          <table:table-cell office:value-type="float" office:value="-12">
            <text:p>-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6.057728">
            <text:p>56.0577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000">
            <text:p>10000</text:p>
          </table:table-cell>
          <table:table-cell office:value-type="float" office:value="5400">
            <text:p>5400</text:p>
          </table:table-cell>
          <table:table-cell office:value-type="float" office:value="55">
            <text:p>5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6.057728">
            <text:p>56.0577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Amrita</text:p>
          </table:table-cell>
          <table:table-cell office:value-type="string">
            <text:p>Schio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5700">
            <text:p>5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s54db1ra7gkvnke80b</text:p>
          </table:table-cell>
          <table:table-cell office:value-type="string">
            <text:p>WHITE</text:p>
          </table:table-cell>
          <table:table-cell office:value-type="string">
            <text:p>Amrità</text:p>
          </table:table-cell>
          <table:table-cell office:value-type="string">
            <text:p>Schiopetto</text:p>
          </table:table-cell>
          <table:table-cell office:value-type="float" office:value="42.34914">
            <text:p>42.349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BATAR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5900">
            <text:p>5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haffn42ts3tdtk4tj7</text:p>
          </table:table-cell>
          <table:table-cell office:value-type="string">
            <text:p>WHITE</text:p>
          </table:table-cell>
          <table:table-cell office:value-type="string">
            <text:p>Toscana Batar</text:p>
          </table:table-cell>
          <table:table-cell office:value-type="string">
            <text:p>Querciabella</text:p>
          </table:table-cell>
          <table:table-cell office:value-type="float" office:value="39.781635">
            <text:p>39.781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LR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7000">
            <text:p>7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6.129066">
            <text:p>36.1290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Adamantis (SY/GV/PG/KE)</text:p>
          </table:table-cell>
          <table:table-cell office:value-type="string">
            <text:p>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500">
            <text:p>14500</text:p>
          </table:table-cell>
          <table:table-cell office:value-type="float" office:value="6800">
            <text:p>6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tq6eg4dd773jz0k729c5a3</text:p>
          </table:table-cell>
          <table:table-cell office:value-type="string">
            <text:p>WHITE</text:p>
          </table:table-cell>
          <table:table-cell office:value-type="string">
            <text:p>Cuvée Adamantis</text:p>
          </table:table-cell>
          <table:table-cell office:value-type="string">
            <text:p>Kellerei Eisacktal - Cantina Valle Isarco</text:p>
          </table:table-cell>
          <table:table-cell office:value-type="float" office:value="38.988686">
            <text:p>38.988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Chateauneuf du Pape Blanc</text:p>
          </table:table-cell>
          <table:table-cell office:value-type="string">
            <text:p>La Nert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wtvz4g27vw43s9x0c</text:p>
          </table:table-cell>
          <table:table-cell office:value-type="string">
            <text:p>WHITE</text:p>
          </table:table-cell>
          <table:table-cell office:value-type="string">
            <text:p>Châteauneuf-du-Pape Blanc</text:p>
          </table:table-cell>
          <table:table-cell office:value-type="string">
            <text:p>Château La Nerthe</text:p>
          </table:table-cell>
          <table:table-cell office:value-type="float" office:value="42.537823">
            <text:p>42.5378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Hermitage Blanc Domaine Tourettes</text:p>
          </table:table-cell>
          <table:table-cell office:value-type="string">
            <text:p>De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9500">
            <text:p>19500</text:p>
          </table:table-cell>
          <table:table-cell office:value-type="float" office:value="8700">
            <text:p>8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tjyjcfq3y9bnnq9wt</text:p>
          </table:table-cell>
          <table:table-cell office:value-type="string">
            <text:p>WHITE</text:p>
          </table:table-cell>
          <table:table-cell office:value-type="string">
            <text:p>Domaine des Tourettes Hermitage Blanc</text:p>
          </table:table-cell>
          <table:table-cell office:value-type="string">
            <text:p>Delas</text:p>
          </table:table-cell>
          <table:table-cell office:value-type="float" office:value="43.383232">
            <text:p>43.3832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Appius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2500">
            <text:p>22500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444">
            <text:p>50.949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Appius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444">
            <text:p>50.949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Appius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444">
            <text:p>50.949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Primo Grand Cuvee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500">
            <text:p>27500</text:p>
          </table:table-cell>
          <table:table-cell office:value-type="float" office:value="13400">
            <text:p>13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pjxvcdzw8y12kegn</text:p>
          </table:table-cell>
          <table:table-cell office:value-type="string">
            <text:p>WHITE</text:p>
          </table:table-cell>
          <table:table-cell office:value-type="string">
            <text:p>Terlaner I Primo Grande Cuvée</text:p>
          </table:table-cell>
          <table:table-cell office:value-type="string">
            <text:p>Kellerei Terlan / Cantina Terlano</text:p>
          </table:table-cell>
          <table:table-cell office:value-type="float" office:value="42.08807">
            <text:p>42.088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 Cuvee Primo Grand Cuvee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7500">
            <text:p>27500</text:p>
          </table:table-cell>
          <table:table-cell office:value-type="float" office:value="13700">
            <text:p>13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pjxvcdzw8y12kegn</text:p>
          </table:table-cell>
          <table:table-cell office:value-type="string">
            <text:p>WHITE</text:p>
          </table:table-cell>
          <table:table-cell office:value-type="string">
            <text:p>Terlaner I Primo Grande Cuvée</text:p>
          </table:table-cell>
          <table:table-cell office:value-type="string">
            <text:p>Kellerei Terlan / Cantina Terlano</text:p>
          </table:table-cell>
          <table:table-cell office:value-type="float" office:value="42.08807">
            <text:p>42.088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Rose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100">
            <text:p>110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r1pth40ge1amrxyhf</text:p>
          </table:table-cell>
          <table:table-cell office:value-type="string">
            <text:p>ROSE</text:p>
          </table:table-cell>
          <table:table-cell office:value-type="string">
            <text:p>Linea Rosé</text:p>
          </table:table-cell>
          <table:table-cell office:value-type="string">
            <text:p>Weingut H.Lentsch</text:p>
          </table:table-cell>
          <table:table-cell office:value-type="float" office:value="30.603104">
            <text:p>30.603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Rosa die Frati</text:p>
          </table:table-cell>
          <table:table-cell office:value-type="string">
            <text:p>Ca die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100">
            <text:p>110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66x9ct8k0rs8k5me</text:p>
          </table:table-cell>
          <table:table-cell office:value-type="string">
            <text:p>ROSE</text:p>
          </table:table-cell>
          <table:table-cell office:value-type="string">
            <text:p>Rosé Rosa dei Frati</text:p>
          </table:table-cell>
          <table:table-cell office:value-type="string">
            <text:p>Cà dei Frati</text:p>
          </table:table-cell>
          <table:table-cell office:value-type="float" office:value="51.527435">
            <text:p>51.527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Rose de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4.457283">
            <text:p>44.457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Whispering Angel</text:p>
          </table:table-cell>
          <table:table-cell office:value-type="string">
            <text:p>Chateua d'Escl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sxcfmg8w0pv1cdpxe</text:p>
          </table:table-cell>
          <table:table-cell office:value-type="string">
            <text:p>ROSE</text:p>
          </table:table-cell>
          <table:table-cell office:value-type="string">
            <text:p>Rosé Whispering Angel</text:p>
          </table:table-cell>
          <table:table-cell office:value-type="string">
            <text:p>Château d'Esclans</text:p>
          </table:table-cell>
          <table:table-cell office:value-type="float" office:value="49.199898">
            <text:p>49.1998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Bandol Rose</text:p>
          </table:table-cell>
          <table:table-cell office:value-type="string">
            <text:p>Chateau Pibar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6m4xygjmbbt5fe424k</text:p>
          </table:table-cell>
          <table:table-cell office:value-type="string">
            <text:p>ROSE</text:p>
          </table:table-cell>
          <table:table-cell office:value-type="string">
            <text:p>Bandol Rosé</text:p>
          </table:table-cell>
          <table:table-cell office:value-type="string">
            <text:p>Château de Pibarnon</text:p>
          </table:table-cell>
          <table:table-cell office:value-type="float" office:value="42.149353">
            <text:p>42.149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GARRUS </text:p>
          </table:table-cell>
          <table:table-cell office:value-type="string">
            <text:p>Chateua d'Escl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000">
            <text:p>16000</text:p>
          </table:table-cell>
          <table:table-cell office:value-type="float" office:value="7600">
            <text:p>7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6k0yt37w6adazrpgdp</text:p>
          </table:table-cell>
          <table:table-cell office:value-type="string">
            <text:p>ROSE</text:p>
          </table:table-cell>
          <table:table-cell office:value-type="string">
            <text:p>Garrus Rosé</text:p>
          </table:table-cell>
          <table:table-cell office:value-type="string">
            <text:p>Château d'Esclans</text:p>
          </table:table-cell>
          <table:table-cell office:value-type="float" office:value="43.27906">
            <text:p>43.27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è Rosen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4kz9fw0crgr3m4g</text:p>
          </table:table-cell>
          <table:table-cell office:value-type="string">
            <text:p>DESSERT</text:p>
          </table:table-cell>
          <table:table-cell office:value-type="string">
            <text:p>Rosenmuskateller Moscato Rosa</text:p>
          </table:table-cell>
          <table:table-cell office:value-type="string">
            <text:p>Kellerei Kaltern</text:p>
          </table:table-cell>
          <table:table-cell office:value-type="float" office:value="30.221092">
            <text:p>30.2210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Gschlei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300">
            <text:p>13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46.309723">
            <text:p>46.309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Buchholz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300">
            <text:p>13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0mqvcnjx8y7v6x5m</text:p>
          </table:table-cell>
          <table:table-cell office:value-type="string">
            <text:p>RED</text:p>
          </table:table-cell>
          <table:table-cell office:value-type="string">
            <text:p>Buchholz Pinot Nero</text:p>
          </table:table-cell>
          <table:table-cell office:value-type="string">
            <text:p>Castelfeder</text:p>
          </table:table-cell>
          <table:table-cell office:value-type="float" office:value="41.244892">
            <text:p>41.2448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Blauburrgunder</text:p>
          </table:table-cell>
          <table:table-cell office:value-type="string">
            <text:p>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rksvvhyc6hm5013d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Weingut Unterortl - Castel Juval</text:p>
          </table:table-cell>
          <table:table-cell office:value-type="float" office:value="26.58637">
            <text:p>26.586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Riserva Mazzon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e6eyk0vrp2w5w8h4ff</text:p>
          </table:table-cell>
          <table:table-cell office:value-type="string">
            <text:p>RED</text:p>
          </table:table-cell>
          <table:table-cell office:value-type="string">
            <text:p>Blauburgunder Riserva Mazzon</text:p>
          </table:table-cell>
          <table:table-cell office:value-type="string">
            <text:p>Weingut Gottardi</text:p>
          </table:table-cell>
          <table:table-cell office:value-type="float" office:value="35.087437">
            <text:p>35.087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Krafuss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300">
            <text:p>9300</text:p>
          </table:table-cell>
          <table:table-cell office:value-type="float" office:value="3700">
            <text:p>3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fy2h5q290gf20cvj</text:p>
          </table:table-cell>
          <table:table-cell office:value-type="string">
            <text:p>RED</text:p>
          </table:table-cell>
          <table:table-cell office:value-type="string">
            <text:p>Pinot Noir Krafuss Bio</text:p>
          </table:table-cell>
          <table:table-cell office:value-type="string">
            <text:p>Alois Lageder</text:p>
          </table:table-cell>
          <table:table-cell office:value-type="float" office:value="53.160744">
            <text:p>53.1607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Ponkler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4.286194">
            <text:p>44.2861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erlijaki</text:p>
          </table:table-cell>
          <table:table-cell office:value-type="string">
            <text:p>T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00">
            <text:p>5600</text:p>
          </table:table-cell>
          <table:table-cell office:value-type="float" office:value="2550">
            <text:p>25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b9s6bjsd3j3a5wgf98</text:p>
          </table:table-cell>
          <table:table-cell office:value-type="string">
            <text:p>RED</text:p>
          </table:table-cell>
          <table:table-cell office:value-type="string">
            <text:p>Merljaki Pinot Noir</text:p>
          </table:table-cell>
          <table:table-cell office:value-type="string">
            <text:p>Tilia Estate</text:p>
          </table:table-cell>
          <table:table-cell office:value-type="float" office:value="32.84096">
            <text:p>32.84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ncerre Rouge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800">
            <text:p>8800</text:p>
          </table:table-cell>
          <table:table-cell office:value-type="float" office:value="3790">
            <text:p>37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aw5ap20mqr5q4xjmk</text:p>
          </table:table-cell>
          <table:table-cell office:value-type="string">
            <text:p>RED</text:p>
          </table:table-cell>
          <table:table-cell office:value-type="string">
            <text:p>Sancerre Rouge</text:p>
          </table:table-cell>
          <table:table-cell office:value-type="string">
            <text:p>Domaine Vacheron</text:p>
          </table:table-cell>
          <table:table-cell office:value-type="float" office:value="36.14876">
            <text:p>36.14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N Carneros</text:p>
          </table:table-cell>
          <table:table-cell office:value-type="string">
            <text:p>Monda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6n4ghg3ekt9j2m8wbj</text:p>
          </table:table-cell>
          <table:table-cell office:value-type="string">
            <text:p>RED</text:p>
          </table:table-cell>
          <table:table-cell office:value-type="string">
            <text:p>Carneros Unfiltered Merlot</text:p>
          </table:table-cell>
          <table:table-cell office:value-type="string">
            <text:p>Robert Mondavi Winery</text:p>
          </table:table-cell>
          <table:table-cell office:value-type="float" office:value="24.699404">
            <text:p>24.699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Lunita</text:p>
          </table:table-cell>
          <table:table-cell office:value-type="string">
            <text:p>Chac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71k0sacy4s3pnxew23</text:p>
          </table:table-cell>
          <table:table-cell office:value-type="string">
            <text:p>RED</text:p>
          </table:table-cell>
          <table:table-cell office:value-type="string">
            <text:p>Lunita Pinot Noir</text:p>
          </table:table-cell>
          <table:table-cell office:value-type="string">
            <text:p>Chacra</text:p>
          </table:table-cell>
          <table:table-cell office:value-type="float" office:value="37.422226">
            <text:p>37.4222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TE WAHI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5300">
            <text:p>5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8aar9jka72pvwve3</text:p>
          </table:table-cell>
          <table:table-cell office:value-type="string">
            <text:p>RED</text:p>
          </table:table-cell>
          <table:table-cell office:value-type="string">
            <text:p>Pinot Noir Te Wahi</text:p>
          </table:table-cell>
          <table:table-cell office:value-type="string">
            <text:p>Cloudy Bay</text:p>
          </table:table-cell>
          <table:table-cell office:value-type="float" office:value="53.63903">
            <text:p>53.639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ino Rosso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800">
            <text:p>10800</text:p>
          </table:table-cell>
          <table:table-cell office:value-type="float" office:value="5400">
            <text:p>5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atasn5e09e3yszbr</text:p>
          </table:table-cell>
          <table:table-cell office:value-type="string">
            <text:p>RED</text:p>
          </table:table-cell>
          <table:table-cell office:value-type="string">
            <text:p>Pinò</text:p>
          </table:table-cell>
          <table:table-cell office:value-type="string">
            <text:p>Gulfi</text:p>
          </table:table-cell>
          <table:table-cell office:value-type="float" office:value="33.276188">
            <text:p>33.2761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lose Planted</text:p>
          </table:table-cell>
          <table:table-cell office:value-type="string">
            <text:p>Timo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000">
            <text:p>11000</text:p>
          </table:table-cell>
          <table:table-cell office:value-type="float" office:value="5500">
            <text:p>5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6yddhqhvfbk4qrdtjz</text:p>
          </table:table-cell>
          <table:table-cell office:value-type="string">
            <text:p>RED</text:p>
          </table:table-cell>
          <table:table-cell office:value-type="string">
            <text:p>Close Planted Pinot Noir</text:p>
          </table:table-cell>
          <table:table-cell office:value-type="string">
            <text:p>Mayer</text:p>
          </table:table-cell>
          <table:table-cell office:value-type="float" office:value="32.323116">
            <text:p>32.3231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urn Cottage Vineyrad</text:p>
          </table:table-cell>
          <table:table-cell office:value-type="string">
            <text:p>Burn Cotta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syk2gce3q0q5f16g7fj2r</text:p>
          </table:table-cell>
          <table:table-cell office:value-type="string">
            <text:p>RED</text:p>
          </table:table-cell>
          <table:table-cell office:value-type="string">
            <text:p>Burn Cottage Vineyard Pinot Noir</text:p>
          </table:table-cell>
          <table:table-cell office:value-type="string">
            <text:p>Burn Cottage</text:p>
          </table:table-cell>
          <table:table-cell office:value-type="float" office:value="54.143433">
            <text:p>54.1434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Yarra Pinot Noir</text:p>
          </table:table-cell>
          <table:table-cell office:value-type="string">
            <text:p>Yarra Y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s35mmz1ttbhce0dt6w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Yarra Yering</text:p>
          </table:table-cell>
          <table:table-cell office:value-type="float" office:value="44.423973">
            <text:p>44.423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alvert</text:p>
          </table:table-cell>
          <table:table-cell office:value-type="string">
            <text:p>Felton Roa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800">
            <text:p>14800</text:p>
          </table:table-cell>
          <table:table-cell office:value-type="float" office:value="6900">
            <text:p>6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8r1j0t6ere767vw96</text:p>
          </table:table-cell>
          <table:table-cell office:value-type="string">
            <text:p>RED</text:p>
          </table:table-cell>
          <table:table-cell office:value-type="string">
            <text:p>Calvert Pinot Noir</text:p>
          </table:table-cell>
          <table:table-cell office:value-type="string">
            <text:p>Felton Road</text:p>
          </table:table-cell>
          <table:table-cell office:value-type="float" office:value="45.46983">
            <text:p>45.46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ull's Swamp</text:p>
          </table:table-cell>
          <table:table-cell office:value-type="string">
            <text:p>William Down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52tf6yaketyvkdgjqafh0ta</text:p>
          </table:table-cell>
          <table:table-cell office:value-type="string">
            <text:p>RED</text:p>
          </table:table-cell>
          <table:table-cell office:value-type="string">
            <text:p>Bull Swamp Pinot Noir</text:p>
          </table:table-cell>
          <table:table-cell office:value-type="string">
            <text:p>William Downie</text:p>
          </table:table-cell>
          <table:table-cell office:value-type="float" office:value="55.30107">
            <text:p>55.30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Tout Pres Pinot Noir</text:p>
          </table:table-cell>
          <table:table-cell office:value-type="string">
            <text:p>By Far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500">
            <text:p>17500</text:p>
          </table:table-cell>
          <table:table-cell office:value-type="float" office:value="8500">
            <text:p>8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1yzx6t70h0ecpaggwv</text:p>
          </table:table-cell>
          <table:table-cell office:value-type="string">
            <text:p>RED</text:p>
          </table:table-cell>
          <table:table-cell office:value-type="string">
            <text:p>Tout Près Pinot Noir</text:p>
          </table:table-cell>
          <table:table-cell office:value-type="string">
            <text:p>By Farr</text:p>
          </table:table-cell>
          <table:table-cell office:value-type="float" office:value="48.170235">
            <text:p>48.1702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Les Montes Coteaux Champenois</text:p>
          </table:table-cell>
          <table:table-cell office:value-type="string">
            <text:p>Berec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vwedz6h0zb4dzhxpn184f7</text:p>
          </table:table-cell>
          <table:table-cell office:value-type="string">
            <text:p>RED</text:p>
          </table:table-cell>
          <table:table-cell office:value-type="string">
            <text:p>Coteaux Champaneois Les Montées Ormes Rouge</text:p>
          </table:table-cell>
          <table:table-cell office:value-type="string">
            <text:p>Bérêche &amp; Fils</text:p>
          </table:table-cell>
          <table:table-cell office:value-type="float" office:value="37.070454">
            <text:p>37.0704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0">
            <text:p>25000</text:p>
          </table:table-cell>
          <table:table-cell office:value-type="float" office:value="13600">
            <text:p>13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inot Noir</text:p>
          </table:table-cell>
          <table:table-cell office:value-type="string">
            <text:p>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8.82787">
            <text:p>28.82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pätburgunder Malterdinger</text:p>
          </table:table-cell>
          <table:table-cell office:value-type="string">
            <text:p>Bernard Hub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gbzx6tzwqc436hgr1</text:p>
          </table:table-cell>
          <table:table-cell office:value-type="string">
            <text:p>RED</text:p>
          </table:table-cell>
          <table:table-cell office:value-type="string">
            <text:p>Spätburgunder Malterdinger</text:p>
          </table:table-cell>
          <table:table-cell office:value-type="string">
            <text:p>Bernhard Huber</text:p>
          </table:table-cell>
          <table:table-cell office:value-type="float" office:value="44.077354">
            <text:p>44.077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rauneberger Mandelgraben</text:p>
          </table:table-cell>
          <table:table-cell office:value-type="string">
            <text:p>Molit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995">
            <text:p>299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c85nxhj8t143mvatk</text:p>
          </table:table-cell>
          <table:table-cell office:value-type="string">
            <text:p>RED</text:p>
          </table:table-cell>
          <table:table-cell office:value-type="string">
            <text:p>Pinot Noir Brauneberger Mandelgraben</text:p>
          </table:table-cell>
          <table:table-cell office:value-type="string">
            <text:p>Markus Molitor</text:p>
          </table:table-cell>
          <table:table-cell office:value-type="float" office:value="33.266834">
            <text:p>33.2668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pätburgunder Eichberg Grosse Lage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4110">
            <text:p>411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qh0d4xrad5gbxdfdfe</text:p>
          </table:table-cell>
          <table:table-cell office:value-type="string">
            <text:p>RED</text:p>
          </table:table-cell>
          <table:table-cell office:value-type="string">
            <text:p>Eichberg A Spätburgunder</text:p>
          </table:table-cell>
          <table:table-cell office:value-type="string">
            <text:p>Franz Keller</text:p>
          </table:table-cell>
          <table:table-cell office:value-type="float" office:value="42.454468">
            <text:p>42.4544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Im Großen Garten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4900">
            <text:p>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pavb267wjnz3rwrjm</text:p>
          </table:table-cell>
          <table:table-cell office:value-type="string">
            <text:p>RED</text:p>
          </table:table-cell>
          <table:table-cell office:value-type="string">
            <text:p>Im Grossen Garten Spätburgunder GG</text:p>
          </table:table-cell>
          <table:table-cell office:value-type="string">
            <text:p>Knipser</text:p>
          </table:table-cell>
          <table:table-cell office:value-type="float" office:value="44.57085">
            <text:p>44.570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int Aubin 1er Cru VV</text:p>
          </table:table-cell>
          <table:table-cell office:value-type="string">
            <text:p>Moinge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q8akm00wn83wc0fnc</text:p>
          </table:table-cell>
          <table:table-cell office:value-type="string">
            <text:p>RED</text:p>
          </table:table-cell>
          <table:table-cell office:value-type="string">
            <text:p>Vieilles Vignes Saint-Aubin 1er Cru</text:p>
          </table:table-cell>
          <table:table-cell office:value-type="string">
            <text:p>Andre Moingeon &amp; Fils</text:p>
          </table:table-cell>
          <table:table-cell office:value-type="float" office:value="31.725077">
            <text:p>31.7250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ourgogne</text:p>
          </table:table-cell>
          <table:table-cell office:value-type="string">
            <text:p>Hais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wb7pjys76s630dv9x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Mark Haisma</text:p>
          </table:table-cell>
          <table:table-cell office:value-type="float" office:value="26.860731">
            <text:p>26.8607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evrey Chambertin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290">
            <text:p>42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djmv370bk08f1t8w0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Lucien Boillot &amp; Fils</text:p>
          </table:table-cell>
          <table:table-cell office:value-type="float" office:value="42.98214">
            <text:p>42.982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Haut Cotes de Nuits Clos du Prieure</text:p>
          </table:table-cell>
          <table:table-cell office:value-type="string">
            <text:p>Thibault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390">
            <text:p>43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kr8h9h0fe1f1t8chc</text:p>
          </table:table-cell>
          <table:table-cell office:value-type="string">
            <text:p>RED</text:p>
          </table:table-cell>
          <table:table-cell office:value-type="string">
            <text:p>Le Clos du Prieuré Hautes-Côtes de Nuits</text:p>
          </table:table-cell>
          <table:table-cell office:value-type="string">
            <text:p>Thibault Liger-Belair</text:p>
          </table:table-cell>
          <table:table-cell office:value-type="float" office:value="65.65447">
            <text:p>65.65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onthelie</text:p>
          </table:table-cell>
          <table:table-cell office:value-type="string">
            <text:p>Par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vb3qr3wetzymhrcaff0a9</text:p>
          </table:table-cell>
          <table:table-cell office:value-type="string">
            <text:p>RED</text:p>
          </table:table-cell>
          <table:table-cell office:value-type="string">
            <text:p>Monthelie Rouge</text:p>
          </table:table-cell>
          <table:table-cell office:value-type="string">
            <text:p>Parent</text:p>
          </table:table-cell>
          <table:table-cell office:value-type="float" office:value="33.449383">
            <text:p>33.449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Volnay Les Serpens</text:p>
          </table:table-cell>
          <table:table-cell office:value-type="string">
            <text:p>Douhairet Porcher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000">
            <text:p>11000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f23v7vk5bbcn7jxty</text:p>
          </table:table-cell>
          <table:table-cell office:value-type="string">
            <text:p>RED</text:p>
          </table:table-cell>
          <table:table-cell office:value-type="string">
            <text:p>Volnay 'Les Serpens'</text:p>
          </table:table-cell>
          <table:table-cell office:value-type="string">
            <text:p>Monthelie Douhairet Porcheret</text:p>
          </table:table-cell>
          <table:table-cell office:value-type="float" office:value="52.630093">
            <text:p>52.6300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Volnay</text:p>
          </table:table-cell>
          <table:table-cell office:value-type="string">
            <text:p>Bou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4552qbnc6h5g6eg0z</text:p>
          </table:table-cell>
          <table:table-cell office:value-type="string">
            <text:p>RED</text:p>
          </table:table-cell>
          <table:table-cell office:value-type="string">
            <text:p>Volnay</text:p>
          </table:table-cell>
          <table:table-cell office:value-type="string">
            <text:p>Pierrick Bouley</text:p>
          </table:table-cell>
          <table:table-cell office:value-type="float" office:value="25.912054">
            <text:p>25.912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Volnay 1er Clos des Angles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xe0v07vbrgetbd8aj7x</text:p>
          </table:table-cell>
          <table:table-cell office:value-type="string">
            <text:p>RED</text:p>
          </table:table-cell>
          <table:table-cell office:value-type="string">
            <text:p>Volnay 1er Cru 'Les Angles'</text:p>
          </table:table-cell>
          <table:table-cell office:value-type="string">
            <text:p>Lucien Boillot &amp; Fils</text:p>
          </table:table-cell>
          <table:table-cell office:value-type="float" office:value="44.04522">
            <text:p>44.045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orton Perrieres GC</text:p>
          </table:table-cell>
          <table:table-cell office:value-type="string">
            <text:p>Philippe Gir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pyarjw59k7x2n9hp7</text:p>
          </table:table-cell>
          <table:table-cell office:value-type="string">
            <text:p>RED</text:p>
          </table:table-cell>
          <table:table-cell office:value-type="string">
            <text:p>Corton Grand Cru 'Les Perrières'</text:p>
          </table:table-cell>
          <table:table-cell office:value-type="string">
            <text:p>Philippe Girard</text:p>
          </table:table-cell>
          <table:table-cell office:value-type="float" office:value="37.88411">
            <text:p>37.884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Vosne Romanee</text:p>
          </table:table-cell>
          <table:table-cell office:value-type="string">
            <text:p>Chevillon Cheze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ayn5mqb6qwatav6x9g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Chevillon-Chezeaux</text:p>
          </table:table-cell>
          <table:table-cell office:value-type="float" office:value="51.575794">
            <text:p>51.5757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orey St Denis</text:p>
          </table:table-cell>
          <table:table-cell office:value-type="string">
            <text:p>Arl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yw266625v4dcqp42w5</text:p>
          </table:table-cell>
          <table:table-cell office:value-type="string">
            <text:p>RED</text:p>
          </table:table-cell>
          <table:table-cell office:value-type="string">
            <text:p>Morey-Saint-Denis</text:p>
          </table:table-cell>
          <table:table-cell office:value-type="string">
            <text:p>Domaine Arlaud</text:p>
          </table:table-cell>
          <table:table-cell office:value-type="float" office:value="31.49162">
            <text:p>31.49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evrey 1er Les Corbeuax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xndpad4w535ky577k7</text:p>
          </table:table-cell>
          <table:table-cell office:value-type="string">
            <text:p>RED</text:p>
          </table:table-cell>
          <table:table-cell office:value-type="string">
            <text:p>Gevrey-Chambertin 1er Cru 'Les Corbeaux'</text:p>
          </table:table-cell>
          <table:table-cell office:value-type="string">
            <text:p>Lucien Boillot &amp; Fils</text:p>
          </table:table-cell>
          <table:table-cell office:value-type="float" office:value="45.811375">
            <text:p>45.811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arsannay Clos du Roy</text:p>
          </table:table-cell>
          <table:table-cell office:value-type="string">
            <text:p>Sylvain Pata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100">
            <text:p>16100</text:p>
          </table:table-cell>
          <table:table-cell office:value-type="float" office:value="7400">
            <text:p>7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ry19gfwnfgkjamnyyd</text:p>
          </table:table-cell>
          <table:table-cell office:value-type="string">
            <text:p>RED</text:p>
          </table:table-cell>
          <table:table-cell office:value-type="string">
            <text:p>Marsannay 'Clos du Roy'</text:p>
          </table:table-cell>
          <table:table-cell office:value-type="string">
            <text:p>Sylvain Pataille</text:p>
          </table:table-cell>
          <table:table-cell office:value-type="float" office:value="59.828934">
            <text:p>59.8289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NSG 1er Cru Pruliers</text:p>
          </table:table-cell>
          <table:table-cell office:value-type="string">
            <text:p>Lucien Bo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500">
            <text:p>17500</text:p>
          </table:table-cell>
          <table:table-cell office:value-type="float" office:value="7700">
            <text:p>77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e1z5h2qr641kjy03f0</text:p>
          </table:table-cell>
          <table:table-cell office:value-type="string">
            <text:p>RED</text:p>
          </table:table-cell>
          <table:table-cell office:value-type="string">
            <text:p>Nuits-Saint-Georges 1er Cru 'Les Pruliers'</text:p>
          </table:table-cell>
          <table:table-cell office:value-type="string">
            <text:p>Lucien Boillot &amp; Fils</text:p>
          </table:table-cell>
          <table:table-cell office:value-type="float" office:value="40.317184">
            <text:p>40.317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evrey Chambertin Lavaux St Jacques</text:p>
          </table:table-cell>
          <table:table-cell office:value-type="string">
            <text:p>Segu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900">
            <text:p>17900</text:p>
          </table:table-cell>
          <table:table-cell office:value-type="float" office:value="8200">
            <text:p>8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xqdzay06yngpsry5</text:p>
          </table:table-cell>
          <table:table-cell office:value-type="string">
            <text:p>RED</text:p>
          </table:table-cell>
          <table:table-cell office:value-type="string">
            <text:p>Gevrey-Chambertin 1er Cru 'Lavaut St Jacques'</text:p>
          </table:table-cell>
          <table:table-cell office:value-type="string">
            <text:p>Gérard Seguin</text:p>
          </table:table-cell>
          <table:table-cell office:value-type="float" office:value="39.775642">
            <text:p>39.7756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hambolle Musigny</text:p>
          </table:table-cell>
          <table:table-cell office:value-type="string">
            <text:p>Hudelot Noell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wsykn2emx4pjdhvjkbr00g</text:p>
          </table:table-cell>
          <table:table-cell office:value-type="string">
            <text:p>RED</text:p>
          </table:table-cell>
          <table:table-cell office:value-type="string">
            <text:p>Chambolle-Musigny</text:p>
          </table:table-cell>
          <table:table-cell office:value-type="string">
            <text:p>Hudelot-Noëllat</text:p>
          </table:table-cell>
          <table:table-cell office:value-type="float" office:value="54.13155">
            <text:p>54.13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ommard 1er Cru Fremiers</text:p>
          </table:table-cell>
          <table:table-cell office:value-type="string">
            <text:p>Bou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12200">
            <text:p>12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wtwhq0ye8mzfhafzzk</text:p>
          </table:table-cell>
          <table:table-cell office:value-type="string">
            <text:p>RED</text:p>
          </table:table-cell>
          <table:table-cell office:value-type="string">
            <text:p>Pommard 1er Cru 'Les Fremiers'</text:p>
          </table:table-cell>
          <table:table-cell office:value-type="string">
            <text:p>Domaine Jean-Marc Bouley</text:p>
          </table:table-cell>
          <table:table-cell office:value-type="float" office:value="27.705301">
            <text:p>27.7053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los de Vougeot Grand Cru</text:p>
          </table:table-cell>
          <table:table-cell office:value-type="string">
            <text:p>Gros Frere et So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4500">
            <text:p>24500</text:p>
          </table:table-cell>
          <table:table-cell office:value-type="float" office:value="15800">
            <text:p>15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p7essvctbrjpkr5p36</text:p>
          </table:table-cell>
          <table:table-cell office:value-type="string">
            <text:p>RED</text:p>
          </table:table-cell>
          <table:table-cell office:value-type="string">
            <text:p>Clos de Vougeot Grand Cru</text:p>
          </table:table-cell>
          <table:table-cell office:value-type="string">
            <text:p>Domaine Gros Frère et Soeur</text:p>
          </table:table-cell>
          <table:table-cell office:value-type="float" office:value="55.794403">
            <text:p>55.7944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azy Chambertin Grand Cru</text:p>
          </table:table-cell>
          <table:table-cell office:value-type="string">
            <text:p>Domaine M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0">
            <text:p>43000</text:p>
          </table:table-cell>
          <table:table-cell office:value-type="float" office:value="29900">
            <text:p>29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fxwkws16t73crt4nf</text:p>
          </table:table-cell>
          <table:table-cell office:value-type="string">
            <text:p>RED</text:p>
          </table:table-cell>
          <table:table-cell office:value-type="string">
            <text:p>Mazy - Chambertin Grand Cru</text:p>
          </table:table-cell>
          <table:table-cell office:value-type="string">
            <text:p>Armelle et Jean Michel Molin</text:p>
          </table:table-cell>
          <table:table-cell office:value-type="float" office:value="29.863035">
            <text:p>29.863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Lagrein Morus</text:p>
          </table:table-cell>
          <table:table-cell office:value-type="string">
            <text:p>H. Len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789">
            <text:p>1789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54.816467">
            <text:p>54.816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4.31741">
            <text:p>44.317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Taber Riserva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100">
            <text:p>31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6.831837">
            <text:p>46.8318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670">
            <text:p>36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37296">
            <text:p>60.372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600">
            <text:p>36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37296">
            <text:p>60.372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4290">
            <text:p>42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2.619812">
            <text:p>52.619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oblinus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6490">
            <text:p>64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62.136406">
            <text:p>62.1364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erlot Riserva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">
            <text:p>3500</text:p>
          </table:table-cell>
          <table:table-cell office:value-type="float" office:value="1290">
            <text:p>129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j2e4a8kfxfmfbm1j8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Weingut H.Lentsch</text:p>
          </table:table-cell>
          <table:table-cell office:value-type="float" office:value="36.795624">
            <text:p>36.795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ühlwe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50">
            <text:p>25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37.77417">
            <text:p>37.77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erlot Riserva Gant 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620">
            <text:p>362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37.945778">
            <text:p>37.9457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Brenntal Riserva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400">
            <text:p>34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65057">
            <text:p>39.2650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erlot Collio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9900">
            <text:p>9900</text:p>
          </table:table-cell>
          <table:table-cell office:value-type="float" office:value="4840">
            <text:p>48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p6tk1cmcm3hm8n4v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Radikon</text:p>
          </table:table-cell>
          <table:table-cell office:value-type="float" office:value="38.65241">
            <text:p>38.652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Galatrona</text:p>
          </table:table-cell>
          <table:table-cell office:value-type="string">
            <text:p>Pet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500">
            <text:p>19500</text:p>
          </table:table-cell>
          <table:table-cell office:value-type="float" office:value="8860">
            <text:p>886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qr8vee6zwt50hm91y</text:p>
          </table:table-cell>
          <table:table-cell office:value-type="string">
            <text:p>RED</text:p>
          </table:table-cell>
          <table:table-cell office:value-type="string">
            <text:p>Galatrona</text:p>
          </table:table-cell>
          <table:table-cell office:value-type="string">
            <text:p>Petrolo</text:p>
          </table:table-cell>
          <table:table-cell office:value-type="float" office:value="45.053432">
            <text:p>45.0534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Palafreno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2000">
            <text:p>22000</text:p>
          </table:table-cell>
          <table:table-cell office:value-type="float" office:value="9500">
            <text:p>9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azhtgez57a6mft3ztk</text:p>
          </table:table-cell>
          <table:table-cell office:value-type="string">
            <text:p>RED</text:p>
          </table:table-cell>
          <table:table-cell office:value-type="string">
            <text:p>Toscana Palafreno</text:p>
          </table:table-cell>
          <table:table-cell office:value-type="string">
            <text:p>Querciabella</text:p>
          </table:table-cell>
          <table:table-cell office:value-type="float" office:value="46.553787">
            <text:p>46.553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Cabernet Riserva 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270">
            <text:p>127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kfxr333xe9svk1khz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eingut H.Lentsch</text:p>
          </table:table-cell>
          <table:table-cell office:value-type="float" office:value="35.44976">
            <text:p>35.44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213 / 1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470">
            <text:p>147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y24hr0hnm9m3nx0q9k93g9</text:p>
          </table:table-cell>
          <table:table-cell office:value-type="string">
            <text:p>RED</text:p>
          </table:table-cell>
          <table:table-cell office:value-type="string">
            <text:p>Cabernet Sauvignon 213</text:p>
          </table:table-cell>
          <table:table-cell office:value-type="string">
            <text:p>Peter Dipoli</text:p>
          </table:table-cell>
          <table:table-cell office:value-type="float" office:value="49.594093">
            <text:p>49.5940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mur Champigny Paterne</text:p>
          </table:table-cell>
          <table:table-cell office:value-type="string">
            <text:p>Antoine Sanz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7hfsm6egv9xf9q93t</text:p>
          </table:table-cell>
          <table:table-cell office:value-type="string">
            <text:p>RED</text:p>
          </table:table-cell>
          <table:table-cell office:value-type="string">
            <text:p>La Paterne Saumur-Champigny</text:p>
          </table:table-cell>
          <table:table-cell office:value-type="string">
            <text:p>Antoine Sanzay</text:p>
          </table:table-cell>
          <table:table-cell office:value-type="float" office:value="56.721706">
            <text:p>56.7217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Erminio</text:p>
          </table:table-cell>
          <table:table-cell office:value-type="string">
            <text:p>Bruno Grigo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szq0g4ntk248mqxbdg</text:p>
          </table:table-cell>
          <table:table-cell office:value-type="string">
            <text:p>RED</text:p>
          </table:table-cell>
          <table:table-cell office:value-type="string">
            <text:p>Cabernet Franc Erminio</text:p>
          </table:table-cell>
          <table:table-cell office:value-type="string">
            <text:p>Grigolli Bruno</text:p>
          </table:table-cell>
          <table:table-cell office:value-type="float" office:value="48.982468">
            <text:p>48.9824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Mumelter Riserva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3.19574">
            <text:p>43.19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anschhoek CS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mckp2aa9wpwq49v0r</text:p>
          </table:table-cell>
          <table:table-cell office:value-type="string">
            <text:p>RED</text:p>
          </table:table-cell>
          <table:table-cell office:value-type="string">
            <text:p>Cabernet Sauvignon Franschhoek</text:p>
          </table:table-cell>
          <table:table-cell office:value-type="string">
            <text:p>Boekenhoutskloof</text:p>
          </table:table-cell>
          <table:table-cell office:value-type="float" office:value="43.536774">
            <text:p>43.5367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tellenbosch CS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00awfqkahjmdamq7a6</text:p>
          </table:table-cell>
          <table:table-cell office:value-type="string">
            <text:p>RED</text:p>
          </table:table-cell>
          <table:table-cell office:value-type="string">
            <text:p>Cabernet Sauvignon Stellenbosch</text:p>
          </table:table-cell>
          <table:table-cell office:value-type="string">
            <text:p>Boekenhoutskloof</text:p>
          </table:table-cell>
          <table:table-cell office:value-type="float" office:value="40.984676">
            <text:p>40.9846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Amistar CF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300">
            <text:p>4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</text:p>
          </table:table-cell>
          <table:table-cell office:value-type="string">
            <text:p>Peter Sölva</text:p>
          </table:table-cell>
          <table:table-cell office:value-type="float" office:value="44.95919">
            <text:p>44.959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mur Champigny Poyeux</text:p>
          </table:table-cell>
          <table:table-cell office:value-type="string">
            <text:p>Antoine Sanz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4jd1q7wgv7nw3zhe3</text:p>
          </table:table-cell>
          <table:table-cell office:value-type="string">
            <text:p>RED</text:p>
          </table:table-cell>
          <table:table-cell office:value-type="string">
            <text:p>Saumur Champigny 'Les Poyeux'</text:p>
          </table:table-cell>
          <table:table-cell office:value-type="string">
            <text:p>Antoine Sanzay</text:p>
          </table:table-cell>
          <table:table-cell office:value-type="float" office:value="56.50803">
            <text:p>56.50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eienfeld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a4343xsgeg0ynjt2</text:p>
          </table:table-cell>
          <table:table-cell office:value-type="string">
            <text:p>RED</text:p>
          </table:table-cell>
          <table:table-cell office:value-type="string">
            <text:p>Cabernet Sauvignon Freienfeld</text:p>
          </table:table-cell>
          <table:table-cell office:value-type="string">
            <text:p>Cantina Kurtatsch</text:p>
          </table:table-cell>
          <table:table-cell office:value-type="float" office:value="35.790287">
            <text:p>35.7902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5500">
            <text:p>5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3.916412">
            <text:p>33.916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hay's Flat Cab Sav</text:p>
          </table:table-cell>
          <table:table-cell office:value-type="string">
            <text:p>Joshua Coop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5700">
            <text:p>5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s3edh62wdzrfv1j3r1</text:p>
          </table:table-cell>
          <table:table-cell office:value-type="string">
            <text:p>RED</text:p>
          </table:table-cell>
          <table:table-cell office:value-type="string">
            <text:p>Shay''''s Flat Vineyard Cabernet Sauvignon</text:p>
          </table:table-cell>
          <table:table-cell office:value-type="string">
            <text:p>Joshua Cooper</text:p>
          </table:table-cell>
          <table:table-cell office:value-type="float" office:value="58.7963">
            <text:p>58.7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Campo di Magnacosta (CF)</text:p>
          </table:table-cell>
          <table:table-cell office:value-type="string">
            <text:p>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5800">
            <text:p>5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59ernt161xaxv90q</text:p>
          </table:table-cell>
          <table:table-cell office:value-type="string">
            <text:p>RED</text:p>
          </table:table-cell>
          <table:table-cell office:value-type="string">
            <text:p>Toscana Campo di Magnacosta Rosso</text:p>
          </table:table-cell>
          <table:table-cell office:value-type="string">
            <text:p>Tenuta di Trinoro</text:p>
          </table:table-cell>
          <table:table-cell office:value-type="float" office:value="54.703617">
            <text:p>54.7036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Darmag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1.05223">
            <text:p>41.052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Paleo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1500">
            <text:p>21500</text:p>
          </table:table-cell>
          <table:table-cell office:value-type="float" office:value="10800">
            <text:p>10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0tmm0da7zqeq70px</text:p>
          </table:table-cell>
          <table:table-cell office:value-type="string">
            <text:p>RED</text:p>
          </table:table-cell>
          <table:table-cell office:value-type="string">
            <text:p>Cabernet Franc Paleo Rosso</text:p>
          </table:table-cell>
          <table:table-cell office:value-type="string">
            <text:p>Le Macchiole</text:p>
          </table:table-cell>
          <table:table-cell office:value-type="float" office:value="40.75788">
            <text:p>40.757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0">
            <text:p>70000</text:p>
          </table:table-cell>
          <table:table-cell office:value-type="float" office:value="30200">
            <text:p>30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0">
            <text:p>3900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500">
            <text:p>46500</text:p>
          </table:table-cell>
          <table:table-cell office:value-type="float" office:value="24900">
            <text:p>2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2000">
            <text:p>4200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400">
            <text:p>53400</text:p>
          </table:table-cell>
          <table:table-cell office:value-type="float" office:value="30700">
            <text:p>30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ssicaia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2">
            <text:p>1992</text:p>
          </table:table-cell>
          <table:table-cell office:value-type="float" office:value="41000">
            <text:p>4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120407">
            <text:p>49.1204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Darmag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1.05223">
            <text:p>41.052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Valpolicella Classico</text:p>
          </table:table-cell>
          <table:table-cell office:value-type="string">
            <text:p>Rag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wsvzs4zh86w858x67</text:p>
          </table:table-cell>
          <table:table-cell office:value-type="string">
            <text:p>RED</text:p>
          </table:table-cell>
          <table:table-cell office:value-type="string">
            <text:p>Valpolicella Classico</text:p>
          </table:table-cell>
          <table:table-cell office:value-type="string">
            <text:p>Le Ragose</text:p>
          </table:table-cell>
          <table:table-cell office:value-type="float" office:value="41.92581">
            <text:p>41.925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Amarone della Valpolicela</text:p>
          </table:table-cell>
          <table:table-cell office:value-type="string">
            <text:p>Le Rag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500">
            <text:p>8500</text:p>
          </table:table-cell>
          <table:table-cell office:value-type="float" office:value="3660">
            <text:p>366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dhxgz307x6ejj19v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Le Ragose</text:p>
          </table:table-cell>
          <table:table-cell office:value-type="float" office:value="51.97343">
            <text:p>51.973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Heletto</text:p>
          </table:table-cell>
          <table:table-cell office:value-type="string">
            <text:p>Garb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200">
            <text:p>9200</text:p>
          </table:table-cell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fyn1gywagggf43130y</text:p>
          </table:table-cell>
          <table:table-cell office:value-type="string">
            <text:p>RED</text:p>
          </table:table-cell>
          <table:table-cell office:value-type="string">
            <text:p>Heletto</text:p>
          </table:table-cell>
          <table:table-cell office:value-type="string">
            <text:p>Garbole</text:p>
          </table:table-cell>
          <table:table-cell office:value-type="float" office:value="46.18802">
            <text:p>46.188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Amarone Pietro dal Cero</text:p>
          </table:table-cell>
          <table:table-cell office:value-type="string">
            <text:p>Ca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4400">
            <text:p>44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2.897648">
            <text:p>52.8976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Rosso del Merlo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500">
            <text:p>13500</text:p>
          </table:table-cell>
          <table:table-cell office:value-type="float" office:value="6900">
            <text:p>6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8x80ac4j4kydv01x</text:p>
          </table:table-cell>
          <table:table-cell office:value-type="string">
            <text:p>RED</text:p>
          </table:table-cell>
          <table:table-cell office:value-type="string">
            <text:p>Ca’ del Merlo Rosso Veneto</text:p>
          </table:table-cell>
          <table:table-cell office:value-type="string">
            <text:p>Quintarelli Giuseppe</text:p>
          </table:table-cell>
          <table:table-cell office:value-type="float" office:value="33.472233">
            <text:p>33.4722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Valpolicella Superiore</text:p>
          </table:table-cell>
          <table:table-cell office:value-type="string">
            <text:p>Giuseppe 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p0r5e9wfsf3adhv2</text:p>
          </table:table-cell>
          <table:table-cell office:value-type="string">
            <text:p>RED</text:p>
          </table:table-cell>
          <table:table-cell office:value-type="string">
            <text:p>Valpolicella Classico Superiore</text:p>
          </table:table-cell>
          <table:table-cell office:value-type="string">
            <text:p>Quintarelli Giuseppe</text:p>
          </table:table-cell>
          <table:table-cell office:value-type="float" office:value="55.602493">
            <text:p>55.602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Amarone della Valpolicella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8000">
            <text:p>1800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jv1sbfwwyz6m6d4d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Bertani</text:p>
          </table:table-cell>
          <table:table-cell office:value-type="float" office:value="49.62545">
            <text:p>49.625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Amarone 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5000">
            <text:p>35000</text:p>
          </table:table-cell>
          <table:table-cell office:value-type="float" office:value="21300">
            <text:p>213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a2kf0g9zy74sr0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Quintarelli Giuseppe</text:p>
          </table:table-cell>
          <table:table-cell office:value-type="float" office:value="34.351196">
            <text:p>34.3511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rozes-Hermitage Les Jalets</text:p>
          </table:table-cell>
          <table:table-cell office:value-type="string">
            <text:p>Paul Jaboulet A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pwppn42shv67xdjt</text:p>
          </table:table-cell>
          <table:table-cell office:value-type="string">
            <text:p>RED</text:p>
          </table:table-cell>
          <table:table-cell office:value-type="string">
            <text:p>Crozes-Hermitage Les Jalets</text:p>
          </table:table-cell>
          <table:table-cell office:value-type="string">
            <text:p>Paul Jaboulet Aîné</text:p>
          </table:table-cell>
          <table:table-cell office:value-type="float" office:value="57.539253">
            <text:p>57.539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Syrah</text:p>
          </table:table-cell>
          <table:table-cell office:value-type="string">
            <text:p>Quinta do No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0775dm3zhvewwrrg6e6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Quinta do Noval</text:p>
          </table:table-cell>
          <table:table-cell office:value-type="float" office:value="39.07845">
            <text:p>39.078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rozes-Hermitage</text:p>
          </table:table-cell>
          <table:table-cell office:value-type="string">
            <text:p>Alain Gra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rs1b0zywwwpscz9qme</text:p>
          </table:table-cell>
          <table:table-cell office:value-type="string">
            <text:p>RED</text:p>
          </table:table-cell>
          <table:table-cell office:value-type="string">
            <text:p>Crozes-Hermitage Rouge</text:p>
          </table:table-cell>
          <table:table-cell office:value-type="string">
            <text:p>Alain Graillot</text:p>
          </table:table-cell>
          <table:table-cell office:value-type="float" office:value="50.787018">
            <text:p>50.7870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Gigondas</text:p>
          </table:table-cell>
          <table:table-cell office:value-type="string">
            <text:p>Saint Cosm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3729">
            <text:p>372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kktbzz2e0rasjch5e</text:p>
          </table:table-cell>
          <table:table-cell office:value-type="string">
            <text:p>RED</text:p>
          </table:table-cell>
          <table:table-cell office:value-type="string">
            <text:p>Gigondas</text:p>
          </table:table-cell>
          <table:table-cell office:value-type="string">
            <text:p>Château de Saint Cosme</text:p>
          </table:table-cell>
          <table:table-cell office:value-type="float" office:value="29.966787">
            <text:p>29.9667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Syrah 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3800">
            <text:p>3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smzdrkdjd12mj6pn0e</text:p>
          </table:table-cell>
          <table:table-cell office:value-type="string">
            <text:p>RED</text:p>
          </table:table-cell>
          <table:table-cell office:value-type="string">
            <text:p>Syrah</text:p>
          </table:table-cell>
          <table:table-cell office:value-type="string">
            <text:p>Boekenhoutskloof</text:p>
          </table:table-cell>
          <table:table-cell office:value-type="float" office:value="38.84466">
            <text:p>38.84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Bin 28 Syrah</text:p>
          </table:table-cell>
          <table:table-cell office:value-type="string">
            <text:p>Penfol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3860">
            <text:p>386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nh4ynj2qd1y74xgxa</text:p>
          </table:table-cell>
          <table:table-cell office:value-type="string">
            <text:p>RED</text:p>
          </table:table-cell>
          <table:table-cell office:value-type="string">
            <text:p>Shiraz Bin 28</text:p>
          </table:table-cell>
          <table:table-cell office:value-type="string">
            <text:p>Penfolds</text:p>
          </table:table-cell>
          <table:table-cell office:value-type="float" office:value="39.473305">
            <text:p>39.473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ornas Nouvelle R</text:p>
          </table:table-cell>
          <table:table-cell office:value-type="string">
            <text:p>Guillaume Gill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4750">
            <text:p>47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79h736dzdemmtar2a</text:p>
          </table:table-cell>
          <table:table-cell office:value-type="string">
            <text:p>RED</text:p>
          </table:table-cell>
          <table:table-cell office:value-type="string">
            <text:p>Nouvelle R Cornas</text:p>
          </table:table-cell>
          <table:table-cell office:value-type="string">
            <text:p>Guillaume Gilles</text:p>
          </table:table-cell>
          <table:table-cell office:value-type="float" office:value="55.973656">
            <text:p>55.973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Hermitage Rouge</text:p>
          </table:table-cell>
          <table:table-cell office:value-type="string">
            <text:p>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pabb8rdcch0jz8rb</text:p>
          </table:table-cell>
          <table:table-cell office:value-type="string">
            <text:p>RED</text:p>
          </table:table-cell>
          <table:table-cell office:value-type="string">
            <text:p>Crozes-Hermitage Rouge</text:p>
          </table:table-cell>
          <table:table-cell office:value-type="string">
            <text:p>E. Guigal</text:p>
          </table:table-cell>
          <table:table-cell office:value-type="float" office:value="33.35583">
            <text:p>33.35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ote Rotie Ampodium</text:p>
          </table:table-cell>
          <table:table-cell office:value-type="string">
            <text:p>Domaine Rosta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wz1rwd5jwf56ave40e</text:p>
          </table:table-cell>
          <table:table-cell office:value-type="string">
            <text:p>RED</text:p>
          </table:table-cell>
          <table:table-cell office:value-type="string">
            <text:p>Côte-Rôtie Ampodium</text:p>
          </table:table-cell>
          <table:table-cell office:value-type="string">
            <text:p>Domaine Rostaing</text:p>
          </table:table-cell>
          <table:table-cell office:value-type="float" office:value="52.61304">
            <text:p>52.61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ornas</text:p>
          </table:table-cell>
          <table:table-cell office:value-type="string">
            <text:p>Hais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6400">
            <text:p>6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tzb1ekmeka2ea94c3m</text:p>
          </table:table-cell>
          <table:table-cell office:value-type="string">
            <text:p>RED</text:p>
          </table:table-cell>
          <table:table-cell office:value-type="string">
            <text:p>Cornas</text:p>
          </table:table-cell>
          <table:table-cell office:value-type="string">
            <text:p>Mark Haisma</text:p>
          </table:table-cell>
          <table:table-cell office:value-type="float" office:value="33.623898">
            <text:p>33.6238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Hermitage Rouge Domaine Tourettes</text:p>
          </table:table-cell>
          <table:table-cell office:value-type="string">
            <text:p>De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500">
            <text:p>18500</text:p>
          </table:table-cell>
          <table:table-cell office:value-type="float" office:value="8600">
            <text:p>8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jtsf4b3h83qn364a4</text:p>
          </table:table-cell>
          <table:table-cell office:value-type="string">
            <text:p>RED</text:p>
          </table:table-cell>
          <table:table-cell office:value-type="string">
            <text:p>Domaine des Tourettes Hermitage Rouge</text:p>
          </table:table-cell>
          <table:table-cell office:value-type="string">
            <text:p>Delas</text:p>
          </table:table-cell>
          <table:table-cell office:value-type="float" office:value="45.15566">
            <text:p>45.15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hateau d'Ampuis</text:p>
          </table:table-cell>
          <table:table-cell office:value-type="string">
            <text:p>Etienne Gui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000">
            <text:p>17000</text:p>
          </table:table-cell>
          <table:table-cell office:value-type="float" office:value="9200">
            <text:p>9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smqjs64dw77ym95</text:p>
          </table:table-cell>
          <table:table-cell office:value-type="string">
            <text:p>RED</text:p>
          </table:table-cell>
          <table:table-cell office:value-type="string">
            <text:p>Côte-Rôtie Château d'Ampuis</text:p>
          </table:table-cell>
          <table:table-cell office:value-type="string">
            <text:p>E. Guigal</text:p>
          </table:table-cell>
          <table:table-cell office:value-type="float" office:value="36.04687">
            <text:p>36.04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Cornas</text:p>
          </table:table-cell>
          <table:table-cell office:value-type="string">
            <text:p>Cla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wwcykfaz24sbg7ry0j00pe</text:p>
          </table:table-cell>
          <table:table-cell office:value-type="string">
            <text:p>RED</text:p>
          </table:table-cell>
          <table:table-cell office:value-type="string">
            <text:p>Cornas</text:p>
          </table:table-cell>
          <table:table-cell office:value-type="string">
            <text:p>Auguste Clape</text:p>
          </table:table-cell>
          <table:table-cell office:value-type="float" office:value="27.172071">
            <text:p>27.1720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GRANITE Syrah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300">
            <text:p>12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gaaxaee9bj079yg35jc</text:p>
          </table:table-cell>
          <table:table-cell office:value-type="string">
            <text:p>RED</text:p>
          </table:table-cell>
          <table:table-cell office:value-type="string">
            <text:p>Granite Syrah</text:p>
          </table:table-cell>
          <table:table-cell office:value-type="string">
            <text:p>Mullineux</text:p>
          </table:table-cell>
          <table:table-cell office:value-type="float" office:value="46.142094">
            <text:p>46.1420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33djdvy8df1haw6em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Trediberri</text:p>
          </table:table-cell>
          <table:table-cell office:value-type="float" office:value="51.88649">
            <text:p>51.886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2t4kw43wwfsv9czv</text:p>
          </table:table-cell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G.D. Vajra</text:p>
          </table:table-cell>
          <table:table-cell office:value-type="float" office:value="39.150036">
            <text:p>39.150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7tt1sgbkekrzdx0f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Produttori del Barbaresco</text:p>
          </table:table-cell>
          <table:table-cell office:value-type="float" office:value="55.475075">
            <text:p>55.4750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qxyybn1dr1y2fe5zbj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Comm. G.B. Burlotto</text:p>
          </table:table-cell>
          <table:table-cell office:value-type="float" office:value="37.22552">
            <text:p>37.22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Pian delle Mole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a8wkcvdwnfbyr0p0x</text:p>
          </table:table-cell>
          <table:table-cell office:value-type="string">
            <text:p>RED</text:p>
          </table:table-cell>
          <table:table-cell office:value-type="string">
            <text:p>Pian delle Mole Langhe Nebbiolo</text:p>
          </table:table-cell>
          <table:table-cell office:value-type="string">
            <text:p>Giulia Negri</text:p>
          </table:table-cell>
          <table:table-cell office:value-type="float" office:value="58.248753">
            <text:p>58.2487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NO NAME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483">
            <text:p>2483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3d51zgxwyhcy2zwmv</text:p>
          </table:table-cell>
          <table:table-cell office:value-type="string">
            <text:p>RED</text:p>
          </table:table-cell>
          <table:table-cell office:value-type="string">
            <text:p>No Name</text:p>
          </table:table-cell>
          <table:table-cell office:value-type="string">
            <text:p>Borgogno</text:p>
          </table:table-cell>
          <table:table-cell office:value-type="float" office:value="41.047546">
            <text:p>41.047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IL FAVOT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rbs0avk4m8tw6pa1</text:p>
          </table:table-cell>
          <table:table-cell office:value-type="string">
            <text:p>RED</text:p>
          </table:table-cell>
          <table:table-cell office:value-type="string">
            <text:p>Il Favot Langhe Nebbiolo</text:p>
          </table:table-cell>
          <table:table-cell office:value-type="string">
            <text:p>Aldo Conterno</text:p>
          </table:table-cell>
          <table:table-cell office:value-type="float" office:value="55.943295">
            <text:p>55.9432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Rosso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49cbmzfp0gq2fm2aw</text:p>
          </table:table-cell>
          <table:table-cell office:value-type="string">
            <text:p>RED</text:p>
          </table:table-cell>
          <table:table-cell office:value-type="string">
            <text:p>Langhe Rosso</text:p>
          </table:table-cell>
          <table:table-cell office:value-type="string">
            <text:p>Roagna</text:p>
          </table:table-cell>
          <table:table-cell office:value-type="float" office:value="38.28285">
            <text:p>38.282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250">
            <text:p>42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Nebbiolo Ester Canale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000">
            <text:p>28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hcj3meyk3sdeb5ekx</text:p>
          </table:table-cell>
          <table:table-cell office:value-type="string">
            <text:p>RED</text:p>
          </table:table-cell>
          <table:table-cell office:value-type="string">
            <text:p>Nebbiolo Ester Canale Rosso</text:p>
          </table:table-cell>
          <table:table-cell office:value-type="string">
            <text:p>Giovanni Rosso</text:p>
          </table:table-cell>
          <table:table-cell office:value-type="float" office:value="60.93687">
            <text:p>60.93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58.33988">
            <text:p>58.339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58.013443">
            <text:p>58.013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Vallegrande</text:p>
          </table:table-cell>
          <table:table-cell office:value-type="string">
            <text:p>ca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p5hhz5w8fwqmefqp</text:p>
          </table:table-cell>
          <table:table-cell office:value-type="string">
            <text:p>RED</text:p>
          </table:table-cell>
          <table:table-cell office:value-type="string">
            <text:p>Barbaresco Vallegrande</text:p>
          </table:table-cell>
          <table:table-cell office:value-type="string">
            <text:p>Ca’ del Baio</text:p>
          </table:table-cell>
          <table:table-cell office:value-type="float" office:value="59.996925">
            <text:p>59.9969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3375">
            <text:p>337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8t3kr0338y8df3ry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Ceretto</text:p>
          </table:table-cell>
          <table:table-cell office:value-type="float" office:value="45.96809">
            <text:p>45.968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Bordini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h361109p4mgbep6g</text:p>
          </table:table-cell>
          <table:table-cell office:value-type="string">
            <text:p>RED</text:p>
          </table:table-cell>
          <table:table-cell office:value-type="string">
            <text:p>Barbaresco Bordini</text:p>
          </table:table-cell>
          <table:table-cell office:value-type="string">
            <text:p>La Spinetta</text:p>
          </table:table-cell>
          <table:table-cell office:value-type="float" office:value="53.80714">
            <text:p>53.807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</text:p>
          </table:table-cell>
          <table:table-cell office:value-type="string">
            <text:p>Francesco Vers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4200">
            <text:p>4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1er7ef3xg09jwt05k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Francesco Versio</text:p>
          </table:table-cell>
          <table:table-cell office:value-type="float" office:value="59.397106">
            <text:p>59.3971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</text:p>
          </table:table-cell>
          <table:table-cell office:value-type="string">
            <text:p>Francesco Vers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01er7ef3xg09jwt05k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Francesco Versio</text:p>
          </table:table-cell>
          <table:table-cell office:value-type="float" office:value="59.397106">
            <text:p>59.3971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Martinenga</text:p>
          </table:table-cell>
          <table:table-cell office:value-type="string">
            <text:p>Marchesi Gre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5evfefewmwzk9bd1hq</text:p>
          </table:table-cell>
          <table:table-cell office:value-type="string">
            <text:p>RED</text:p>
          </table:table-cell>
          <table:table-cell office:value-type="string">
            <text:p>Barbaresco Martinenga</text:p>
          </table:table-cell>
          <table:table-cell office:value-type="string">
            <text:p>Marchesi di Gresy</text:p>
          </table:table-cell>
          <table:table-cell office:value-type="float" office:value="58.04705">
            <text:p>58.047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Rabaja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8.365475">
            <text:p>58.365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Galli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200">
            <text:p>15200</text:p>
          </table:table-cell>
          <table:table-cell office:value-type="float" office:value="7300">
            <text:p>7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rktcrbpfre4gvckk</text:p>
          </table:table-cell>
          <table:table-cell office:value-type="string">
            <text:p>RED</text:p>
          </table:table-cell>
          <table:table-cell office:value-type="string">
            <text:p>Barbaresco Gallina</text:p>
          </table:table-cell>
          <table:table-cell office:value-type="string">
            <text:p>Ceretto</text:p>
          </table:table-cell>
          <table:table-cell office:value-type="float" office:value="53.581333">
            <text:p>53.5813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Starderi Vürsu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600">
            <text:p>16600</text:p>
          </table:table-cell>
          <table:table-cell office:value-type="float" office:value="9800">
            <text:p>9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8x6xkcszst5x4e05</text:p>
          </table:table-cell>
          <table:table-cell office:value-type="string">
            <text:p>RED</text:p>
          </table:table-cell>
          <table:table-cell office:value-type="string">
            <text:p>Barbaresco Vürsù Starderi</text:p>
          </table:table-cell>
          <table:table-cell office:value-type="string">
            <text:p>La Spinetta</text:p>
          </table:table-cell>
          <table:table-cell office:value-type="float" office:value="64.83833">
            <text:p>64.838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Albesani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3300">
            <text:p>13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h96gfe3nhqyspbd4p</text:p>
          </table:table-cell>
          <table:table-cell office:value-type="string">
            <text:p>RED</text:p>
          </table:table-cell>
          <table:table-cell office:value-type="string">
            <text:p>Barbaresco Albesani</text:p>
          </table:table-cell>
          <table:table-cell office:value-type="string">
            <text:p>Roagna</text:p>
          </table:table-cell>
          <table:table-cell office:value-type="float" office:value="55.55831">
            <text:p>55.558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Gallina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3300">
            <text:p>13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h2rtm5kckyf177c32</text:p>
          </table:table-cell>
          <table:table-cell office:value-type="string">
            <text:p>RED</text:p>
          </table:table-cell>
          <table:table-cell office:value-type="string">
            <text:p>Gallina Barbaresco</text:p>
          </table:table-cell>
          <table:table-cell office:value-type="string">
            <text:p>Roagna</text:p>
          </table:table-cell>
          <table:table-cell office:value-type="float" office:value="52.537865">
            <text:p>52.5378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Paje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4400">
            <text:p>14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ayfx98g3yv9x8e51g</text:p>
          </table:table-cell>
          <table:table-cell office:value-type="string">
            <text:p>RED</text:p>
          </table:table-cell>
          <table:table-cell office:value-type="string">
            <text:p>Barbaresco Pajè</text:p>
          </table:table-cell>
          <table:table-cell office:value-type="string">
            <text:p>Roagna</text:p>
          </table:table-cell>
          <table:table-cell office:value-type="float" office:value="49.405903">
            <text:p>49.4059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000">
            <text:p>32000</text:p>
          </table:table-cell>
          <table:table-cell office:value-type="float" office:value="21800">
            <text:p>218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43.328506">
            <text:p>43.3285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0">
            <text:p>32000</text:p>
          </table:table-cell>
          <table:table-cell office:value-type="float" office:value="15900">
            <text:p>15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43.328506">
            <text:p>43.3285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Asili Vecchie Vigne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1300">
            <text:p>31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dgp2zj7wqtwwm66nq</text:p>
          </table:table-cell>
          <table:table-cell office:value-type="string">
            <text:p>RED</text:p>
          </table:table-cell>
          <table:table-cell office:value-type="string">
            <text:p>Asili Barbaresco Vecchie Viti</text:p>
          </table:table-cell>
          <table:table-cell office:value-type="string">
            <text:p>Roagna</text:p>
          </table:table-cell>
          <table:table-cell office:value-type="float" office:value="56.51434">
            <text:p>56.514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Barbaresco Costa Russ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hpqhayctpbyag1ne</text:p>
          </table:table-cell>
          <table:table-cell office:value-type="string">
            <text:p>RED</text:p>
          </table:table-cell>
          <table:table-cell office:value-type="string">
            <text:p>Barbaresco Costa Russi</text:p>
          </table:table-cell>
          <table:table-cell office:value-type="string">
            <text:p>Gaja</text:p>
          </table:table-cell>
          <table:table-cell office:value-type="float" office:value="55.881252">
            <text:p>55.8812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Berri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xhefzp85tnk6axa05b</text:p>
          </table:table-cell>
          <table:table-cell office:value-type="string">
            <text:p>RED</text:p>
          </table:table-cell>
          <table:table-cell office:value-type="string">
            <text:p>Berri Barolo</text:p>
          </table:table-cell>
          <table:table-cell office:value-type="string">
            <text:p>Trediberri</text:p>
          </table:table-cell>
          <table:table-cell office:value-type="float" office:value="55.34868">
            <text:p>55.348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la Morra</text:p>
          </table:table-cell>
          <table:table-cell office:value-type="string">
            <text:p>Criss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200">
            <text:p>22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z2424rq2zg759m81hn</text:p>
          </table:table-cell>
          <table:table-cell office:value-type="string">
            <text:p>RED</text:p>
          </table:table-cell>
          <table:table-cell office:value-type="string">
            <text:p>Barolo del Comune di La Morra</text:p>
          </table:table-cell>
          <table:table-cell office:value-type="string">
            <text:p>Crissante Alessandria</text:p>
          </table:table-cell>
          <table:table-cell office:value-type="float" office:value="40.985332">
            <text:p>40.9853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Serralunga 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200">
            <text:p>6200</text:p>
          </table:table-cell>
          <table:table-cell office:value-type="float" office:value="2730">
            <text:p>273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kmrhdwpvst5eqcpw</text:p>
          </table:table-cell>
          <table:table-cell office:value-type="string">
            <text:p>RED</text:p>
          </table:table-cell>
          <table:table-cell office:value-type="string">
            <text:p>Barolo Comune di Serralunga d'Alba</text:p>
          </table:table-cell>
          <table:table-cell office:value-type="string">
            <text:p>Ettore Germano</text:p>
          </table:table-cell>
          <table:table-cell office:value-type="float" office:value="56.21104">
            <text:p>56.21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Riserva</text:p>
          </table:table-cell>
          <table:table-cell office:value-type="string">
            <text:p>Bosch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r8d7g8q6mfbsp4nwd</text:p>
          </table:table-cell>
          <table:table-cell office:value-type="string">
            <text:p>RED</text:p>
          </table:table-cell>
          <table:table-cell office:value-type="string">
            <text:p>Barolo Riserva</text:p>
          </table:table-cell>
          <table:table-cell office:value-type="string">
            <text:p>Cascina Boschetti Gomba</text:p>
          </table:table-cell>
          <table:table-cell office:value-type="float" office:value="36.66509">
            <text:p>36.665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Mosconi</text:p>
          </table:table-cell>
          <table:table-cell office:value-type="string">
            <text:p>Piero Benev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hzw9m0zahr6qrdwf</text:p>
          </table:table-cell>
          <table:table-cell office:value-type="string">
            <text:p>RED</text:p>
          </table:table-cell>
          <table:table-cell office:value-type="string">
            <text:p>Barolo Mosconi</text:p>
          </table:table-cell>
          <table:table-cell office:value-type="string">
            <text:p>Benevelli Piero</text:p>
          </table:table-cell>
          <table:table-cell office:value-type="float" office:value="64.9624">
            <text:p>64.9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Galina</text:p>
          </table:table-cell>
          <table:table-cell office:value-type="string">
            <text:p>Criss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f7s2dv1ae1sjhga2w4</text:p>
          </table:table-cell>
          <table:table-cell office:value-type="string">
            <text:p>RED</text:p>
          </table:table-cell>
          <table:table-cell office:value-type="string">
            <text:p>Barolo Galina</text:p>
          </table:table-cell>
          <table:table-cell office:value-type="string">
            <text:p>Crissante Alessandria</text:p>
          </table:table-cell>
          <table:table-cell office:value-type="float" office:value="49.552357">
            <text:p>49.552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Capalot</text:p>
          </table:table-cell>
          <table:table-cell office:value-type="string">
            <text:p>Criss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r2pqchkezj10fhw7c0fkah</text:p>
          </table:table-cell>
          <table:table-cell office:value-type="string">
            <text:p>RED</text:p>
          </table:table-cell>
          <table:table-cell office:value-type="string">
            <text:p>Barolo Capalot</text:p>
          </table:table-cell>
          <table:table-cell office:value-type="string">
            <text:p>Crissante Alessandria</text:p>
          </table:table-cell>
          <table:table-cell office:value-type="float" office:value="51.207836">
            <text:p>51.207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aArborina</text:p>
          </table:table-cell>
          <table:table-cell office:value-type="string">
            <text:p>Renato 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34pmhq6v1dfccbtr</text:p>
          </table:table-cell>
          <table:table-cell office:value-type="string">
            <text:p>RED</text:p>
          </table:table-cell>
          <table:table-cell office:value-type="string">
            <text:p>Arborina Barolo</text:p>
          </table:table-cell>
          <table:table-cell office:value-type="string">
            <text:p>Renato Corino</text:p>
          </table:table-cell>
          <table:table-cell office:value-type="float" office:value="64.90872">
            <text:p>64.908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Bussia</text:p>
          </table:table-cell>
          <table:table-cell office:value-type="string">
            <text:p>Giacomo Fenocch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zr5hrj87bd0v8pre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Giacomo Fenocchio</text:p>
          </table:table-cell>
          <table:table-cell office:value-type="float" office:value="61.612007">
            <text:p>61.6120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Rocche Annunziata</text:p>
          </table:table-cell>
          <table:table-cell office:value-type="string">
            <text:p>Renato 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f336e8zbn4eb068fym</text:p>
          </table:table-cell>
          <table:table-cell office:value-type="string">
            <text:p>RED</text:p>
          </table:table-cell>
          <table:table-cell office:value-type="string">
            <text:p>Rocche dell'Annunziata Barolo</text:p>
          </table:table-cell>
          <table:table-cell office:value-type="string">
            <text:p>Renato Corino</text:p>
          </table:table-cell>
          <table:table-cell office:value-type="float" office:value="65.326866">
            <text:p>65.326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Rocche Annunziata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200">
            <text:p>9200</text:p>
          </table:table-cell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yahyw03j1hs0mpg04d</text:p>
          </table:table-cell>
          <table:table-cell office:value-type="string">
            <text:p>RED</text:p>
          </table:table-cell>
          <table:table-cell office:value-type="string">
            <text:p>Barolo Rocche dell'Annunziata</text:p>
          </table:table-cell>
          <table:table-cell office:value-type="string">
            <text:p>Trediberri</text:p>
          </table:table-cell>
          <table:table-cell office:value-type="float" office:value="57.66738">
            <text:p>57.667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Fossati Annata Storica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500">
            <text:p>13500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0y7fdpfx39xw2j38w</text:p>
          </table:table-cell>
          <table:table-cell office:value-type="string">
            <text:p>RED</text:p>
          </table:table-cell>
          <table:table-cell office:value-type="string">
            <text:p>Barolo Fossati</text:p>
          </table:table-cell>
          <table:table-cell office:value-type="string">
            <text:p>Borgogno</text:p>
          </table:table-cell>
          <table:table-cell office:value-type="float" office:value="51.960308">
            <text:p>51.9603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la Tartufaia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zmr67mxbwqeqzq6pm</text:p>
          </table:table-cell>
          <table:table-cell office:value-type="string">
            <text:p>RED</text:p>
          </table:table-cell>
          <table:table-cell office:value-type="string">
            <text:p>La Tartufaia Barolo</text:p>
          </table:table-cell>
          <table:table-cell office:value-type="string">
            <text:p>Giulia Negri</text:p>
          </table:table-cell>
          <table:table-cell office:value-type="float" office:value="65.29">
            <text:p>65.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Serr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4t9mp6bzdnde35py</text:p>
          </table:table-cell>
          <table:table-cell office:value-type="string">
            <text:p>RED</text:p>
          </table:table-cell>
          <table:table-cell office:value-type="string">
            <text:p>Barolo La Serra</text:p>
          </table:table-cell>
          <table:table-cell office:value-type="string">
            <text:p>Giovanni Rosso</text:p>
          </table:table-cell>
          <table:table-cell office:value-type="float" office:value="51.54147">
            <text:p>51.54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Aleste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5900">
            <text:p>5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6s5tz0c44manx5da</text:p>
          </table:table-cell>
          <table:table-cell office:value-type="string">
            <text:p>RED</text:p>
          </table:table-cell>
          <table:table-cell office:value-type="string">
            <text:p>Barolo Aleste</text:p>
          </table:table-cell>
          <table:table-cell office:value-type="string">
            <text:p>Sandrone Luciano</text:p>
          </table:table-cell>
          <table:table-cell office:value-type="float" office:value="65.292206">
            <text:p>65.292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Liste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eznc2wnzzgzcgp0cmz</text:p>
          </table:table-cell>
          <table:table-cell office:value-type="string">
            <text:p>RED</text:p>
          </table:table-cell>
          <table:table-cell office:value-type="string">
            <text:p>Barolo Liste</text:p>
          </table:table-cell>
          <table:table-cell office:value-type="string">
            <text:p>Borgogno</text:p>
          </table:table-cell>
          <table:table-cell office:value-type="float" office:value="51.189487">
            <text:p>51.189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Bricco Ambrogi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310">
            <text:p>531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85jkxenvk2ks05ce</text:p>
          </table:table-cell>
          <table:table-cell office:value-type="string">
            <text:p>RED</text:p>
          </table:table-cell>
          <table:table-cell office:value-type="string">
            <text:p>Barolo Bricco Ambrogio</text:p>
          </table:table-cell>
          <table:table-cell office:value-type="string">
            <text:p>Paolo Scavino</text:p>
          </table:table-cell>
          <table:table-cell office:value-type="float" office:value="63.742973">
            <text:p>63.742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Bricco Ambrogi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85jkxenvk2ks05ce</text:p>
          </table:table-cell>
          <table:table-cell office:value-type="string">
            <text:p>RED</text:p>
          </table:table-cell>
          <table:table-cell office:value-type="string">
            <text:p>Barolo Bricco Ambrogio</text:p>
          </table:table-cell>
          <table:table-cell office:value-type="string">
            <text:p>Paolo Scavino</text:p>
          </table:table-cell>
          <table:table-cell office:value-type="float" office:value="63.742973">
            <text:p>63.742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42.373436">
            <text:p>42.3734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42.373436">
            <text:p>42.3734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Mosconi Vigna Ped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5750">
            <text:p>57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bfww8ebwqpxqezag</text:p>
          </table:table-cell>
          <table:table-cell office:value-type="string">
            <text:p>RED</text:p>
          </table:table-cell>
          <table:table-cell office:value-type="string">
            <text:p>Barolo Mosconi Vigna Ped</text:p>
          </table:table-cell>
          <table:table-cell office:value-type="string">
            <text:p>Conterno Fantino</text:p>
          </table:table-cell>
          <table:table-cell office:value-type="float" office:value="70.34417">
            <text:p>70.344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le Vigne 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62.398666">
            <text:p>62.398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le Vigne 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62.398666">
            <text:p>62.398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Sori Ginestra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500">
            <text:p>14500</text:p>
          </table:table-cell>
          <table:table-cell office:value-type="float" office:value="6300">
            <text:p>63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9.06047">
            <text:p>69.06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Ravera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470">
            <text:p>647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q3jhn9gr13jwpaft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Paolo Scavino</text:p>
          </table:table-cell>
          <table:table-cell office:value-type="float" office:value="62.487087">
            <text:p>62.4870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Ravera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q3jhn9gr13jwpaft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Paolo Scavino</text:p>
          </table:table-cell>
          <table:table-cell office:value-type="float" office:value="62.487087">
            <text:p>62.4870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Monviglier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400">
            <text:p>12400</text:p>
          </table:table-cell>
          <table:table-cell office:value-type="float" office:value="6470">
            <text:p>64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57nt01gcm1cbhpq82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Paolo Scavino</text:p>
          </table:table-cell>
          <table:table-cell office:value-type="float" office:value="62.942467">
            <text:p>62.942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Monviglier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400">
            <text:p>12400</text:p>
          </table:table-cell>
          <table:table-cell office:value-type="float" office:value="7000">
            <text:p>7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57nt01gcm1cbhpq82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Paolo Scavino</text:p>
          </table:table-cell>
          <table:table-cell office:value-type="float" office:value="62.942467">
            <text:p>62.942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Pajan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400">
            <text:p>14400</text:p>
          </table:table-cell>
          <table:table-cell office:value-type="float" office:value="7045">
            <text:p>704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shqrvje5e2ypqpd5</text:p>
          </table:table-cell>
          <table:table-cell office:value-type="string">
            <text:p>RED</text:p>
          </table:table-cell>
          <table:table-cell office:value-type="string">
            <text:p>Barolo Pajana</text:p>
          </table:table-cell>
          <table:table-cell office:value-type="string">
            <text:p>Domenico Clerico</text:p>
          </table:table-cell>
          <table:table-cell office:value-type="float" office:value="67.13858">
            <text:p>67.138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Pajan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200">
            <text:p>16200</text:p>
          </table:table-cell>
          <table:table-cell office:value-type="float" office:value="6790">
            <text:p>67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shqrvje5e2ypqpd5</text:p>
          </table:table-cell>
          <table:table-cell office:value-type="string">
            <text:p>RED</text:p>
          </table:table-cell>
          <table:table-cell office:value-type="string">
            <text:p>Barolo Pajana</text:p>
          </table:table-cell>
          <table:table-cell office:value-type="string">
            <text:p>Domenico Clerico</text:p>
          </table:table-cell>
          <table:table-cell office:value-type="float" office:value="67.13858">
            <text:p>67.138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Aeroplanservaj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7000">
            <text:p>7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rpqw1d4re9846pkfws77h</text:p>
          </table:table-cell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Domenico Clerico</text:p>
          </table:table-cell>
          <table:table-cell office:value-type="float" office:value="69.4788">
            <text:p>69.47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Prapo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he0vfk64gb044bhq</text:p>
          </table:table-cell>
          <table:table-cell office:value-type="string">
            <text:p>RED</text:p>
          </table:table-cell>
          <table:table-cell office:value-type="string">
            <text:p>Prapó Barolo</text:p>
          </table:table-cell>
          <table:table-cell office:value-type="string">
            <text:p>Paolo Scavino</text:p>
          </table:table-cell>
          <table:table-cell office:value-type="float" office:value="63.019165">
            <text:p>63.019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7040">
            <text:p>704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54.024727">
            <text:p>54.024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7040">
            <text:p>70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54.024727">
            <text:p>54.024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Serradenari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7200">
            <text:p>7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5c78e7mx5trzk46c</text:p>
          </table:table-cell>
          <table:table-cell office:value-type="string">
            <text:p>RED</text:p>
          </table:table-cell>
          <table:table-cell office:value-type="string">
            <text:p>Serradenari Barolo</text:p>
          </table:table-cell>
          <table:table-cell office:value-type="string">
            <text:p>Giulia Negri</text:p>
          </table:table-cell>
          <table:table-cell office:value-type="float" office:value="64.8262">
            <text:p>64.82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Ciabot Mentin Ginestr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jeyk8t0fcd4ysbz0yr</text:p>
          </table:table-cell>
          <table:table-cell office:value-type="string">
            <text:p>RED</text:p>
          </table:table-cell>
          <table:table-cell office:value-type="string">
            <text:p>Barolo Ginestra Ciabot Mentin</text:p>
          </table:table-cell>
          <table:table-cell office:value-type="string">
            <text:p>Domenico Clerico</text:p>
          </table:table-cell>
          <table:table-cell office:value-type="float" office:value="75.54343">
            <text:p>75.543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Ciabot Mentin Ginestra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8900">
            <text:p>18900</text:p>
          </table:table-cell>
          <table:table-cell office:value-type="float" office:value="8400">
            <text:p>8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yk8t0fcd4ysbz0yr</text:p>
          </table:table-cell>
          <table:table-cell office:value-type="string">
            <text:p>RED</text:p>
          </table:table-cell>
          <table:table-cell office:value-type="string">
            <text:p>Barolo Ginestra Ciabot Mentin</text:p>
          </table:table-cell>
          <table:table-cell office:value-type="string">
            <text:p>Domenico Clerico</text:p>
          </table:table-cell>
          <table:table-cell office:value-type="float" office:value="75.54343">
            <text:p>75.543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Ginestra Case Mate</text:p>
          </table:table-cell>
          <table:table-cell office:value-type="string">
            <text:p>Elio Gr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559">
            <text:p>7559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je6hecmax2xajjj926</text:p>
          </table:table-cell>
          <table:table-cell office:value-type="string">
            <text:p>RED</text:p>
          </table:table-cell>
          <table:table-cell office:value-type="string">
            <text:p>Barolo Ginestra Casa Maté</text:p>
          </table:table-cell>
          <table:table-cell office:value-type="string">
            <text:p>Elio Grasso</text:p>
          </table:table-cell>
          <table:table-cell office:value-type="float" office:value="68.28585">
            <text:p>68.2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Bric del Fiasc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5d3n6jv93fq8ew6w0</text:p>
          </table:table-cell>
          <table:table-cell office:value-type="string">
            <text:p>RED</text:p>
          </table:table-cell>
          <table:table-cell office:value-type="string">
            <text:p>Barolo Bric Dël Fiasc</text:p>
          </table:table-cell>
          <table:table-cell office:value-type="string">
            <text:p>Paolo Scavino</text:p>
          </table:table-cell>
          <table:table-cell office:value-type="float" office:value="69.06201">
            <text:p>69.062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Bric del Fiasc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800">
            <text:p>14800</text:p>
          </table:table-cell>
          <table:table-cell office:value-type="float" office:value="6800">
            <text:p>6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5d3n6jv93fq8ew6w0</text:p>
          </table:table-cell>
          <table:table-cell office:value-type="string">
            <text:p>RED</text:p>
          </table:table-cell>
          <table:table-cell office:value-type="string">
            <text:p>Barolo Bric Dël Fiasc</text:p>
          </table:table-cell>
          <table:table-cell office:value-type="string">
            <text:p>Paolo Scavino</text:p>
          </table:table-cell>
          <table:table-cell office:value-type="float" office:value="69.06201">
            <text:p>69.062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Riserva Lazzarito</text:p>
          </table:table-cell>
          <table:table-cell office:value-type="string">
            <text:p>Ettore Germ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7680">
            <text:p>76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c2qy7wpkfn0qyege3</text:p>
          </table:table-cell>
          <table:table-cell office:value-type="string">
            <text:p>RED</text:p>
          </table:table-cell>
          <table:table-cell office:value-type="string">
            <text:p>Barolo Lazzarito Riserva</text:p>
          </table:table-cell>
          <table:table-cell office:value-type="string">
            <text:p>Ettore Germano</text:p>
          </table:table-cell>
          <table:table-cell office:value-type="float" office:value="67.96221">
            <text:p>67.962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Arborina</text:p>
          </table:table-cell>
          <table:table-cell office:value-type="string">
            <text:p>Elio Alt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1800">
            <text:p>21800</text:p>
          </table:table-cell>
          <table:table-cell office:value-type="float" office:value="9200">
            <text:p>9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0f3j2420tthfr22vh</text:p>
          </table:table-cell>
          <table:table-cell office:value-type="string">
            <text:p>RED</text:p>
          </table:table-cell>
          <table:table-cell office:value-type="string">
            <text:p>Barolo Arborina</text:p>
          </table:table-cell>
          <table:table-cell office:value-type="string">
            <text:p>Elio Altare</text:p>
          </table:table-cell>
          <table:table-cell office:value-type="float" office:value="67.56298">
            <text:p>67.562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Perno Santo Stefano</text:p>
          </table:table-cell>
          <table:table-cell office:value-type="string">
            <text:p>Giuseppe Mascar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1700">
            <text:p>31700</text:p>
          </table:table-cell>
          <table:table-cell office:value-type="float" office:value="13000">
            <text:p>13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r0n3hj12wxzj7xv3t</text:p>
          </table:table-cell>
          <table:table-cell office:value-type="string">
            <text:p>RED</text:p>
          </table:table-cell>
          <table:table-cell office:value-type="string">
            <text:p>Barolo Santo Stefano di Perno</text:p>
          </table:table-cell>
          <table:table-cell office:value-type="string">
            <text:p>Mascarello Giuseppe e Figlio</text:p>
          </table:table-cell>
          <table:table-cell office:value-type="float" office:value="51.397373">
            <text:p>51.3973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La Pira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3300">
            <text:p>13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5zqvt4at8zjhb0m6gf</text:p>
          </table:table-cell>
          <table:table-cell office:value-type="string">
            <text:p>RED</text:p>
          </table:table-cell>
          <table:table-cell office:value-type="string">
            <text:p>Barolo Pira</text:p>
          </table:table-cell>
          <table:table-cell office:value-type="string">
            <text:p>Roagna</text:p>
          </table:table-cell>
          <table:table-cell office:value-type="float" office:value="51.079933">
            <text:p>51.0799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Rocche Castiglione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8500">
            <text:p>28500</text:p>
          </table:table-cell>
          <table:table-cell office:value-type="float" office:value="14400">
            <text:p>144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z39x98axzyzf1w95s7</text:p>
          </table:table-cell>
          <table:table-cell office:value-type="string">
            <text:p>RED</text:p>
          </table:table-cell>
          <table:table-cell office:value-type="string">
            <text:p>Rocche di Castiglione Barolo</text:p>
          </table:table-cell>
          <table:table-cell office:value-type="string">
            <text:p>Roagna</text:p>
          </table:table-cell>
          <table:table-cell office:value-type="float" office:value="52.677975">
            <text:p>52.677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000">
            <text:p>16000</text:p>
          </table:table-cell>
          <table:table-cell office:value-type="float" office:value="3800">
            <text:p>3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6vzm9te2hadxvrqv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omm. G.B. Burlotto</text:p>
          </table:table-cell>
          <table:table-cell office:value-type="float" office:value="33.034195">
            <text:p>33.0341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Acclivi 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000">
            <text:p>19000</text:p>
          </table:table-cell>
          <table:table-cell office:value-type="float" office:value="4200">
            <text:p>4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k3rrt05n2ka437p3</text:p>
          </table:table-cell>
          <table:table-cell office:value-type="string">
            <text:p>RED</text:p>
          </table:table-cell>
          <table:table-cell office:value-type="string">
            <text:p>Barolo Acclivi</text:p>
          </table:table-cell>
          <table:table-cell office:value-type="string">
            <text:p>Comm. G.B. Burlotto</text:p>
          </table:table-cell>
          <table:table-cell office:value-type="float" office:value="38.145176">
            <text:p>38.145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0">
            <text:p>40000</text:p>
          </table:table-cell>
          <table:table-cell office:value-type="float" office:value="5300">
            <text:p>5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yr6bw18hp3q69257b</text:p>
          </table:table-cell>
          <table:table-cell office:value-type="string">
            <text:p>RED</text:p>
          </table:table-cell>
          <table:table-cell office:value-type="string">
            <text:p>Barolo Vigneto Cannubi</text:p>
          </table:table-cell>
          <table:table-cell office:value-type="string">
            <text:p>Comm. G.B. Burlotto</text:p>
          </table:table-cell>
          <table:table-cell office:value-type="float" office:value="32.548084">
            <text:p>32.5480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Cannubi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14700">
            <text:p>14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qyr6bw18hp3q69257b</text:p>
          </table:table-cell>
          <table:table-cell office:value-type="string">
            <text:p>RED</text:p>
          </table:table-cell>
          <table:table-cell office:value-type="string">
            <text:p>Barolo Vigneto Cannubi</text:p>
          </table:table-cell>
          <table:table-cell office:value-type="string">
            <text:p>Comm. G.B. Burlotto</text:p>
          </table:table-cell>
          <table:table-cell office:value-type="float" office:value="32.548084">
            <text:p>32.5480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e7vze0wrfqndc25c</text:p>
          </table:table-cell>
          <table:table-cell office:value-type="string">
            <text:p>RED</text:p>
          </table:table-cell>
          <table:table-cell office:value-type="string">
            <text:p>Barolo Monvigliero</text:p>
          </table:table-cell>
          <table:table-cell office:value-type="string">
            <text:p>Comm. G.B. Burlotto</text:p>
          </table:table-cell>
          <table:table-cell office:value-type="float" office:value="35.86993">
            <text:p>35.869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Spers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6100">
            <text:p>26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7qb0nmb3p3cs0zz4</text:p>
          </table:table-cell>
          <table:table-cell office:value-type="string">
            <text:p>RED</text:p>
          </table:table-cell>
          <table:table-cell office:value-type="string">
            <text:p>Barolo Sperss</text:p>
          </table:table-cell>
          <table:table-cell office:value-type="string">
            <text:p>Gaja</text:p>
          </table:table-cell>
          <table:table-cell office:value-type="float" office:value="48.933666">
            <text:p>48.933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43000">
            <text:p>43000</text:p>
          </table:table-cell>
          <table:table-cell office:value-type="float" office:value="24800">
            <text:p>24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float" office:value="59.76748">
            <text:p>59.76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arolo Franci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3900">
            <text:p>23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6xmh9qqa6wb2vpzvkp</text:p>
          </table:table-cell>
          <table:table-cell office:value-type="string">
            <text:p>RED</text:p>
          </table:table-cell>
          <table:table-cell office:value-type="string">
            <text:p>Barolo Francia</text:p>
          </table:table-cell>
          <table:table-cell office:value-type="string">
            <text:p>Giacomo Conterno</text:p>
          </table:table-cell>
          <table:table-cell office:value-type="float" office:value="59.76748">
            <text:p>59.76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attinara</text:p>
          </table:table-cell>
          <table:table-cell office:value-type="string">
            <text:p>Antoni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479">
            <text:p>347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36tnjaz3wz51azfd</text:p>
          </table:table-cell>
          <table:table-cell office:value-type="string">
            <text:p>RED</text:p>
          </table:table-cell>
          <table:table-cell office:value-type="string">
            <text:p>Gattinara</text:p>
          </table:table-cell>
          <table:table-cell office:value-type="string">
            <text:p>Antoniolo</text:p>
          </table:table-cell>
          <table:table-cell office:value-type="float" office:value="42.977158">
            <text:p>42.977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TELLINA Inferno</text:p>
          </table:table-cell>
          <table:table-cell office:value-type="string">
            <text:p>Raino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wqawq58esgf07f7ge</text:p>
          </table:table-cell>
          <table:table-cell office:value-type="string">
            <text:p>RED</text:p>
          </table:table-cell>
          <table:table-cell office:value-type="string">
            <text:p>Inferno Valtellina Superiore</text:p>
          </table:table-cell>
          <table:table-cell office:value-type="string">
            <text:p>Aldo Rainoldi</text:p>
          </table:table-cell>
          <table:table-cell office:value-type="float" office:value="40.29909">
            <text:p>40.299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TELLINA Sfursat 5 Stelle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s7wrcryy88b5gc8s</text:p>
          </table:table-cell>
          <table:table-cell office:value-type="string">
            <text:p>RED</text:p>
          </table:table-cell>
          <table:table-cell office:value-type="string">
            <text:p>Sforzato di Valtellina Sfursat 5 Stelle</text:p>
          </table:table-cell>
          <table:table-cell office:value-type="string">
            <text:p>Nino Negri</text:p>
          </table:table-cell>
          <table:table-cell office:value-type="float" office:value="55.6456">
            <text:p>55.6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Pian del Ciampolo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v6zdef7agyymtn75</text:p>
          </table:table-cell>
          <table:table-cell office:value-type="string">
            <text:p>RED</text:p>
          </table:table-cell>
          <table:table-cell office:value-type="string">
            <text:p>Pian del Ciampolo</text:p>
          </table:table-cell>
          <table:table-cell office:value-type="string">
            <text:p>Montevertine</text:p>
          </table:table-cell>
          <table:table-cell office:value-type="float" office:value="55.598328">
            <text:p>55.5983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Chianti Classico</text:p>
          </table:table-cell>
          <table:table-cell office:value-type="string">
            <text:p>Monterap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200">
            <text:p>22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c2kr6g47yz43kzdsw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Monteraponi</text:p>
          </table:table-cell>
          <table:table-cell office:value-type="float" office:value="42.311573">
            <text:p>42.311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Bugialla Riserva</text:p>
          </table:table-cell>
          <table:table-cell office:value-type="string">
            <text:p>Pogg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q3h28wz23htsfj73cm</text:p>
          </table:table-cell>
          <table:table-cell office:value-type="string">
            <text:p>RED</text:p>
          </table:table-cell>
          <table:table-cell office:value-type="string">
            <text:p>Bugialla Chianti Classico Riserva</text:p>
          </table:table-cell>
          <table:table-cell office:value-type="string">
            <text:p>Poggerino</text:p>
          </table:table-cell>
          <table:table-cell office:value-type="float" office:value="40.878963">
            <text:p>40.878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Montevertine IGT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500">
            <text:p>950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xafncz1w2kq2jj3s6vdv4</text:p>
          </table:table-cell>
          <table:table-cell office:value-type="string">
            <text:p>RED</text:p>
          </table:table-cell>
          <table:table-cell office:value-type="string">
            <text:p>Montevertine</text:p>
          </table:table-cell>
          <table:table-cell office:value-type="string">
            <text:p>Montevertine</text:p>
          </table:table-cell>
          <table:table-cell office:value-type="float" office:value="47.549767">
            <text:p>47.549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Baron Ugo</text:p>
          </table:table-cell>
          <table:table-cell office:value-type="string">
            <text:p>Monterap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200">
            <text:p>11200</text:p>
          </table:table-cell>
          <table:table-cell office:value-type="float" office:value="5500">
            <text:p>5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acnmr08cdb0c0sfz4w</text:p>
          </table:table-cell>
          <table:table-cell office:value-type="string">
            <text:p>RED</text:p>
          </table:table-cell>
          <table:table-cell office:value-type="string">
            <text:p>Baron' Ugo Toscana Rosso</text:p>
          </table:table-cell>
          <table:table-cell office:value-type="string">
            <text:p>Monteraponi</text:p>
          </table:table-cell>
          <table:table-cell office:value-type="float" office:value="44.53826">
            <text:p>44.538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Cepparello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52.429214">
            <text:p>52.4292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Carla 6 </text:p>
          </table:table-cell>
          <table:table-cell office:value-type="string">
            <text:p>La Ma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6650">
            <text:p>665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0zz1jp8pr533nr1nm</text:p>
          </table:table-cell>
          <table:table-cell office:value-type="string">
            <text:p>RED</text:p>
          </table:table-cell>
          <table:table-cell office:value-type="string">
            <text:p>Carla (6) Toscana</text:p>
          </table:table-cell>
          <table:table-cell office:value-type="string">
            <text:p>La Massa</text:p>
          </table:table-cell>
          <table:table-cell office:value-type="float" office:value="42.86043">
            <text:p>42.86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200">
            <text:p>18200</text:p>
          </table:table-cell>
          <table:table-cell office:value-type="float" office:value="7390">
            <text:p>739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4355">
            <text:p>58.6043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4355">
            <text:p>58.6043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Case Basse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9000">
            <text:p>99000</text:p>
          </table:table-cell>
          <table:table-cell office:value-type="float" office:value="39900">
            <text:p>3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7najdy5sv2jzphnb4</text:p>
          </table:table-cell>
          <table:table-cell office:value-type="string">
            <text:p>RED</text:p>
          </table:table-cell>
          <table:table-cell office:value-type="string">
            <text:p>Case Basse Sangiovese Toscana</text:p>
          </table:table-cell>
          <table:table-cell office:value-type="string">
            <text:p>Soldera</text:p>
          </table:table-cell>
          <table:table-cell office:value-type="float" office:value="48.749382">
            <text:p>48.7493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Case Basse</text:p>
          </table:table-cell>
          <table:table-cell office:value-type="string">
            <text:p>Sol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mv7najdy5sv2jzphnb4</text:p>
          </table:table-cell>
          <table:table-cell office:value-type="string">
            <text:p>RED</text:p>
          </table:table-cell>
          <table:table-cell office:value-type="string">
            <text:p>Case Basse Sangiovese Toscana</text:p>
          </table:table-cell>
          <table:table-cell office:value-type="string">
            <text:p>Soldera</text:p>
          </table:table-cell>
          <table:table-cell office:value-type="float" office:value="48.749382">
            <text:p>48.7493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80">
            <text:p>188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cspdyfn9tesrtjq32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nalicchio di Sopra</text:p>
          </table:table-cell>
          <table:table-cell office:value-type="float" office:value="61.685783">
            <text:p>61.6857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1880">
            <text:p>18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27vm1hm9391zact9g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e Ragnaie</text:p>
          </table:table-cell>
          <table:table-cell office:value-type="float" office:value="50.15915">
            <text:p>50.15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e27vm1hm9391zact9g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Le Ragnaie</text:p>
          </table:table-cell>
          <table:table-cell office:value-type="float" office:value="50.15915">
            <text:p>50.15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ollosor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53.924213">
            <text:p>53.924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Il Pogg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495">
            <text:p>349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ffz3mxedhcjegcfxk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Il Poggione</text:p>
          </table:table-cell>
          <table:table-cell office:value-type="float" office:value="51.097145">
            <text:p>51.097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29xpmrxfw5vmnwby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alenti</text:p>
          </table:table-cell>
          <table:table-cell office:value-type="float" office:value="51.056255">
            <text:p>51.056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Pelagrilli</text:p>
          </table:table-cell>
          <table:table-cell office:value-type="string">
            <text:p>Siro Pac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fbxec4wbns09s0pa7j</text:p>
          </table:table-cell>
          <table:table-cell office:value-type="string">
            <text:p>RED</text:p>
          </table:table-cell>
          <table:table-cell office:value-type="string">
            <text:p>Brunello di Montalcino Pelagrilli</text:p>
          </table:table-cell>
          <table:table-cell office:value-type="string">
            <text:p>Siro Pacenti</text:p>
          </table:table-cell>
          <table:table-cell office:value-type="float" office:value="66.75351">
            <text:p>66.753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is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6j14kdd4qpprnfrtg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isini</text:p>
          </table:table-cell>
          <table:table-cell office:value-type="float" office:value="53.216408">
            <text:p>53.2164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a Ma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nryp62ey69ay7b9p5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a Magia</text:p>
          </table:table-cell>
          <table:table-cell office:value-type="float" office:value="44.98279">
            <text:p>44.982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Rosso di Montalcin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4480">
            <text:p>44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eg59m3asbbds8fn3a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oggio di Sotto</text:p>
          </table:table-cell>
          <table:table-cell office:value-type="float" office:value="51.682983">
            <text:p>51.682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onti 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4900">
            <text:p>4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62.181435">
            <text:p>62.181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5100">
            <text:p>51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zkxrp3gmymgn89mf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alicchio di Sopra</text:p>
          </table:table-cell>
          <table:table-cell office:value-type="float" office:value="64.36865">
            <text:p>64.368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fhf63ybkvxqk53wj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Ragnaie</text:p>
          </table:table-cell>
          <table:table-cell office:value-type="float" office:value="52.84202">
            <text:p>52.842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fhf63ybkvxqk53wj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Ragnaie</text:p>
          </table:table-cell>
          <table:table-cell office:value-type="float" office:value="52.84202">
            <text:p>52.842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astello Romito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200">
            <text:p>11200</text:p>
          </table:table-cell>
          <table:table-cell office:value-type="float" office:value="5280">
            <text:p>52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s8q6q25tdkht9ce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stello Romitorio</text:p>
          </table:table-cell>
          <table:table-cell office:value-type="float" office:value="60.672054">
            <text:p>60.672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Le Chiu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a7dp09cbd14gz1j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e Chiuse</text:p>
          </table:table-cell>
          <table:table-cell office:value-type="float" office:value="49.772194">
            <text:p>49.7721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Vecchie Vigne</text:p>
          </table:table-cell>
          <table:table-cell office:value-type="string">
            <text:p>Siro Pac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3x85cc02zw5cgxfb8</text:p>
          </table:table-cell>
          <table:table-cell office:value-type="string">
            <text:p>RED</text:p>
          </table:table-cell>
          <table:table-cell office:value-type="string">
            <text:p>Brunello di Montalcino Vecchie Vigne</text:p>
          </table:table-cell>
          <table:table-cell office:value-type="string">
            <text:p>Siro Pacenti</text:p>
          </table:table-cell>
          <table:table-cell office:value-type="float" office:value="64.37631">
            <text:p>64.376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NICCO</text:p>
          </table:table-cell>
          <table:table-cell office:value-type="string">
            <text:p>Capan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6200">
            <text:p>62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mcre7tp3k47tw8ck88</text:p>
          </table:table-cell>
          <table:table-cell office:value-type="string">
            <text:p>RED</text:p>
          </table:table-cell>
          <table:table-cell office:value-type="string">
            <text:p>Nicco Brunello di Montalcino</text:p>
          </table:table-cell>
          <table:table-cell office:value-type="string">
            <text:p>Capanna</text:p>
          </table:table-cell>
          <table:table-cell office:value-type="float" office:value="49.142464">
            <text:p>49.1424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up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6470">
            <text:p>64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6ps2n0hfhmatte8c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upano</text:p>
          </table:table-cell>
          <table:table-cell office:value-type="float" office:value="54.623882">
            <text:p>54.623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</text:p>
          </table:table-cell>
          <table:table-cell office:value-type="string">
            <text:p>Cup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470">
            <text:p>64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r6ps2n0hfhmatte8c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upano</text:p>
          </table:table-cell>
          <table:table-cell office:value-type="float" office:value="54.623882">
            <text:p>54.623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Montosoli</text:p>
          </table:table-cell>
          <table:table-cell office:value-type="string">
            <text:p>Altes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000">
            <text:p>1700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bb3wf9bpm2gmr811w</text:p>
          </table:table-cell>
          <table:table-cell office:value-type="string">
            <text:p>RED</text:p>
          </table:table-cell>
          <table:table-cell office:value-type="string">
            <text:p>Brunello di Montalcino Montosoli</text:p>
          </table:table-cell>
          <table:table-cell office:value-type="string">
            <text:p>Altesino</text:p>
          </table:table-cell>
          <table:table-cell office:value-type="float" office:value="51.406036">
            <text:p>51.406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Vigneti Versante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000">
            <text:p>15000</text:p>
          </table:table-cell>
          <table:table-cell office:value-type="float" office:value="7200">
            <text:p>7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0r5zjvjkqdgv8cgcs</text:p>
          </table:table-cell>
          <table:table-cell office:value-type="string">
            <text:p>RED</text:p>
          </table:table-cell>
          <table:table-cell office:value-type="string">
            <text:p>Vigneti del Versante Brunello di Montalcino</text:p>
          </table:table-cell>
          <table:table-cell office:value-type="string">
            <text:p>Pian dell'Orino</text:p>
          </table:table-cell>
          <table:table-cell office:value-type="float" office:value="60.40215">
            <text:p>60.402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Pier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7500">
            <text:p>7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Brunello di Montalcino Piero</text:p>
          </table:table-cell>
          <table:table-cell office:value-type="string">
            <text:p>Talenti</text:p>
          </table:table-cell>
          <table:table-cell office:value-type="float" office:value="46.97172">
            <text:p>46.971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Pier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Brunello di Montalcino Piero</text:p>
          </table:table-cell>
          <table:table-cell office:value-type="string">
            <text:p>Talenti</text:p>
          </table:table-cell>
          <table:table-cell office:value-type="float" office:value="46.97172">
            <text:p>46.971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700">
            <text:p>8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float" office:value="59.841125">
            <text:p>59.8411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Tenuta Nuova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500">
            <text:p>19500</text:p>
          </table:table-cell>
          <table:table-cell office:value-type="float" office:value="7900">
            <text:p>7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Brunello di Montalcino Tenuta Nuova</text:p>
          </table:table-cell>
          <table:table-cell office:value-type="string">
            <text:p>Casanova di Neri</text:p>
          </table:table-cell>
          <table:table-cell office:value-type="float" office:value="59.841125">
            <text:p>59.8411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Vigna Loret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8000">
            <text:p>18000</text:p>
          </table:table-cell>
          <table:table-cell office:value-type="float" office:value="7800">
            <text:p>7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2dvjcvwvkvt0kc15g</text:p>
          </table:table-cell>
          <table:table-cell office:value-type="string">
            <text:p>RED</text:p>
          </table:table-cell>
          <table:table-cell office:value-type="string">
            <text:p>Brunello di Montalcino Vigna Loreto</text:p>
          </table:table-cell>
          <table:table-cell office:value-type="string">
            <text:p>Mastrojanni</text:p>
          </table:table-cell>
          <table:table-cell office:value-type="float" office:value="52.86465">
            <text:p>52.86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Riserva</text:p>
          </table:table-cell>
          <table:table-cell office:value-type="string">
            <text:p>Il Pogg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gk39j1y11h318jtmzk46fpq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Tenuta Il Poggione</text:p>
          </table:table-cell>
          <table:table-cell office:value-type="float" office:value="51.406593">
            <text:p>51.4065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Riserva</text:p>
          </table:table-cell>
          <table:table-cell office:value-type="string">
            <text:p>Tenuta Uccell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500">
            <text:p>19500</text:p>
          </table:table-cell>
          <table:table-cell office:value-type="float" office:value="9690">
            <text:p>96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t3nkw4tz87hhmwve1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Uccelliera</text:p>
          </table:table-cell>
          <table:table-cell office:value-type="float" office:value="51.79763">
            <text:p>51.797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Filo di Seta</text:p>
          </table:table-cell>
          <table:table-cell office:value-type="string">
            <text:p>Castello Romito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200">
            <text:p>19200</text:p>
          </table:table-cell>
          <table:table-cell office:value-type="float" office:value="9429">
            <text:p>9429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5sc8yfp56wsw5apcc</text:p>
          </table:table-cell>
          <table:table-cell office:value-type="string">
            <text:p>RED</text:p>
          </table:table-cell>
          <table:table-cell office:value-type="string">
            <text:p>Filo di Seta Brunello di Montalcino</text:p>
          </table:table-cell>
          <table:table-cell office:value-type="string">
            <text:p>Castello Romitorio</text:p>
          </table:table-cell>
          <table:table-cell office:value-type="float" office:value="63.58024">
            <text:p>63.580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Riserva</text:p>
          </table:table-cell>
          <table:table-cell office:value-type="string">
            <text:p>Il Pogg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jgk39j1y11h318jtmzk46fpq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Tenuta Il Poggione</text:p>
          </table:table-cell>
          <table:table-cell office:value-type="float" office:value="42.24607">
            <text:p>42.24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Casaccia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f3cmcw92bxmam65rkytezs</text:p>
          </table:table-cell>
          <table:table-cell office:value-type="string">
            <text:p>RED</text:p>
          </table:table-cell>
          <table:table-cell office:value-type="string">
            <text:p>La Casaccia Brunello di Montalcino</text:p>
          </table:table-cell>
          <table:table-cell office:value-type="string">
            <text:p>Canalicchio di Sopra</text:p>
          </table:table-cell>
          <table:table-cell office:value-type="float" office:value="69.045204">
            <text:p>69.045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Montosoli</text:p>
          </table:table-cell>
          <table:table-cell office:value-type="string">
            <text:p>Canalicchio di Sop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t951wgvxyhjdfv9t52b</text:p>
          </table:table-cell>
          <table:table-cell office:value-type="string">
            <text:p>RED</text:p>
          </table:table-cell>
          <table:table-cell office:value-type="string">
            <text:p>Brunello di Montalcino Vigna Montosoli</text:p>
          </table:table-cell>
          <table:table-cell office:value-type="string">
            <text:p>Canalicchio di Sopra</text:p>
          </table:table-cell>
          <table:table-cell office:value-type="float" office:value="68.94521">
            <text:p>68.945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</text:p>
          </table:table-cell>
          <table:table-cell office:value-type="string">
            <text:p>Biondi 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8000">
            <text:p>28000</text:p>
          </table:table-cell>
          <table:table-cell office:value-type="float" office:value="11900">
            <text:p>11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56.57493">
            <text:p>56.57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Poggio di Sott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rneg59m3asbbds8fn3a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Poggio di Sotto</text:p>
          </table:table-cell>
          <table:table-cell office:value-type="float" office:value="41.146935">
            <text:p>41.1469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Riserva</text:p>
          </table:table-cell>
          <table:table-cell office:value-type="string">
            <text:p>Pian dell'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26500">
            <text:p>2650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40csxs4z291g92fmdm</text:p>
          </table:table-cell>
          <table:table-cell office:value-type="string">
            <text:p>RED</text:p>
          </table:table-cell>
          <table:table-cell office:value-type="string">
            <text:p>Brunello di Montalcino Riserva</text:p>
          </table:table-cell>
          <table:table-cell office:value-type="string">
            <text:p>Pian dell'Orino</text:p>
          </table:table-cell>
          <table:table-cell office:value-type="float" office:value="63.80575">
            <text:p>63.80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Cerretalto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0000">
            <text:p>60000</text:p>
          </table:table-cell>
          <table:table-cell office:value-type="float" office:value="32900">
            <text:p>32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w0zs009rtydt0mm7z</text:p>
          </table:table-cell>
          <table:table-cell office:value-type="string">
            <text:p>RED</text:p>
          </table:table-cell>
          <table:table-cell office:value-type="string">
            <text:p>Brunello di Montalcino Cerretalto</text:p>
          </table:table-cell>
          <table:table-cell office:value-type="string">
            <text:p>Casanova di Neri</text:p>
          </table:table-cell>
          <table:table-cell office:value-type="float" office:value="68.36155">
            <text:p>68.36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rimitivo</text:p>
          </table:table-cell>
          <table:table-cell office:value-type="string">
            <text:p>Rosa del Golf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880">
            <text:p>88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70zmhfxccmj2rdz</text:p>
          </table:table-cell>
          <table:table-cell office:value-type="string">
            <text:p>RED</text:p>
          </table:table-cell>
          <table:table-cell office:value-type="string">
            <text:p>Primitivo</text:p>
          </table:table-cell>
          <table:table-cell office:value-type="string">
            <text:p>Cantina Rosa del Golfo</text:p>
          </table:table-cell>
          <table:table-cell office:value-type="float" office:value="37.51535">
            <text:p>37.515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chioppettino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911">
            <text:p>911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23phc38kff47cwhwq</text:p>
          </table:table-cell>
          <table:table-cell office:value-type="string">
            <text:p>RED</text:p>
          </table:table-cell>
          <table:table-cell office:value-type="string">
            <text:p>Schioppettino</text:p>
          </table:table-cell>
          <table:table-cell office:value-type="string">
            <text:p>I Clivi</text:p>
          </table:table-cell>
          <table:table-cell office:value-type="float" office:value="42.42901">
            <text:p>42.429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Terrazas Malbec</text:p>
          </table:table-cell>
          <table:table-cell office:value-type="string">
            <text:p>Terrazas de los An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300">
            <text:p>13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ewwb3m56wjpck78cyp</text:p>
          </table:table-cell>
          <table:table-cell office:value-type="string">
            <text:p>RED</text:p>
          </table:table-cell>
          <table:table-cell office:value-type="string">
            <text:p>Malbec</text:p>
          </table:table-cell>
          <table:table-cell office:value-type="string">
            <text:p>Terrazas de los Andes</text:p>
          </table:table-cell>
          <table:table-cell office:value-type="float" office:value="43.86945">
            <text:p>43.86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annonau Manca</text:p>
          </table:table-cell>
          <table:table-cell office:value-type="string">
            <text:p>Garagisti Sorgo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500">
            <text:p>15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x8v69bb5pj6tyzx6r</text:p>
          </table:table-cell>
          <table:table-cell office:value-type="string">
            <text:p>RED</text:p>
          </table:table-cell>
          <table:table-cell office:value-type="string">
            <text:p>Manca</text:p>
          </table:table-cell>
          <table:table-cell office:value-type="string">
            <text:p>I Garagisti di Sorgono</text:p>
          </table:table-cell>
          <table:table-cell office:value-type="float" office:value="46.99456">
            <text:p>46.99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ignol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vzewgqd9eyv10gqtvx</text:p>
          </table:table-cell>
          <table:table-cell office:value-type="string">
            <text:p>RED</text:p>
          </table:table-cell>
          <table:table-cell office:value-type="string">
            <text:p>Pignolo</text:p>
          </table:table-cell>
          <table:table-cell office:value-type="string">
            <text:p>Ronchi di Cialla</text:p>
          </table:table-cell>
          <table:table-cell office:value-type="float" office:value="50.055508">
            <text:p>50.0555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Teroldego Morei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z52p49tm11n5n31d</text:p>
          </table:table-cell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float" office:value="45.75104">
            <text:p>45.75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ontepulciano d'Abruzzo Riserva</text:p>
          </table:table-cell>
          <table:table-cell office:value-type="string">
            <text:p>Praesidi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axmmf6d2yqz7ybyrte</text:p>
          </table:table-cell>
          <table:table-cell office:value-type="string">
            <text:p>RED</text:p>
          </table:table-cell>
          <table:table-cell office:value-type="string">
            <text:p>Montepulciano d'Abruzzo Riserva</text:p>
          </table:table-cell>
          <table:table-cell office:value-type="string">
            <text:p>Praesidium</text:p>
          </table:table-cell>
          <table:table-cell office:value-type="float" office:value="46.389553">
            <text:p>46.389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ontepulc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000">
            <text:p>12000</text:p>
          </table:table-cell>
          <table:table-cell office:value-type="float" office:value="4160">
            <text:p>416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4.968285">
            <text:p>44.9682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Refosc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3150">
            <text:p>31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vx4pz07xjz4xadjmew</text:p>
          </table:table-cell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Ronchi di Cialla</text:p>
          </table:table-cell>
          <table:table-cell office:value-type="float" office:value="47.31389">
            <text:p>47.313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Joschuari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fwvxyjgp3d9ws9epsb</text:p>
          </table:table-cell>
          <table:table-cell office:value-type="string">
            <text:p>RED</text:p>
          </table:table-cell>
          <table:table-cell office:value-type="string">
            <text:p>Joschuari Rot</text:p>
          </table:table-cell>
          <table:table-cell office:value-type="string">
            <text:p>Gut Oggau</text:p>
          </table:table-cell>
          <table:table-cell office:value-type="float" office:value="54.115067">
            <text:p>54.1150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Zinfandel Lytton Spring</text:p>
          </table:table-cell>
          <table:table-cell office:value-type="string">
            <text:p>Ridg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geqn2crshesw6gexa</text:p>
          </table:table-cell>
          <table:table-cell office:value-type="string">
            <text:p>RED</text:p>
          </table:table-cell>
          <table:table-cell office:value-type="string">
            <text:p>Lytton Springs</text:p>
          </table:table-cell>
          <table:table-cell office:value-type="string">
            <text:p>Ridge Vineyards</text:p>
          </table:table-cell>
          <table:table-cell office:value-type="float" office:value="31.823856">
            <text:p>31.8238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arnasciale </text:p>
          </table:table-cell>
          <table:table-cell office:value-type="string">
            <text:p>Podere il Carnasci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74w0ap82xg6dsn1se</text:p>
          </table:table-cell>
          <table:table-cell office:value-type="string">
            <text:p>RED</text:p>
          </table:table-cell>
          <table:table-cell office:value-type="string">
            <text:p>Carnasciale</text:p>
          </table:table-cell>
          <table:table-cell office:value-type="string">
            <text:p>Podere Il Carnasciale</text:p>
          </table:table-cell>
          <table:table-cell office:value-type="float" office:value="61.32418">
            <text:p>61.32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JO Negroamaro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3.017666">
            <text:p>53.017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ES Primitivo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5110">
            <text:p>51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1.250816">
            <text:p>51.2508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oulin a Vent La Roche</text:p>
          </table:table-cell>
          <table:table-cell office:value-type="string">
            <text:p>Thibault Liger Bela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860">
            <text:p>486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pavwesjv82p399kr84</text:p>
          </table:table-cell>
          <table:table-cell office:value-type="string">
            <text:p>RED</text:p>
          </table:table-cell>
          <table:table-cell office:value-type="string">
            <text:p>Moulin-à-Vent ''''La Roche''''</text:p>
          </table:table-cell>
          <table:table-cell office:value-type="string">
            <text:p>Thibault Liger-Belair</text:p>
          </table:table-cell>
          <table:table-cell office:value-type="float" office:value="72.24632">
            <text:p>72.246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Hillside Grenache</text:p>
          </table:table-cell>
          <table:table-cell office:value-type="string">
            <text:p>Torbr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arvcmmqkdeta839q894j11v</text:p>
          </table:table-cell>
          <table:table-cell office:value-type="string">
            <text:p>RED</text:p>
          </table:table-cell>
          <table:table-cell office:value-type="string">
            <text:p>Hillside Vineyard Grenache</text:p>
          </table:table-cell>
          <table:table-cell office:value-type="string">
            <text:p>Torbreck</text:p>
          </table:table-cell>
          <table:table-cell office:value-type="float" office:value="41.084206">
            <text:p>41.084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Kupra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000">
            <text:p>32000</text:p>
          </table:table-cell>
          <table:table-cell office:value-type="float" office:value="19800">
            <text:p>19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v15zm7bs05f9aj741v</text:p>
          </table:table-cell>
          <table:table-cell office:value-type="string">
            <text:p>RED</text:p>
          </table:table-cell>
          <table:table-cell office:value-type="string">
            <text:p>Kupra Marche</text:p>
          </table:table-cell>
          <table:table-cell office:value-type="string">
            <text:p>Oasi degli Angeli</text:p>
          </table:table-cell>
          <table:table-cell office:value-type="float" office:value="57.325485">
            <text:p>57.3254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aberlot</text:p>
          </table:table-cell>
          <table:table-cell office:value-type="string">
            <text:p>Podere il Carnasci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6000">
            <text:p>26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8b7b4szwrftyatsqs</text:p>
          </table:table-cell>
          <table:table-cell office:value-type="string">
            <text:p>RED</text:p>
          </table:table-cell>
          <table:table-cell office:value-type="string">
            <text:p>Il Caberlot</text:p>
          </table:table-cell>
          <table:table-cell office:value-type="string">
            <text:p>Podere Il Carnasciale</text:p>
          </table:table-cell>
          <table:table-cell office:value-type="float" office:value="45.755974">
            <text:p>45.7559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Rosso di Mezz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9schq8qrf33d7pngj3</text:p>
          </table:table-cell>
          <table:table-cell office:value-type="string">
            <text:p>RED</text:p>
          </table:table-cell>
          <table:table-cell office:value-type="string">
            <text:p>Rosso di Mezzo</text:p>
          </table:table-cell>
          <table:table-cell office:value-type="string">
            <text:p>Federico Graziani</text:p>
          </table:table-cell>
          <table:table-cell office:value-type="float" office:value="57.1203">
            <text:p>57.1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Etna Ross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9pmcxtdd1jg7azhda0</text:p>
          </table:table-cell>
          <table:table-cell office:value-type="string">
            <text:p>RED</text:p>
          </table:table-cell>
          <table:table-cell office:value-type="string">
            <text:p>Nerello Mascalese Etna Rosso</text:p>
          </table:table-cell>
          <table:table-cell office:value-type="string">
            <text:p>Federico Graziani</text:p>
          </table:table-cell>
          <table:table-cell office:value-type="float" office:value="50.02304">
            <text:p>50.02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Etna Rosso</text:p>
          </table:table-cell>
          <table:table-cell office:value-type="string">
            <text:p>Terre Ne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q7td0mm5zztndjpj</text:p>
          </table:table-cell>
          <table:table-cell office:value-type="string">
            <text:p>RED</text:p>
          </table:table-cell>
          <table:table-cell office:value-type="string">
            <text:p>Etna Rosso</text:p>
          </table:table-cell>
          <table:table-cell office:value-type="string">
            <text:p>Tenuta delle Terre Nere</text:p>
          </table:table-cell>
          <table:table-cell office:value-type="float" office:value="31.28895">
            <text:p>31.288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Idda Ross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200">
            <text:p>9200</text:p>
          </table:table-cell>
          <table:table-cell office:value-type="float" office:value="2800">
            <text:p>2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pvzw9srwxn11apav</text:p>
          </table:table-cell>
          <table:table-cell office:value-type="string">
            <text:p>RED</text:p>
          </table:table-cell>
          <table:table-cell office:value-type="string">
            <text:p>Nerello Idda Rosso</text:p>
          </table:table-cell>
          <table:table-cell office:value-type="string">
            <text:p>Gaja</text:p>
          </table:table-cell>
          <table:table-cell office:value-type="float" office:value="39.498047">
            <text:p>39.498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ontrada Chiappemacine Etna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4224">
            <text:p>4224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g0cq26r15ngrkwz3kamb</text:p>
          </table:table-cell>
          <table:table-cell office:value-type="string">
            <text:p>RED</text:p>
          </table:table-cell>
          <table:table-cell office:value-type="string">
            <text:p>Nerello Mascalese Contrada C Chiappemacine</text:p>
          </table:table-cell>
          <table:table-cell office:value-type="string">
            <text:p>Franchetti - Passopisciaro</text:p>
          </table:table-cell>
          <table:table-cell office:value-type="float" office:value="42.87785">
            <text:p>42.877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rofumo di Vulcan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rbngfa7fjdr5t8eg3</text:p>
          </table:table-cell>
          <table:table-cell office:value-type="string">
            <text:p>RED</text:p>
          </table:table-cell>
          <table:table-cell office:value-type="string">
            <text:p>Profumo di Vulcano Rosso</text:p>
          </table:table-cell>
          <table:table-cell office:value-type="string">
            <text:p>Federico Graziani</text:p>
          </table:table-cell>
          <table:table-cell office:value-type="float" office:value="61.64046">
            <text:p>61.64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alderara Sottana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5278">
            <text:p>5278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3dr3v621k57p18r97</text:p>
          </table:table-cell>
          <table:table-cell office:value-type="string">
            <text:p>RED</text:p>
          </table:table-cell>
          <table:table-cell office:value-type="string">
            <text:p>Etna Rosso Calderara Sottana</text:p>
          </table:table-cell>
          <table:table-cell office:value-type="string">
            <text:p>Tenuta delle Terre Nere</text:p>
          </table:table-cell>
          <table:table-cell office:value-type="float" office:value="43.584167">
            <text:p>43.584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ontrada San Lorenzo</text:p>
          </table:table-cell>
          <table:table-cell office:value-type="string">
            <text:p>Terre Ne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6500">
            <text:p>6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m91f0pmyhy0ftptjv</text:p>
          </table:table-cell>
          <table:table-cell office:value-type="string">
            <text:p>RED</text:p>
          </table:table-cell>
          <table:table-cell office:value-type="string">
            <text:p>Etna Rosso San Lorenzo</text:p>
          </table:table-cell>
          <table:table-cell office:value-type="string">
            <text:p>Tenuta delle Terre Nere</text:p>
          </table:table-cell>
          <table:table-cell office:value-type="float" office:value="30.75739">
            <text:p>30.757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ontrada San Lorenzo</text:p>
          </table:table-cell>
          <table:table-cell office:value-type="string">
            <text:p>Terre Ner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qm91f0pmyhy0ftptjv</text:p>
          </table:table-cell>
          <table:table-cell office:value-type="string">
            <text:p>RED</text:p>
          </table:table-cell>
          <table:table-cell office:value-type="string">
            <text:p>Etna Rosso San Lorenzo</text:p>
          </table:table-cell>
          <table:table-cell office:value-type="string">
            <text:p>Tenuta delle Terre Nere</text:p>
          </table:table-cell>
          <table:table-cell office:value-type="float" office:value="30.75739">
            <text:p>30.757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Trediber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863">
            <text:p>863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6c7qfd7yzb7rnp8j2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Trediberri</text:p>
          </table:table-cell>
          <table:table-cell office:value-type="float" office:value="45.320457">
            <text:p>45.320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tqx64n8ab70jgnv5pfe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Comm. G.B. Burlotto</text:p>
          </table:table-cell>
          <table:table-cell office:value-type="float" office:value="30.65949">
            <text:p>30.659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b8d4n7sy21d6txkb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G.D. Vajra</text:p>
          </table:table-cell>
          <table:table-cell office:value-type="float" office:value="32.584003">
            <text:p>32.584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Giulia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2ndfbvk5ceg8gwejr8</text:p>
          </table:table-cell>
          <table:table-cell office:value-type="string">
            <text:p>RED</text:p>
          </table:table-cell>
          <table:table-cell office:value-type="string">
            <text:p>Barbera d’Alba</text:p>
          </table:table-cell>
          <table:table-cell office:value-type="string">
            <text:p>Giulia Negri</text:p>
          </table:table-cell>
          <table:table-cell office:value-type="float" office:value="50.525326">
            <text:p>50.525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elaverga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170">
            <text:p>117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svrg1yjng5yxj523</text:p>
          </table:table-cell>
          <table:table-cell office:value-type="string">
            <text:p>RED</text:p>
          </table:table-cell>
          <table:table-cell office:value-type="string">
            <text:p>Verduno Pelaverga</text:p>
          </table:table-cell>
          <table:table-cell office:value-type="string">
            <text:p>Comm. G.B. Burlotto</text:p>
          </table:table-cell>
          <table:table-cell office:value-type="float" office:value="28.390148">
            <text:p>28.390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Freisa Langhe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1290">
            <text:p>12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z35ck8ajzjaja0s14</text:p>
          </table:table-cell>
          <table:table-cell office:value-type="string">
            <text:p>RED</text:p>
          </table:table-cell>
          <table:table-cell office:value-type="string">
            <text:p>Langhe Freisa</text:p>
          </table:table-cell>
          <table:table-cell office:value-type="string">
            <text:p>Comm. G.B. Burlotto</text:p>
          </table:table-cell>
          <table:table-cell office:value-type="float" office:value="32.883133">
            <text:p>32.883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Dolcetto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vh44xvtm9c07ztmkww</text:p>
          </table:table-cell>
          <table:table-cell office:value-type="string">
            <text:p>RED</text:p>
          </table:table-cell>
          <table:table-cell office:value-type="string">
            <text:p>Monferrato Dolcetto</text:p>
          </table:table-cell>
          <table:table-cell office:value-type="string">
            <text:p>Roagna</text:p>
          </table:table-cell>
          <table:table-cell office:value-type="float" office:value="32.96574">
            <text:p>32.96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Freisa KYE</text:p>
          </table:table-cell>
          <table:table-cell office:value-type="string">
            <text:p>GD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xvxzby488c1aqtyrs</text:p>
          </table:table-cell>
          <table:table-cell office:value-type="string">
            <text:p>RED</text:p>
          </table:table-cell>
          <table:table-cell office:value-type="string">
            <text:p>Langhe Freisa Kyè</text:p>
          </table:table-cell>
          <table:table-cell office:value-type="string">
            <text:p>G.D. Vajra</text:p>
          </table:table-cell>
          <table:table-cell office:value-type="float" office:value="35.820538">
            <text:p>35.8205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ricco dell´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4600">
            <text:p>4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43.8219">
            <text:p>43.82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arbera d'Alba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500">
            <text:p>165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3nxaeqw8s7vas5n6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Giacomo Conterno</text:p>
          </table:table-cell>
          <table:table-cell office:value-type="float" office:value="49.554882">
            <text:p>49.554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Les Eres Priorat Vinyes Viellies</text:p>
          </table:table-cell>
          <table:table-cell office:value-type="string">
            <text:p>Joan Sim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94t4604nnbkfw7ppnv</text:p>
          </table:table-cell>
          <table:table-cell office:value-type="string">
            <text:p>RED</text:p>
          </table:table-cell>
          <table:table-cell office:value-type="string">
            <text:p>Les Eres Vinyes Velles</text:p>
          </table:table-cell>
          <table:table-cell office:value-type="string">
            <text:p>Joan Simó</text:p>
          </table:table-cell>
          <table:table-cell office:value-type="float" office:value="43.014603">
            <text:p>43.014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Vina Tondonia Reserva</text:p>
          </table:table-cell>
          <table:table-cell office:value-type="string">
            <text:p>Lo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000">
            <text:p>8000</text:p>
          </table:table-cell>
          <table:table-cell office:value-type="float" office:value="3600">
            <text:p>3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1wx2n5j628xeere3</text:p>
          </table:table-cell>
          <table:table-cell office:value-type="string">
            <text:p>RED</text:p>
          </table:table-cell>
          <table:table-cell office:value-type="string">
            <text:p>Rioja Reserva Viña Tondonia</text:p>
          </table:table-cell>
          <table:table-cell office:value-type="string">
            <text:p>R. López de Heredia</text:p>
          </table:table-cell>
          <table:table-cell office:value-type="float" office:value="51.320267">
            <text:p>51.3202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Dits del Terra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500">
            <text:p>11500</text:p>
          </table:table-cell>
          <table:table-cell office:value-type="float" office:value="5100">
            <text:p>5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jf5p2146z11kr0ps</text:p>
          </table:table-cell>
          <table:table-cell office:value-type="string">
            <text:p>RED</text:p>
          </table:table-cell>
          <table:table-cell office:value-type="string">
            <text:p>Priorat Dits del Terra</text:p>
          </table:table-cell>
          <table:table-cell office:value-type="string">
            <text:p>Terroir Al Límit Soc. Lda</text:p>
          </table:table-cell>
          <table:table-cell office:value-type="float" office:value="44.49889">
            <text:p>44.498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Lacima</text:p>
          </table:table-cell>
          <table:table-cell office:value-type="string">
            <text:p>Dominio do Bib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x3t4x2amw7z86mcmg</text:p>
          </table:table-cell>
          <table:table-cell office:value-type="string">
            <text:p>RED</text:p>
          </table:table-cell>
          <table:table-cell office:value-type="string">
            <text:p>Lacima</text:p>
          </table:table-cell>
          <table:table-cell office:value-type="string">
            <text:p>Dominio do Bibei</text:p>
          </table:table-cell>
          <table:table-cell office:value-type="float" office:value="43.07086">
            <text:p>43.070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Arbossar (Carignan)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6178">
            <text:p>6178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xmer9bg6pjv7xe2g</text:p>
          </table:table-cell>
          <table:table-cell office:value-type="string">
            <text:p>RED</text:p>
          </table:table-cell>
          <table:table-cell office:value-type="string">
            <text:p>Priorat Arbossar</text:p>
          </table:table-cell>
          <table:table-cell office:value-type="string">
            <text:p>Terroir Al Límit Soc. Lda</text:p>
          </table:table-cell>
          <table:table-cell office:value-type="float" office:value="43.11709">
            <text:p>43.117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Flor de Pingus</text:p>
          </table:table-cell>
          <table:table-cell office:value-type="string">
            <text:p>Dominio de Ping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500">
            <text:p>1850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n8fp74pgt9qqewbn</text:p>
          </table:table-cell>
          <table:table-cell office:value-type="string">
            <text:p>RED</text:p>
          </table:table-cell>
          <table:table-cell office:value-type="string">
            <text:p>Flor de Pingus</text:p>
          </table:table-cell>
          <table:table-cell office:value-type="string">
            <text:p>Dominio de Pingus</text:p>
          </table:table-cell>
          <table:table-cell office:value-type="float" office:value="60.644768">
            <text:p>60.6447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URAS</text:p>
          </table:table-cell>
          <table:table-cell office:value-type="string">
            <text:p>Garagisti Sorgo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1650">
            <text:p>1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wm42r5wdw0qkzrpjb</text:p>
          </table:table-cell>
          <table:table-cell office:value-type="string">
            <text:p>RED</text:p>
          </table:table-cell>
          <table:table-cell office:value-type="string">
            <text:p>Uras</text:p>
          </table:table-cell>
          <table:table-cell office:value-type="string">
            <text:p>I Garagisti di Sorgono</text:p>
          </table:table-cell>
          <table:table-cell office:value-type="float" office:value="45.04501">
            <text:p>45.045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il Cont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400">
            <text:p>14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5742">
            <text:p>41.57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crisassi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28s33djrb429hzzpt</text:p>
          </table:table-cell>
          <table:table-cell office:value-type="string">
            <text:p>RED</text:p>
          </table:table-cell>
          <table:table-cell office:value-type="string">
            <text:p>Sacrisassi Rosso</text:p>
          </table:table-cell>
          <table:table-cell office:value-type="string">
            <text:p>Le Due Terre</text:p>
          </table:table-cell>
          <table:table-cell office:value-type="float" office:value="35.629425">
            <text:p>35.6294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Villa Gresti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0d809kmmr9m7c52ej</text:p>
          </table:table-cell>
          <table:table-cell office:value-type="string">
            <text:p>RED</text:p>
          </table:table-cell>
          <table:table-cell office:value-type="string">
            <text:p>Villa Gresti</text:p>
          </table:table-cell>
          <table:table-cell office:value-type="string">
            <text:p>San Leonardo</text:p>
          </table:table-cell>
          <table:table-cell office:value-type="float" office:value="50.016155">
            <text:p>50.016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Linticlarus Cuvee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2900">
            <text:p>2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jex7ec5r6bex9nm6</text:p>
          </table:table-cell>
          <table:table-cell office:value-type="string">
            <text:p>RED</text:p>
          </table:table-cell>
          <table:table-cell office:value-type="string">
            <text:p>Cuvée Linticlarus</text:p>
          </table:table-cell>
          <table:table-cell office:value-type="string">
            <text:p>Tiefenbrunner</text:p>
          </table:table-cell>
          <table:table-cell office:value-type="float" office:value="43.89306">
            <text:p>43.893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emola </text:p>
          </table:table-cell>
          <table:table-cell office:value-type="string">
            <text:p>Vignal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k1dnbbs9vp8nddfgj</text:p>
          </table:table-cell>
          <table:table-cell office:value-type="string">
            <text:p>RED</text:p>
          </table:table-cell>
          <table:table-cell office:value-type="string">
            <text:p>Gemola</text:p>
          </table:table-cell>
          <table:table-cell office:value-type="string">
            <text:p>Vignalta</text:p>
          </table:table-cell>
          <table:table-cell office:value-type="float" office:value="41.722404">
            <text:p>41.722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omposition Reif CS/ME/LA/PV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6.033436">
            <text:p>46.0334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Rosso Riserv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800">
            <text:p>3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drmck82qfy3gwnss13q7q</text:p>
          </table:table-cell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Borgo del Tiglio</text:p>
          </table:table-cell>
          <table:table-cell office:value-type="float" office:value="41.71453">
            <text:p>41.71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renntal (ME/CF)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150">
            <text:p>415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4b5mpn7h59v5xaxm0c</text:p>
          </table:table-cell>
          <table:table-cell office:value-type="string">
            <text:p>RED</text:p>
          </table:table-cell>
          <table:table-cell office:value-type="string">
            <text:p>Merlot-Cabernet Franc Brenntal</text:p>
          </table:table-cell>
          <table:table-cell office:value-type="string">
            <text:p>Peter Dipoli</text:p>
          </table:table-cell>
          <table:table-cell office:value-type="float" office:value="48.174763">
            <text:p>48.1747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500">
            <text:p>8500</text:p>
          </table:table-cell>
          <table:table-cell office:value-type="float" office:value="4275">
            <text:p>4275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0.493866">
            <text:p>50.493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eyserville</text:p>
          </table:table-cell>
          <table:table-cell office:value-type="string">
            <text:p>Rid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01g87n9jk8hgtdyvdh9</text:p>
          </table:table-cell>
          <table:table-cell office:value-type="string">
            <text:p>RED</text:p>
          </table:table-cell>
          <table:table-cell office:value-type="string">
            <text:p>Geyserville</text:p>
          </table:table-cell>
          <table:table-cell office:value-type="string">
            <text:p>Ridge Vineyards</text:p>
          </table:table-cell>
          <table:table-cell office:value-type="float" office:value="29.539589">
            <text:p>29.5395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andol Rouge</text:p>
          </table:table-cell>
          <table:table-cell office:value-type="string">
            <text:p>Chateau Pibar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200">
            <text:p>10200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gzdgxgk7d0gtavsd8</text:p>
          </table:table-cell>
          <table:table-cell office:value-type="string">
            <text:p>RED</text:p>
          </table:table-cell>
          <table:table-cell office:value-type="string">
            <text:p>Bandol</text:p>
          </table:table-cell>
          <table:table-cell office:value-type="string">
            <text:p>Château de Pibarnon</text:p>
          </table:table-cell>
          <table:table-cell office:value-type="float" office:value="37.90126">
            <text:p>37.901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uri Bellari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4990">
            <text:p>49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hqe10bfjterqnxtbg</text:p>
          </table:table-cell>
          <table:table-cell office:value-type="string">
            <text:p>RED</text:p>
          </table:table-cell>
          <table:table-cell office:value-type="string">
            <text:p>Buri Bellaria Rosso</text:p>
          </table:table-cell>
          <table:table-cell office:value-type="string">
            <text:p>Ronco del Gnemiz</text:p>
          </table:table-cell>
          <table:table-cell office:value-type="float" office:value="57.071964">
            <text:p>57.0719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uri Bellaria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hhqe10bfjterqnxtbg</text:p>
          </table:table-cell>
          <table:table-cell office:value-type="string">
            <text:p>RED</text:p>
          </table:table-cell>
          <table:table-cell office:value-type="string">
            <text:p>Buri Bellaria Rosso</text:p>
          </table:table-cell>
          <table:table-cell office:value-type="string">
            <text:p>Ronco del Gnemiz</text:p>
          </table:table-cell>
          <table:table-cell office:value-type="float" office:value="57.071964">
            <text:p>57.0719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Viribus Unitis</text:p>
          </table:table-cell>
          <table:table-cell office:value-type="string">
            <text:p>Kofler &amp; Soe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">
            <text:p>9800</text:p>
          </table:table-cell>
          <table:table-cell office:value-type="float" office:value="5080">
            <text:p>50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 Rot</text:p>
          </table:table-cell>
          <table:table-cell office:value-type="string">
            <text:p>Andi Sölva &amp; Norbert Kofler</text:p>
          </table:table-cell>
          <table:table-cell office:value-type="float" office:value="43.086838">
            <text:p>43.086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apo di Stato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800">
            <text:p>10800</text:p>
          </table:table-cell>
          <table:table-cell office:value-type="float" office:value="5200">
            <text:p>5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2adfgha7rj4d20qxn</text:p>
          </table:table-cell>
          <table:table-cell office:value-type="string">
            <text:p>RED</text:p>
          </table:table-cell>
          <table:table-cell office:value-type="string">
            <text:p>Capo di Stato</text:p>
          </table:table-cell>
          <table:table-cell office:value-type="string">
            <text:p>Loredan Gasparini</text:p>
          </table:table-cell>
          <table:table-cell office:value-type="float" office:value="63.660133">
            <text:p>63.660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6440">
            <text:p>644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6440">
            <text:p>644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n Leonardo CS/ME/CF</text:p>
          </table:table-cell>
          <table:table-cell office:value-type="string">
            <text:p>Tenuta San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8.006695">
            <text:p>48.006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arbacarlo</text:p>
          </table:table-cell>
          <table:table-cell office:value-type="string">
            <text:p>Lino Ma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hxdwvyntvfp3np8dv</text:p>
          </table:table-cell>
          <table:table-cell office:value-type="string">
            <text:p>RED</text:p>
          </table:table-cell>
          <table:table-cell office:value-type="string">
            <text:p>Barbacarlo</text:p>
          </table:table-cell>
          <table:table-cell office:value-type="string">
            <text:p>Lino Maga</text:p>
          </table:table-cell>
          <table:table-cell office:value-type="float" office:value="50.272465">
            <text:p>50.272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Rosso Gravner</text:p>
          </table:table-cell>
          <table:table-cell office:value-type="string">
            <text:p>Josko 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zm1sfmakms9qjdkamcmx9</text:p>
          </table:table-cell>
          <table:table-cell office:value-type="string">
            <text:p>RED</text:p>
          </table:table-cell>
          <table:table-cell office:value-type="string">
            <text:p>Rosso Gravner</text:p>
          </table:table-cell>
          <table:table-cell office:value-type="string">
            <text:p>Gravner</text:p>
          </table:table-cell>
          <table:table-cell office:value-type="float" office:value="40.040062">
            <text:p>40.0400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Alzero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0">
            <text:p>45000</text:p>
          </table:table-cell>
          <table:table-cell office:value-type="float" office:value="24100">
            <text:p>24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xhkmtjx7mheggxeb</text:p>
          </table:table-cell>
          <table:table-cell office:value-type="string">
            <text:p>RED</text:p>
          </table:table-cell>
          <table:table-cell office:value-type="string">
            <text:p>Cabernet Alzero</text:p>
          </table:table-cell>
          <table:table-cell office:value-type="string">
            <text:p>Quintarelli Giuseppe</text:p>
          </table:table-cell>
          <table:table-cell office:value-type="float" office:value="34.430027">
            <text:p>34.430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Lucente</text:p>
          </table:table-cell>
          <table:table-cell office:value-type="string">
            <text:p>Tenuta Lu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200">
            <text:p>22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36.57579">
            <text:p>36.575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Piastraia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950">
            <text:p>29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vs5pbdtekyjydc5</text:p>
          </table:table-cell>
          <table:table-cell office:value-type="string">
            <text:p>RED</text:p>
          </table:table-cell>
          <table:table-cell office:value-type="string">
            <text:p>Piastraia Bolgheri Superiore</text:p>
          </table:table-cell>
          <table:table-cell office:value-type="string">
            <text:p>Michele Satta</text:p>
          </table:table-cell>
          <table:table-cell office:value-type="float" office:value="36.339024">
            <text:p>36.3390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Turpino 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900">
            <text:p>790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a6807z07q4sshy6r7</text:p>
          </table:table-cell>
          <table:table-cell office:value-type="string">
            <text:p>RED</text:p>
          </table:table-cell>
          <table:table-cell office:value-type="string">
            <text:p>Toscana Turpino</text:p>
          </table:table-cell>
          <table:table-cell office:value-type="string">
            <text:p>Querciabella</text:p>
          </table:table-cell>
          <table:table-cell office:value-type="float" office:value="46.322372">
            <text:p>46.3223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MAGAR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5600">
            <text:p>56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8p767re0qdjjj1p6</text:p>
          </table:table-cell>
          <table:table-cell office:value-type="string">
            <text:p>RED</text:p>
          </table:table-cell>
          <table:table-cell office:value-type="string">
            <text:p>Magari</text:p>
          </table:table-cell>
          <table:table-cell office:value-type="string">
            <text:p>Gaja - Ca' Marcanda</text:p>
          </table:table-cell>
          <table:table-cell office:value-type="float" office:value="32.478443">
            <text:p>32.478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Il Blu ME/SA/CS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5900">
            <text:p>5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4.42063">
            <text:p>44.420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Oreno</text:p>
          </table:table-cell>
          <table:table-cell office:value-type="string">
            <text:p>Tenuta Sette Po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nt7wwgrg62tkryz</text:p>
          </table:table-cell>
          <table:table-cell office:value-type="string">
            <text:p>RED</text:p>
          </table:table-cell>
          <table:table-cell office:value-type="string">
            <text:p>Oreno Toscana</text:p>
          </table:table-cell>
          <table:table-cell office:value-type="string">
            <text:p>Tenuta Sette Ponti</text:p>
          </table:table-cell>
          <table:table-cell office:value-type="float" office:value="55.395557">
            <text:p>55.395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Tinata SY/GR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6500">
            <text:p>6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pnm9dpv0ffah5mhf</text:p>
          </table:table-cell>
          <table:table-cell office:value-type="string">
            <text:p>RED</text:p>
          </table:table-cell>
          <table:table-cell office:value-type="string">
            <text:p>Tinata Bio</text:p>
          </table:table-cell>
          <table:table-cell office:value-type="string">
            <text:p>Monteverro</text:p>
          </table:table-cell>
          <table:table-cell office:value-type="float" office:value="40.62159">
            <text:p>40.621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500">
            <text:p>18500</text:p>
          </table:table-cell>
          <table:table-cell office:value-type="float" office:value="9500">
            <text:p>95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362434">
            <text:p>33.3624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Camartina</text:p>
          </table:table-cell>
          <table:table-cell office:value-type="string">
            <text:p>Querciab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800">
            <text:p>14800</text:p>
          </table:table-cell>
          <table:table-cell office:value-type="float" office:value="7362">
            <text:p>7362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bdcmkskes5qrt5b1hp</text:p>
          </table:table-cell>
          <table:table-cell office:value-type="string">
            <text:p>RED</text:p>
          </table:table-cell>
          <table:table-cell office:value-type="string">
            <text:p>Camartina</text:p>
          </table:table-cell>
          <table:table-cell office:value-type="string">
            <text:p>Querciabella</text:p>
          </table:table-cell>
          <table:table-cell office:value-type="float" office:value="43.640327">
            <text:p>43.6403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Vigna d'Alceo</text:p>
          </table:table-cell>
          <table:table-cell office:value-type="string">
            <text:p>Castello de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000">
            <text:p>18000</text:p>
          </table:table-cell>
          <table:table-cell office:value-type="float" office:value="8900">
            <text:p>8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321wmpyfhspgj7fd</text:p>
          </table:table-cell>
          <table:table-cell office:value-type="string">
            <text:p>RED</text:p>
          </table:table-cell>
          <table:table-cell office:value-type="string">
            <text:p>D'Alceo</text:p>
          </table:table-cell>
          <table:table-cell office:value-type="string">
            <text:p>Castello dei Rampolla</text:p>
          </table:table-cell>
          <table:table-cell office:value-type="float" office:value="55.237076">
            <text:p>55.237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Monteverro CS/CF/ME/PV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000">
            <text:p>19000</text:p>
          </table:table-cell>
          <table:table-cell office:value-type="float" office:value="9500">
            <text:p>9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881157">
            <text:p>47.8811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Guado al Tass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9680">
            <text:p>96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w5k215dr9ea2695w</text:p>
          </table:table-cell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 - Tenuta Guado al Tasso</text:p>
          </table:table-cell>
          <table:table-cell office:value-type="float" office:value="54.95239">
            <text:p>54.952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Ca' Marcand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500">
            <text:p>25500</text:p>
          </table:table-cell>
          <table:table-cell office:value-type="float" office:value="12500">
            <text:p>12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27.272615">
            <text:p>27.272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Ca Marcanda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1000">
            <text:p>31000</text:p>
          </table:table-cell>
          <table:table-cell office:value-type="float" office:value="17800">
            <text:p>17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4p0rmdx7xagx6347</text:p>
          </table:table-cell>
          <table:table-cell office:value-type="string">
            <text:p>RED</text:p>
          </table:table-cell>
          <table:table-cell office:value-type="string">
            <text:p>Camarcanda</text:p>
          </table:table-cell>
          <table:table-cell office:value-type="string">
            <text:p>Gaja - Ca' Marcanda</text:p>
          </table:table-cell>
          <table:table-cell office:value-type="float" office:value="27.272615">
            <text:p>27.272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Trinoro CF/ME/CS</text:p>
          </table:table-cell>
          <table:table-cell office:value-type="string">
            <text:p>Tenuta di Trin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0">
            <text:p>39000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0nyzxbx1wjeqezkhzyek4ph</text:p>
          </table:table-cell>
          <table:table-cell office:value-type="string">
            <text:p>RED</text:p>
          </table:table-cell>
          <table:table-cell office:value-type="string">
            <text:p>Tenuta di Trinoro</text:p>
          </table:table-cell>
          <table:table-cell office:value-type="string">
            <text:p>Tenuta di Trinoro</text:p>
          </table:table-cell>
          <table:table-cell office:value-type="float" office:value="47.26038">
            <text:p>47.26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Ornellaia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0">
            <text:p>43000</text:p>
          </table:table-cell>
          <table:table-cell office:value-type="float" office:value="22900">
            <text:p>2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4.016983">
            <text:p>44.016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UPER TUSCANS Solai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0">
            <text:p>60000</text:p>
          </table:table-cell>
          <table:table-cell office:value-type="float" office:value="37500">
            <text:p>37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68926">
            <text:p>31.689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Les Pagode de Cos</text:p>
          </table:table-cell>
          <table:table-cell office:value-type="string">
            <text:p>Cos d´Estourn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000">
            <text:p>11000</text:p>
          </table:table-cell>
          <table:table-cell office:value-type="float" office:value="5820">
            <text:p>58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c7s1rb7c6k9h6k76</text:p>
          </table:table-cell>
          <table:table-cell office:value-type="string">
            <text:p>RED</text:p>
          </table:table-cell>
          <table:table-cell office:value-type="string">
            <text:p>Pagodes de Cos</text:p>
          </table:table-cell>
          <table:table-cell office:value-type="string">
            <text:p>Cos d'Estournel</text:p>
          </table:table-cell>
          <table:table-cell office:value-type="float" office:value="49.94394">
            <text:p>49.94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rand Vin, Margaux</text:p>
          </table:table-cell>
          <table:table-cell office:value-type="string">
            <text:p>Rauzan Seg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500">
            <text:p>16500</text:p>
          </table:table-cell>
          <table:table-cell office:value-type="float" office:value="8600">
            <text:p>8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gpt2rajyffdqs6ep</text:p>
          </table:table-cell>
          <table:table-cell office:value-type="string">
            <text:p>RED</text:p>
          </table:table-cell>
          <table:table-cell office:value-type="string">
            <text:p>Margaux (Grand Cru Classé)</text:p>
          </table:table-cell>
          <table:table-cell office:value-type="string">
            <text:p>Château Rauzan-Ségla</text:p>
          </table:table-cell>
          <table:table-cell office:value-type="float" office:value="43.1474">
            <text:p>43.14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rand Vin, Pauillac</text:p>
          </table:table-cell>
          <table:table-cell office:value-type="string">
            <text:p>Pontet Ca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10900">
            <text:p>10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ghmpgth14apkphe</text:p>
          </table:table-cell>
          <table:table-cell office:value-type="string">
            <text:p>RED</text:p>
          </table:table-cell>
          <table:table-cell office:value-type="string">
            <text:p>Château Pontet-Canet Pauillac Grand Cru Classé</text:p>
          </table:table-cell>
          <table:table-cell office:value-type="string">
            <text:p>Château Pontet-Canet</text:p>
          </table:table-cell>
          <table:table-cell office:value-type="float" office:value="36.57811">
            <text:p>36.578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rand Vin, Pauillac</text:p>
          </table:table-cell>
          <table:table-cell office:value-type="string">
            <text:p>Pontet Ca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5000">
            <text:p>2500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ghmpgth14apkphe</text:p>
          </table:table-cell>
          <table:table-cell office:value-type="string">
            <text:p>RED</text:p>
          </table:table-cell>
          <table:table-cell office:value-type="string">
            <text:p>Château Pontet-Canet Pauillac Grand Cru Classé</text:p>
          </table:table-cell>
          <table:table-cell office:value-type="string">
            <text:p>Château Pontet-Canet</text:p>
          </table:table-cell>
          <table:table-cell office:value-type="float" office:value="36.57811">
            <text:p>36.578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t Emilion GC</text:p>
          </table:table-cell>
          <table:table-cell office:value-type="string">
            <text:p>Tertre Rotebeou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7700">
            <text:p>37700</text:p>
          </table:table-cell>
          <table:table-cell office:value-type="float" office:value="14900">
            <text:p>14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s9kw876tn0dtqhmav</text:p>
          </table:table-cell>
          <table:table-cell office:value-type="string">
            <text:p>RED</text:p>
          </table:table-cell>
          <table:table-cell office:value-type="string">
            <text:p>Saint-Émilion Grand Cru</text:p>
          </table:table-cell>
          <table:table-cell office:value-type="string">
            <text:p>Château Tertre Roteboeuf</text:p>
          </table:table-cell>
          <table:table-cell office:value-type="float" office:value="36.281967">
            <text:p>36.281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helan Segur</text:p>
          </table:table-cell>
          <table:table-cell office:value-type="string">
            <text:p>Phelan Seg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4200">
            <text:p>1420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yt0hqf89w2c209ge</text:p>
          </table:table-cell>
          <table:table-cell office:value-type="string">
            <text:p>RED</text:p>
          </table:table-cell>
          <table:table-cell office:value-type="string">
            <text:p>Château Phélan Ségur Saint-Estèphe</text:p>
          </table:table-cell>
          <table:table-cell office:value-type="string">
            <text:p>Château Phélan Ségur</text:p>
          </table:table-cell>
          <table:table-cell office:value-type="float" office:value="49.071835">
            <text:p>49.0718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Grand Vin, St. Julien</text:p>
          </table:table-cell>
          <table:table-cell office:value-type="string">
            <text:p>Leoville Poyf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1880a066egxpa9pa7</text:p>
          </table:table-cell>
          <table:table-cell office:value-type="string">
            <text:p>RED</text:p>
          </table:table-cell>
          <table:table-cell office:value-type="string">
            <text:p>Saint-Julien (Grand Cru Classé)</text:p>
          </table:table-cell>
          <table:table-cell office:value-type="string">
            <text:p>Château Léoville Poyferré</text:p>
          </table:table-cell>
          <table:table-cell office:value-type="float" office:value="50.915123">
            <text:p>50.915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omerol</text:p>
          </table:table-cell>
          <table:table-cell office:value-type="string">
            <text:p>La Conseill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0">
            <text:p>42000</text:p>
          </table:table-cell>
          <table:table-cell office:value-type="float" office:value="20500">
            <text:p>2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erydyaw5598135te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Château La Conseillante</text:p>
          </table:table-cell>
          <table:table-cell office:value-type="float" office:value="38.695732">
            <text:p>38.6957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os d'Estournel</text:p>
          </table:table-cell>
          <table:table-cell office:value-type="string">
            <text:p>Cos d´Estourn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0">
            <text:p>50000</text:p>
          </table:table-cell>
          <table:table-cell office:value-type="float" office:value="26100">
            <text:p>26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9qnhkzggqjet1mca</text:p>
          </table:table-cell>
          <table:table-cell office:value-type="string">
            <text:p>RED</text:p>
          </table:table-cell>
          <table:table-cell office:value-type="string">
            <text:p>Cos d'Estournel</text:p>
          </table:table-cell>
          <table:table-cell office:value-type="string">
            <text:p>Cos d'Estournel</text:p>
          </table:table-cell>
          <table:table-cell office:value-type="float" office:value="54.941566">
            <text:p>54.941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omerol</text:p>
          </table:table-cell>
          <table:table-cell office:value-type="string">
            <text:p>Lafleur Petr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6000">
            <text:p>46000</text:p>
          </table:table-cell>
          <table:table-cell office:value-type="float" office:value="25500">
            <text:p>2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bxsgxgpr0f1y1cf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Pétrus</text:p>
          </table:table-cell>
          <table:table-cell office:value-type="float" office:value="38.17527">
            <text:p>38.175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larence de Haut Brion</text:p>
          </table:table-cell>
          <table:table-cell office:value-type="string">
            <text:p>Haut Bri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5500">
            <text:p>25500</text:p>
          </table:table-cell>
          <table:table-cell office:value-type="float" office:value="15900">
            <text:p>15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f442xq49cezwjg9fc</text:p>
          </table:table-cell>
          <table:table-cell office:value-type="string">
            <text:p>RED</text:p>
          </table:table-cell>
          <table:table-cell office:value-type="string">
            <text:p>Le Clarence de Haut Brion Pessac-Léognan (Château Bahans Haut-Brion)</text:p>
          </table:table-cell>
          <table:table-cell office:value-type="string">
            <text:p>Château Haut-Brion</text:p>
          </table:table-cell>
          <table:table-cell office:value-type="float" office:value="42.85707">
            <text:p>42.857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Pomerol</text:p>
          </table:table-cell>
          <table:table-cell office:value-type="string">
            <text:p>Vieux Chateau Cert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0">
            <text:p>68000</text:p>
          </table:table-cell>
          <table:table-cell office:value-type="float" office:value="38500">
            <text:p>38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q1a846az4eyckwg8n4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Vieux Château Certan</text:p>
          </table:table-cell>
          <table:table-cell office:value-type="float" office:value="46.400383">
            <text:p>46.400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AX</text:p>
          </table:table-cell>
          <table:table-cell office:value-type="string">
            <text:p>Miles Mosso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cjtv2hw9b2exzvnfn7</text:p>
          </table:table-cell>
          <table:table-cell office:value-type="string">
            <text:p>RED</text:p>
          </table:table-cell>
          <table:table-cell office:value-type="string">
            <text:p>Max</text:p>
          </table:table-cell>
          <table:table-cell office:value-type="string">
            <text:p>Miles Mossop Wines</text:p>
          </table:table-cell>
          <table:table-cell office:value-type="float" office:value="46.1122">
            <text:p>46.11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hateauneuf Clos de l'Oratoire</text:p>
          </table:table-cell>
          <table:table-cell office:value-type="string">
            <text:p>Og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4650">
            <text:p>46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hnqhxrgsjrafqvvv</text:p>
          </table:table-cell>
          <table:table-cell office:value-type="string">
            <text:p>RED</text:p>
          </table:table-cell>
          <table:table-cell office:value-type="string">
            <text:p>Clos de l'Oratoire des Papes Châteauneuf-du-Pape</text:p>
          </table:table-cell>
          <table:table-cell office:value-type="string">
            <text:p>Ogier</text:p>
          </table:table-cell>
          <table:table-cell office:value-type="float" office:value="39.465946">
            <text:p>39.465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uvée X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4pmmfdrcnxf4x57tcr0se3m</text:p>
          </table:table-cell>
          <table:table-cell office:value-type="string">
            <text:p>RED</text:p>
          </table:table-cell>
          <table:table-cell office:value-type="string">
            <text:p>Cuvée X</text:p>
          </table:table-cell>
          <table:table-cell office:value-type="string">
            <text:p>Knipser</text:p>
          </table:table-cell>
          <table:table-cell office:value-type="float" office:value="37.782345">
            <text:p>37.782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hateauneuf du Pape</text:p>
          </table:table-cell>
          <table:table-cell office:value-type="string">
            <text:p>La Nert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200">
            <text:p>15200</text:p>
          </table:table-cell>
          <table:table-cell office:value-type="float" office:value="7200">
            <text:p>7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njytqmfwr4p28xga</text:p>
          </table:table-cell>
          <table:table-cell office:value-type="string">
            <text:p>RED</text:p>
          </table:table-cell>
          <table:table-cell office:value-type="string">
            <text:p>Châteauneuf-du-Pape Bio</text:p>
          </table:table-cell>
          <table:table-cell office:value-type="string">
            <text:p>Château La Nerthe</text:p>
          </table:table-cell>
          <table:table-cell office:value-type="float" office:value="40.714104">
            <text:p>40.7141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alzberg</text:p>
          </table:table-cell>
          <table:table-cell office:value-type="string">
            <text:p>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ahpk5pbgvvjgch24</text:p>
          </table:table-cell>
          <table:table-cell office:value-type="string">
            <text:p>RED</text:p>
          </table:table-cell>
          <table:table-cell office:value-type="string">
            <text:p>Salzberg</text:p>
          </table:table-cell>
          <table:table-cell office:value-type="string">
            <text:p>Heinrich</text:p>
          </table:table-cell>
          <table:table-cell office:value-type="float" office:value="32.84017">
            <text:p>32.840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haetauneuf du Pape </text:p>
          </table:table-cell>
          <table:table-cell office:value-type="string">
            <text:p>Clos de Pap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gzr4ksd4q5pab8tg4m5fdx7x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los des Papes (Paul Avril)</text:p>
          </table:table-cell>
          <table:table-cell office:value-type="float" office:value="36.61672">
            <text:p>36.616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Nicolas Zapata</text:p>
          </table:table-cell>
          <table:table-cell office:value-type="string">
            <text:p>Catena Zap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0">
            <text:p>25000</text:p>
          </table:table-cell>
          <table:table-cell office:value-type="float" office:value="10100">
            <text:p>10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f199ve4b84d2k8m5</text:p>
          </table:table-cell>
          <table:table-cell office:value-type="string">
            <text:p>RED</text:p>
          </table:table-cell>
          <table:table-cell office:value-type="string">
            <text:p>Cabernet-Malbec Nicolás Catena Zapata</text:p>
          </table:table-cell>
          <table:table-cell office:value-type="string">
            <text:p>Catena Zapata</text:p>
          </table:table-cell>
          <table:table-cell office:value-type="float" office:value="54.41923">
            <text:p>54.41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Chateauneuf du Pape</text:p>
          </table:table-cell>
          <table:table-cell office:value-type="string">
            <text:p>Beaucas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10900">
            <text:p>10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k0gzdp015n05mjfz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de Beaucastel</text:p>
          </table:table-cell>
          <table:table-cell office:value-type="float" office:value="37.497665">
            <text:p>37.4976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Belle Leone</text:p>
          </table:table-cell>
          <table:table-cell office:value-type="string">
            <text:p>La Peyre Ro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cycw5d3bx21pnd5z3wyv57m</text:p>
          </table:table-cell>
          <table:table-cell office:value-type="string">
            <text:p>RED</text:p>
          </table:table-cell>
          <table:table-cell office:value-type="string">
            <text:p>Belle Léone</text:p>
          </table:table-cell>
          <table:table-cell office:value-type="string">
            <text:p>Peyre Rose</text:p>
          </table:table-cell>
          <table:table-cell office:value-type="float" office:value="43.639656">
            <text:p>43.639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Monte Bello</text:p>
          </table:table-cell>
          <table:table-cell office:value-type="string">
            <text:p>Rid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0">
            <text:p>45000</text:p>
          </table:table-cell>
          <table:table-cell office:value-type="float" office:value="27000">
            <text:p>27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9z4e1n3fw0y1mfrx5</text:p>
          </table:table-cell>
          <table:table-cell office:value-type="string">
            <text:p>RED</text:p>
          </table:table-cell>
          <table:table-cell office:value-type="string">
            <text:p>Monte Bello</text:p>
          </table:table-cell>
          <table:table-cell office:value-type="string">
            <text:p>Ridge Vineyards</text:p>
          </table:table-cell>
          <table:table-cell office:value-type="float" office:value="29.767212">
            <text:p>29.7672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3840">
            <text:p>38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3.774143">
            <text:p>33.774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GWZ Kolbenhof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ceags53z4gxcsek9</text:p>
          </table:table-cell>
          <table:table-cell office:value-type="string">
            <text:p>RED</text:p>
          </table:table-cell>
          <table:table-cell office:value-type="string">
            <text:p>Kolbenhofer</text:p>
          </table:table-cell>
          <table:table-cell office:value-type="string">
            <text:p>J. Hofstätter</text:p>
          </table:table-cell>
          <table:table-cell office:value-type="float" office:value="33.70247">
            <text:p>33.702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Max Miles</text:p>
          </table:table-cell>
          <table:table-cell office:value-type="string">
            <text:p>Mossop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cjtv2hw9b2exzvnfn7</text:p>
          </table:table-cell>
          <table:table-cell office:value-type="string">
            <text:p>RED</text:p>
          </table:table-cell>
          <table:table-cell office:value-type="string">
            <text:p>Max</text:p>
          </table:table-cell>
          <table:table-cell office:value-type="string">
            <text:p>Miles Mossop Wines</text:p>
          </table:table-cell>
          <table:table-cell office:value-type="float" office:value="30.43275">
            <text:p>30.432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Barbaresco 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8.92551">
            <text:p>48.925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Barbaresco Rocche 7 Fratelli</text:p>
          </table:table-cell>
          <table:table-cell office:value-type="string">
            <text:p>Lodali Walt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bk89gr4k22q5n0rs3</text:p>
          </table:table-cell>
          <table:table-cell office:value-type="string">
            <text:p>RED</text:p>
          </table:table-cell>
          <table:table-cell office:value-type="string">
            <text:p>Rocche dei 7 Fratelli Barbaresco</text:p>
          </table:table-cell>
          <table:table-cell office:value-type="string">
            <text:p>Lodali</text:p>
          </table:table-cell>
          <table:table-cell office:value-type="float" office:value="53.301723">
            <text:p>53.301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Barolo</text:p>
          </table:table-cell>
          <table:table-cell office:value-type="string">
            <text:p>San Biagi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3eqce1bf1pppqdw9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San Biagio</text:p>
          </table:table-cell>
          <table:table-cell office:value-type="float" office:value="39.558018">
            <text:p>39.5580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MORUS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29.54805">
            <text:p>29.548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Palestina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qfyyqrkgaxp1wg9p</text:p>
          </table:table-cell>
          <table:table-cell office:value-type="string">
            <text:p>RED</text:p>
          </table:table-cell>
          <table:table-cell office:value-type="string">
            <text:p>Cabernet-Merlot Palestina Riserva</text:p>
          </table:table-cell>
          <table:table-cell office:value-type="string">
            <text:p>Weingut H.Lentsch</text:p>
          </table:table-cell>
          <table:table-cell office:value-type="float" office:value="25.463118">
            <text:p>25.4631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Trattman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6.91158">
            <text:p>36.91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Lagrein Mirell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65.54969">
            <text:p>65.549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Barbaresco Riserva Ovell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c897f2edej1m3dgmj6</text:p>
          </table:table-cell>
          <table:table-cell office:value-type="string">
            <text:p>RED</text:p>
          </table:table-cell>
          <table:table-cell office:value-type="string">
            <text:p>Barbaresco Riserva Ovello</text:p>
          </table:table-cell>
          <table:table-cell office:value-type="string">
            <text:p>Produttori del Barbaresco</text:p>
          </table:table-cell>
          <table:table-cell office:value-type="float" office:value="57.475258">
            <text:p>57.475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Casasilia Gr. Selezone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rp2hazva5brtt860</text:p>
          </table:table-cell>
          <table:table-cell office:value-type="string">
            <text:p>RED</text:p>
          </table:table-cell>
          <table:table-cell office:value-type="string">
            <text:p>Chianti Classico Gran Selezione Casasilia Bio</text:p>
          </table:table-cell>
          <table:table-cell office:value-type="string">
            <text:p>Poggio Al Sole</text:p>
          </table:table-cell>
          <table:table-cell office:value-type="float" office:value="44.094803">
            <text:p>44.094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4.3529">
            <text:p>34.35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4.3529">
            <text:p>34.35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Etna Ross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pmcxtdd1jg7azhda0</text:p>
          </table:table-cell>
          <table:table-cell office:value-type="string">
            <text:p>RED</text:p>
          </table:table-cell>
          <table:table-cell office:value-type="string">
            <text:p>Nerello Mascalese Etna Rosso</text:p>
          </table:table-cell>
          <table:table-cell office:value-type="string">
            <text:p>Federico Graziani</text:p>
          </table:table-cell>
          <table:table-cell office:value-type="float" office:value="50.02304">
            <text:p>50.02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Profumo di Vulcano</text:p>
          </table:table-cell>
          <table:table-cell office:value-type="string">
            <text:p>Federico Grazi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my5s9rbngfa7fjdr5t8eg3</text:p>
          </table:table-cell>
          <table:table-cell office:value-type="string">
            <text:p>RED</text:p>
          </table:table-cell>
          <table:table-cell office:value-type="string">
            <text:p>Profumo di Vulcano Rosso</text:p>
          </table:table-cell>
          <table:table-cell office:value-type="string">
            <text:p>Federico Graziani</text:p>
          </table:table-cell>
          <table:table-cell office:value-type="float" office:value="61.64046">
            <text:p>61.64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Brunello di Montalcino</text:p>
          </table:table-cell>
          <table:table-cell office:value-type="string">
            <text:p>Mastrojan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6.701355">
            <text:p>46.7013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Schioppettin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  <table:table-cell office:value-type="string">
            <text:p>wine_01h0qsxnbexancy9k9ptxdnwvn</text:p>
          </table:table-cell>
          <table:table-cell office:value-type="string">
            <text:p>RED</text:p>
          </table:table-cell>
          <table:table-cell office:value-type="string">
            <text:p>Schioppettino di Cialla</text:p>
          </table:table-cell>
          <table:table-cell office:value-type="string">
            <text:p>Ronchi di Cialla</text:p>
          </table:table-cell>
          <table:table-cell office:value-type="float" office:value="46.08368">
            <text:p>46.083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85887">
            <text:p>37.85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1171">
            <text:p>47.011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Curlan MGM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Girlan</text:p>
          </table:table-cell>
          <table:table-cell office:value-type="float" office:value="35.690712">
            <text:p>35.6907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Ganger MGM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2.799892">
            <text:p>32.7998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Costabate</text:p>
          </table:table-cell>
          <table:table-cell office:value-type="string">
            <text:p>Uccelli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9zefykv87dcfvgam3</text:p>
          </table:table-cell>
          <table:table-cell office:value-type="string">
            <text:p>RED</text:p>
          </table:table-cell>
          <table:table-cell office:value-type="string">
            <text:p>Costabate</text:p>
          </table:table-cell>
          <table:table-cell office:value-type="string">
            <text:p>Uccelliera</text:p>
          </table:table-cell>
          <table:table-cell office:value-type="float" office:value="45.314583">
            <text:p>45.314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GNUMS Le Vigne 5L</text:p>
          </table:table-cell>
          <table:table-cell office:value-type="string">
            <text:p>Sandrone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32.24516">
            <text:p>32.24516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Dassie Favrel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000">
            <text:p>5000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BIANCO Private Reserve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1650">
            <text:p>1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BIANCO REINASSANCE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 Vassal</text:p>
          </table:table-cell>
          <table:table-cell office:value-type="string">
            <text:p>Elfen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Moscato </text:p>
          </table:table-cell>
          <table:table-cell office:value-type="string">
            <text:p>Pfeff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St. Magdalener Classico</text:p>
          </table:table-cell>
          <table:table-cell office:value-type="string">
            <text:p>Hubert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50">
            <text:p>950</text:p>
          </table:table-cell>
          <table:table-cell office:value-type="float" office:value="49">
            <text:p>4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assal</text:p>
          </table:table-cell>
          <table:table-cell office:value-type="string">
            <text:p>Elfen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1700">
            <text:p>170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cra 55</text:p>
          </table:table-cell>
          <table:table-cell office:value-type="string">
            <text:p>Chac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DP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000">
            <text:p>16000</text:p>
          </table:table-cell>
          <table:table-cell office:value-type="float" office:value="9400">
            <text:p>9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Hofacker</text:p>
          </table:table-cell>
          <table:table-cell office:value-type="string">
            <text:p>Georg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erflabilis</text:p>
          </table:table-cell>
          <table:table-cell office:value-type="string">
            <text:p>Gries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800">
            <text:p>12800</text:p>
          </table:table-cell>
          <table:table-cell office:value-type="float" office:value="5850">
            <text:p>58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asseto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5000">
            <text:p>135000</text:p>
          </table:table-cell>
          <table:table-cell office:value-type="float" office:value="86000">
            <text:p>8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Gestad 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10 Hoch4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2500">
            <text:p>22500</text:p>
          </table:table-cell>
          <table:table-cell office:value-type="float" office:value="13000">
            <text:p>13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eatrale Incrocio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650">
            <text:p>6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Nerobuffalj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700">
            <text:p>3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torlong ME/CS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Vintage</text:p>
          </table:table-cell>
          <table:table-cell office:value-type="string">
            <text:p>No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3540">
            <text:p>35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Anaduron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6600">
            <text:p>6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6000">
            <text:p>26000</text:p>
          </table:table-cell>
          <table:table-cell office:value-type="float" office:value="9300">
            <text:p>9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4000">
            <text:p>24000</text:p>
          </table:table-cell>
          <table:table-cell office:value-type="float" office:value="8900">
            <text:p>8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2000">
            <text:p>22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6000">
            <text:p>16000</text:p>
          </table:table-cell>
          <table:table-cell office:value-type="float" office:value="5700">
            <text:p>5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26000">
            <text:p>26000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24000">
            <text:p>24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2000">
            <text:p>22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Hermannshöhle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llchen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Spätlese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Honivogl</text:p>
          </table:table-cell>
          <table:table-cell office:value-type="string">
            <text:p>Hirtberg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8400">
            <text:p>18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Rose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Perl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harmat Col Fondo vintage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BRUT ANCESTRALE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3250">
            <text:p>32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BLANC DE NOIRS PAS DOSE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2360">
            <text:p>236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Alta Langa Pas Dosé</text:p>
          </table:table-cell>
          <table:table-cell office:value-type="string">
            <text:p>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584">
            <text:p>1584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Perle´Bianc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000">
            <text:p>8000</text:p>
          </table:table-cell>
          <table:table-cell office:value-type="float" office:value="3500">
            <text:p>35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Perle Ros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500">
            <text:p>8500</text:p>
          </table:table-cell>
          <table:table-cell office:value-type="float" office:value="3900">
            <text:p>3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todo Classico Giulio Ferrari ROSE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40000">
            <text:p>40000</text:p>
          </table:table-cell>
          <table:table-cell office:value-type="float" office:value="19500">
            <text:p>19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Extra Brut</text:p>
          </table:table-cell>
          <table:table-cell office:value-type="string">
            <text:p>Perseval Far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4400">
            <text:p>4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lanc de NOIRS Nature</text:p>
          </table:table-cell>
          <table:table-cell office:value-type="string">
            <text:p>Laherte Fre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200">
            <text:p>14200</text:p>
          </table:table-cell>
          <table:table-cell office:value-type="float" office:value="5800">
            <text:p>5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L´Ouverture BdN</text:p>
          </table:table-cell>
          <table:table-cell office:value-type="string">
            <text:p>Frederic Sav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dB 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7900">
            <text:p>7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742 Degorgement Tardif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20">
            <text:p>95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DOM PERIGNON 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9000">
            <text:p>39000</text:p>
          </table:table-cell>
          <table:table-cell office:value-type="float" office:value="25000">
            <text:p>2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Grand Siecle N26</text:p>
          </table:table-cell>
          <table:table-cell office:value-type="string">
            <text:p>Laurent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100">
            <text:p>17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DOM PERIGNON 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17200">
            <text:p>17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Cristal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9000">
            <text:p>39000</text:p>
          </table:table-cell>
          <table:table-cell office:value-type="float" office:value="25500">
            <text:p>2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Grande Cuvée 169eme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0">
            <text:p>39000</text:p>
          </table:table-cell>
          <table:table-cell office:value-type="float" office:value="22900">
            <text:p>2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P2</text:p>
          </table:table-cell>
          <table:table-cell office:value-type="string">
            <text:p>MOE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65000">
            <text:p>65000</text:p>
          </table:table-cell>
          <table:table-cell office:value-type="float" office:value="38900">
            <text:p>38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Rose ROSÉ</text:p>
          </table:table-cell>
          <table:table-cell office:value-type="string">
            <text:p>Legras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Rose Rose 23esima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0">
            <text:p>65000</text:p>
          </table:table-cell>
          <table:table-cell office:value-type="float" office:value="34900">
            <text:p>3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BIANCO Kirschgarten GG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3600">
            <text:p>3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BIANCO SANCTISSIMUS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FLORA RISERV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680">
            <text:p>16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rivelli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540">
            <text:p>254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Au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Kreuzweg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600">
            <text:p>5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Kreuzweg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Kreuzweg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hardonnay Malterdinger</text:p>
          </table:table-cell>
          <table:table-cell office:value-type="string">
            <text:p>Bernard Hub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HARDONNAY GRANDE RESERVE</text:p>
          </table:table-cell>
          <table:table-cell office:value-type="string">
            <text:p>METZ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400">
            <text:p>24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Jura Chardonnay</text:p>
          </table:table-cell>
          <table:table-cell office:value-type="string">
            <text:p>Sylvain Ja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ortesar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Etichetta Scur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3500">
            <text:p>3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Etichetta Scur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3500">
            <text:p>3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hardonnay Napa</text:p>
          </table:table-cell>
          <table:table-cell office:value-type="string">
            <text:p>Monda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4200">
            <text:p>42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hardonnay</text:p>
          </table:table-cell>
          <table:table-cell office:value-type="string">
            <text:p>Timo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Nägelin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200">
            <text:p>13200</text:p>
          </table:table-cell>
          <table:table-cell office:value-type="float" office:value="6600">
            <text:p>6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Chardonnay Patagonia</text:p>
          </table:table-cell>
          <table:table-cell office:value-type="string">
            <text:p>Chac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Bourgogne Blanc</text:p>
          </table:table-cell>
          <table:table-cell office:value-type="string">
            <text:p>Mikulsk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hassagne Montrachet Village</text:p>
          </table:table-cell>
          <table:table-cell office:value-type="string">
            <text:p>Lamy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4700">
            <text:p>47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hassagne Village</text:p>
          </table:table-cell>
          <table:table-cell office:value-type="string">
            <text:p>Fontaine Ga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000">
            <text:p>18000</text:p>
          </table:table-cell>
          <table:table-cell office:value-type="float" office:value="5700">
            <text:p>5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hassagne 1er Cru Morgeot</text:p>
          </table:table-cell>
          <table:table-cell office:value-type="string">
            <text:p>Lamy P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6900">
            <text:p>6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Meursault 1er Cru Blagny</text:p>
          </table:table-cell>
          <table:table-cell office:value-type="string">
            <text:p>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0500">
            <text:p>20500</text:p>
          </table:table-cell>
          <table:table-cell office:value-type="float" office:value="8990">
            <text:p>8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WURZTRAMINER Gewürztramine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34">
            <text:p>3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WURZTRAMINER Gewurztraminer Eisacktal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WURZTRAMINER Selection 12 Coteaux de Schengen</text:p>
          </table:table-cell>
          <table:table-cell office:value-type="string">
            <text:p>Henri Rupp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Giatl</text:p>
          </table:table-cell>
          <table:table-cell office:value-type="string">
            <text:p>Peter Zemm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800">
            <text:p>18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Dessimis Millesimi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500">
            <text:p>7500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GG Schlossberg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Würmlin 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5200">
            <text:p>5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YLVANER Sabiona 16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500">
            <text:p>9500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YLVANER Aristos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UNER VELTLINER Ried Achleiten</text:p>
          </table:table-cell>
          <table:table-cell office:value-type="string">
            <text:p>Jä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590">
            <text:p>25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UNER VELTLINER Ried Loibenberg 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3390">
            <text:p>33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UNER VELTLINER Ried Kellerberg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Steinertal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Zöbinger Heiligenstein</text:p>
          </table:table-cell>
          <table:table-cell office:value-type="string">
            <text:p>Bru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975">
            <text:p>297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Bockstein GG</text:p>
          </table:table-cell>
          <table:table-cell office:value-type="string">
            <text:p>Nik Weis St. Urb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Schlossböckelheimer Felsenberg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Schlossböckelheimer Felsenberg GG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SPEZIAL</text:p>
          </table:table-cell>
          <table:table-cell office:value-type="string">
            <text:p>Jä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200">
            <text:p>92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Herrenberg GG</text:p>
          </table:table-cell>
          <table:table-cell office:value-type="string">
            <text:p>Maximin Grünh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Riesling Kellerber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Wehlener Sonnenuhr Spaetlese</text:p>
          </table:table-cell>
          <table:table-cell office:value-type="string">
            <text:p>J.J. Pr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4700">
            <text:p>4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Graacher Himmelreich Auslese</text:p>
          </table:table-cell>
          <table:table-cell office:value-type="string">
            <text:p>J.J. Pr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000">
            <text:p>13000</text:p>
          </table:table-cell>
          <table:table-cell office:value-type="float" office:value="4900">
            <text:p>4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Ried Schutt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Hölle 1. Gewächs (Rheingau)</text:p>
          </table:table-cell>
          <table:table-cell office:value-type="string">
            <text:p>Künst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900">
            <text:p>5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Jesuitengarten GG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6000">
            <text:p>60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Vinothekfüllun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Vinothekfüllun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Ried Kellerberg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7000">
            <text:p>17000</text:p>
          </table:table-cell>
          <table:table-cell office:value-type="float" office:value="9500">
            <text:p>9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1000 Alte Reben</text:p>
          </table:table-cell>
          <table:table-cell office:value-type="string">
            <text:p>Sorent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7100">
            <text:p>7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Rangen de Thann</text:p>
          </table:table-cell>
          <table:table-cell office:value-type="string">
            <text:p>Zind Humbrech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Wiltinger Braune Kupp</text:p>
          </table:table-cell>
          <table:table-cell office:value-type="string">
            <text:p>Egon Mü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7500">
            <text:p>27500</text:p>
          </table:table-cell>
          <table:table-cell office:value-type="float" office:value="10900">
            <text:p>10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KERNER GRANIT 960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WILD FERMENT</text:p>
          </table:table-cell>
          <table:table-cell office:value-type="string">
            <text:p>Greywack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839">
            <text:p>183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Sancerre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800">
            <text:p>7800</text:p>
          </table:table-cell>
          <table:table-cell office:value-type="float" office:value="3100">
            <text:p>31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Ertichetta Scura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500">
            <text:p>9500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ULLER THURGAU Vinschgau</text:p>
          </table:table-cell>
          <table:table-cell office:value-type="string">
            <text:p>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190">
            <text:p>11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Boschera Centogufi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Steinkrügle Gutedel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Semillon</text:p>
          </table:table-cell>
          <table:table-cell office:value-type="string">
            <text:p>Principe Alb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Fojana Rebula</text:p>
          </table:table-cell>
          <table:table-cell office:value-type="string">
            <text:p>Edi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Franschhoek Semillon</text:p>
          </table:table-cell>
          <table:table-cell office:value-type="string">
            <text:p>Boekenhoutsklo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800">
            <text:p>3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Il San Lorenzo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8000">
            <text:p>8000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Albarino Pazo Barrantes</text:p>
          </table:table-cell>
          <table:table-cell office:value-type="string">
            <text:p>Marques Murri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SCHIST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GRANITE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Gutedel Jaspis Hoch 104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500">
            <text:p>22500</text:p>
          </table:table-cell>
          <table:table-cell office:value-type="float" office:value="11600">
            <text:p>11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Ameixambar</text:p>
          </table:table-cell>
          <table:table-cell office:value-type="string">
            <text:p>Adega do Vulca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Vigne Niche Montal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Vigne Niche Montal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Vigne Niche Montalto</text:p>
          </table:table-cell>
          <table:table-cell office:value-type="string">
            <text:p>Tenuta Terre N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Erbaluce </text:p>
          </table:table-cell>
          <table:table-cell office:value-type="string">
            <text:p>Ferran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Derthona Scaldapulce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6900">
            <text:p>6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Timorasso Montemarzino</text:p>
          </table:table-cell>
          <table:table-cell office:value-type="string">
            <text:p>Roa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800">
            <text:p>20800</text:p>
          </table:table-cell>
          <table:table-cell office:value-type="float" office:value="10400">
            <text:p>10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Friulano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Malvasia COLLEZIONE MILLESIMI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7500">
            <text:p>750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Manna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700">
            <text:p>17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600">
            <text:p>26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Gravonia Blanco</text:p>
          </table:table-cell>
          <table:table-cell office:value-type="string">
            <text:p>Lo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500">
            <text:p>12500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Cervaro della Sal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500">
            <text:p>10500</text:p>
          </table:table-cell>
          <table:table-cell office:value-type="float" office:value="4900">
            <text:p>49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TAL WEISS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Blanc La Crau</text:p>
          </table:table-cell>
          <table:table-cell office:value-type="string">
            <text:p>Vieux Telegrap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Chateauneuf du Pape</text:p>
          </table:table-cell>
          <table:table-cell office:value-type="string">
            <text:p>Beaucast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14100">
            <text:p>14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hite Cuvee Tondonia Blanco</text:p>
          </table:table-cell>
          <table:table-cell office:value-type="string">
            <text:p>Lo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è Sancerre Rose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7500">
            <text:p>7500</text:p>
          </table:table-cell>
          <table:table-cell office:value-type="float" office:value="3120">
            <text:p>31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ORANGE Wine Aurona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000">
            <text:p>6000</text:p>
          </table:table-cell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ORANGE Wine SIVI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2260">
            <text:p>226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ORANGE Wine Graue Freyheit</text:p>
          </table:table-cell>
          <table:table-cell office:value-type="string">
            <text:p>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K FREI ALKOHOLFREI WEIß</text:p>
          </table:table-cell>
          <table:table-cell office:value-type="string">
            <text:p>VINU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K FREI Chardonnay 1.2.0</text:p>
          </table:table-cell>
          <table:table-cell office:value-type="string">
            <text:p>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K FREI PN 0.5</text:p>
          </table:table-cell>
          <table:table-cell office:value-type="string">
            <text:p>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LK FREI sekt</text:p>
          </table:table-cell>
          <table:table-cell office:value-type="string">
            <text:p>Le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Kalterersee Quintessence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 Cellar Reserve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Saltn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1300">
            <text:p>1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Pinot Nero Riserva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igna Kofl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Wildmonn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000">
            <text:p>15000</text:p>
          </table:table-cell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7100">
            <text:p>7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igna Gang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000">
            <text:p>16000</text:p>
          </table:table-cell>
          <table:table-cell office:value-type="float" office:value="8000">
            <text:p>8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igna das Lange Feld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000">
            <text:p>18000</text:p>
          </table:table-cell>
          <table:table-cell office:value-type="float" office:value="8900">
            <text:p>8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rauthaker Crni</text:p>
          </table:table-cell>
          <table:table-cell office:value-type="string">
            <text:p>Krautha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N Serrania de Malaga</text:p>
          </table:table-cell>
          <table:table-cell office:value-type="string">
            <text:p>Cortijo Aguila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s Rosiers Coteaux Champenois</text:p>
          </table:table-cell>
          <table:table-cell office:value-type="string">
            <text:p>Marucie Grum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ippsland</text:p>
          </table:table-cell>
          <table:table-cell office:value-type="string">
            <text:p>William Down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Willamette</text:p>
          </table:table-cell>
          <table:table-cell office:value-type="string">
            <text:p>Nicolas J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chulen Spätburgunder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irschgarten GG</text:p>
          </table:table-cell>
          <table:table-cell office:value-type="string">
            <text:p>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Rosenthal GG</text:p>
          </table:table-cell>
          <table:table-cell office:value-type="string">
            <text:p>Adene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800">
            <text:p>7800</text:p>
          </table:table-cell>
          <table:table-cell office:value-type="float" office:value="3700">
            <text:p>37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Zipsin Jaspis</text:p>
          </table:table-cell>
          <table:table-cell office:value-type="string">
            <text:p>Zierei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4330">
            <text:p>433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lte Lay GG (Ahr)</text:p>
          </table:table-cell>
          <table:table-cell office:value-type="string">
            <text:p>Adene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500">
            <text:p>9500</text:p>
          </table:table-cell>
          <table:table-cell office:value-type="float" office:value="5346">
            <text:p>5346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chlossberg GG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farringwer</text:p>
          </table:table-cell>
          <table:table-cell office:value-type="string">
            <text:p>Meyer Näk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6900">
            <text:p>6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orey les Beaune</text:p>
          </table:table-cell>
          <table:table-cell office:value-type="string">
            <text:p>Domaine G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700">
            <text:p>2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Fixin</text:p>
          </table:table-cell>
          <table:table-cell office:value-type="string">
            <text:p>M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rey St Denis VV</text:p>
          </table:table-cell>
          <table:table-cell office:value-type="string">
            <text:p>Stephane Magn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200">
            <text:p>12200</text:p>
          </table:table-cell>
          <table:table-cell office:value-type="float" office:value="5995">
            <text:p>59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mbolle Musigny VV</text:p>
          </table:table-cell>
          <table:table-cell office:value-type="string">
            <text:p>Stephane Magn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5500">
            <text:p>15500</text:p>
          </table:table-cell>
          <table:table-cell office:value-type="float" office:value="7500">
            <text:p>7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orton Grand Cru</text:p>
          </table:table-cell>
          <table:table-cell office:value-type="string">
            <text:p>Faive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6000">
            <text:p>26000</text:p>
          </table:table-cell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 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1989">
            <text:p>1989</text:p>
          </table:table-cell>
          <table:table-cell office:value-type="float" office:value="-1">
            <text:p>-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 Riserva Late Release</text:p>
          </table:table-cell>
          <table:table-cell office:value-type="string">
            <text:p>H. Len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BERGER GEI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600">
            <text:p>2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inticlarus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or di Lupo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2900">
            <text:p>2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Castel Ringber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2910">
            <text:p>291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grein Morus Late Release</text:p>
          </table:table-cell>
          <table:table-cell office:value-type="string">
            <text:p>H. Lents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Kunst.stück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300">
            <text:p>9300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Weingarten Klosteranger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100">
            <text:p>5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Siebeneich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650">
            <text:p>16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bernet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Amistar Edizione Cab Sav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790">
            <text:p>37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bernet Sauvignon Napa </text:p>
          </table:table-cell>
          <table:table-cell office:value-type="string">
            <text:p>Heitz Cellar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6920">
            <text:p>692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abernet Estate Santa Cruz Mountain</text:p>
          </table:table-cell>
          <table:table-cell office:value-type="string">
            <text:p>Ridge Vineyar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8000">
            <text:p>8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Lafoa Harpf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6200">
            <text:p>16200</text:p>
          </table:table-cell>
          <table:table-cell office:value-type="float" office:value="8200">
            <text:p>8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Toren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700">
            <text:p>17700</text:p>
          </table:table-cell>
          <table:table-cell office:value-type="float" office:value="8300">
            <text:p>8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Ripasso Progni</text:p>
          </table:table-cell>
          <table:table-cell office:value-type="string">
            <text:p>Sale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1330">
            <text:p>133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KAIROS IGT</text:p>
          </table:table-cell>
          <table:table-cell office:value-type="string">
            <text:p>Zymé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900">
            <text:p>9900</text:p>
          </table:table-cell>
          <table:table-cell office:value-type="float" office:value="4390">
            <text:p>43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Valpolicella Superiore</text:p>
          </table:table-cell>
          <table:table-cell office:value-type="string">
            <text:p>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000">
            <text:p>20000</text:p>
          </table:table-cell>
          <table:table-cell office:value-type="float" office:value="9500">
            <text:p>9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 Riserva</text:p>
          </table:table-cell>
          <table:table-cell office:value-type="string">
            <text:p>Rubinelli Vaj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8500">
            <text:p>28500</text:p>
          </table:table-cell>
          <table:table-cell office:value-type="float" office:value="10500">
            <text:p>10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Amarone</text:p>
          </table:table-cell>
          <table:table-cell office:value-type="string">
            <text:p>Dal F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3000">
            <text:p>43000</text:p>
          </table:table-cell>
          <table:table-cell office:value-type="float" office:value="30500">
            <text:p>3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yrah Cortona</text:p>
          </table:table-cell>
          <table:table-cell office:value-type="string">
            <text:p>Amerighi Stef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1650">
            <text:p>16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Mitterberg Syrah</text:p>
          </table:table-cell>
          <table:table-cell office:value-type="string">
            <text:p>Ign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2450">
            <text:p>24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LP54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900">
            <text:p>2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wartland Syrah</text:p>
          </table:table-cell>
          <table:table-cell office:value-type="string">
            <text:p>Mulline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Sonoma Coast Syrah</text:p>
          </table:table-cell>
          <table:table-cell office:value-type="string">
            <text:p>Ram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9800">
            <text:p>9800</text:p>
          </table:table-cell>
          <table:table-cell office:value-type="float" office:value="4990">
            <text:p>4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Yarra Valley Syrah</text:p>
          </table:table-cell>
          <table:table-cell office:value-type="string">
            <text:p>Timo 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Nebbiolo </text:p>
          </table:table-cell>
          <table:table-cell office:value-type="string">
            <text:p>Penna Curr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Nebbiolo Arione</text:p>
          </table:table-cell>
          <table:table-cell office:value-type="string">
            <text:p>Giacom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000">
            <text:p>27000</text:p>
          </table:table-cell>
          <table:table-cell office:value-type="float" office:value="12900">
            <text:p>1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Asili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Montefic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Montestefan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Muncagota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Ovell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Paje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Pora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io Sord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Don Fiorino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200">
            <text:p>15200</text:p>
          </table:table-cell>
          <table:table-cell office:value-type="float" office:value="4800">
            <text:p>48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Rabaja Riserva</text:p>
          </table:table-cell>
          <table:table-cell office:value-type="string">
            <text:p>Giuseppe Corte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7750">
            <text:p>77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Asili Riserva</text:p>
          </table:table-cell>
          <table:table-cell office:value-type="string">
            <text:p>ca del b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8280">
            <text:p>82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Rabaja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Barbaresco Harpf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41200">
            <text:p>41200</text:p>
          </table:table-cell>
          <table:table-cell office:value-type="float" office:value="22900">
            <text:p>22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Monforte</text:p>
          </table:table-cell>
          <table:table-cell office:value-type="string">
            <text:p>Domeni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200">
            <text:p>32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avera</text:p>
          </table:table-cell>
          <table:table-cell office:value-type="string">
            <text:p>Piero Benev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3000">
            <text:p>30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In Vino Veritas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3650">
            <text:p>36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Vigna Rionda</text:p>
          </table:table-cell>
          <table:table-cell office:value-type="string">
            <text:p>Pira Luig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700">
            <text:p>9700</text:p>
          </table:table-cell>
          <table:table-cell office:value-type="float" office:value="4735">
            <text:p>473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Riserva </text:p>
          </table:table-cell>
          <table:table-cell office:value-type="string">
            <text:p>Osvaldo Vi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Via Nuova</text:p>
          </table:table-cell>
          <table:table-cell office:value-type="string">
            <text:p>Chiara Bosch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800">
            <text:p>14800</text:p>
          </table:table-cell>
          <table:table-cell office:value-type="float" office:value="7600">
            <text:p>76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ussia 90 Dí</text:p>
          </table:table-cell>
          <table:table-cell office:value-type="string">
            <text:p>Giacomo Fenocch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200">
            <text:p>16200</text:p>
          </table:table-cell>
          <table:table-cell office:value-type="float" office:value="7820">
            <text:p>78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Aleste Sibi et Paucis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7200">
            <text:p>17200</text:p>
          </table:table-cell>
          <table:table-cell office:value-type="float" office:value="8350">
            <text:p>83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annubi Sibi et Paucis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ical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000">
            <text:p>2000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olonnello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0000">
            <text:p>20000</text:p>
          </table:table-cell>
          <table:table-cell office:value-type="float" office:value="9600">
            <text:p>96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Vigna Rionda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3100">
            <text:p>23100</text:p>
          </table:table-cell>
          <table:table-cell office:value-type="float" office:value="10800">
            <text:p>10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Bricco Cerretta</text:p>
          </table:table-cell>
          <table:table-cell office:value-type="string">
            <text:p>Elio Alt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6200">
            <text:p>26200</text:p>
          </table:table-cell>
          <table:table-cell office:value-type="float" office:value="12200">
            <text:p>12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Castelletto</text:p>
          </table:table-cell>
          <table:table-cell office:value-type="string">
            <text:p>Bu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2000">
            <text:p>22000</text:p>
          </table:table-cell>
          <table:table-cell office:value-type="float" office:value="4200">
            <text:p>4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Barolo Cicala</text:p>
          </table:table-cell>
          <table:table-cell office:value-type="string">
            <text:p>Aldo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Falletto le Rocche Et. Rossa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9900">
            <text:p>49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Falletto le Rocche 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9900">
            <text:p>19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Rocche Annunziata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2000">
            <text:p>32000</text:p>
          </table:table-cell>
          <table:table-cell office:value-type="float" office:value="15200">
            <text:p>15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rema</text:p>
          </table:table-cell>
          <table:table-cell office:value-type="string">
            <text:p>Ferran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5200">
            <text:p>5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attinara</text:p>
          </table:table-cell>
          <table:table-cell office:value-type="string">
            <text:p>Nervi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690">
            <text:p>46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igna Molsino</text:p>
          </table:table-cell>
          <table:table-cell office:value-type="string">
            <text:p>Nervi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9400">
            <text:p>94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igna Valferana</text:p>
          </table:table-cell>
          <table:table-cell office:value-type="string">
            <text:p>Nervi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7500">
            <text:p>17500</text:p>
          </table:table-cell>
          <table:table-cell office:value-type="float" office:value="9400">
            <text:p>9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TELLINA Rocce Rosse</text:p>
          </table:table-cell>
          <table:table-cell office:value-type="string">
            <text:p>Ar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600">
            <text:p>5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Il Carbonaione</text:p>
          </table:table-cell>
          <table:table-cell office:value-type="string">
            <text:p>Poggio Scale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Nobile di Montepulciano Riserva Asinone</text:p>
          </table:table-cell>
          <table:table-cell office:value-type="string">
            <text:p>Poliz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925">
            <text:p>392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Le Lucere</text:p>
          </table:table-cell>
          <table:table-cell office:value-type="string">
            <text:p>San Filip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Pietroso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Brunello di Montalcino Vigna Vecchia</text:p>
          </table:table-cell>
          <table:table-cell office:value-type="string">
            <text:p>Le Ragn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2200">
            <text:p>32200</text:p>
          </table:table-cell>
          <table:table-cell office:value-type="float" office:value="11600">
            <text:p>11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ALCINO Poggio di Sott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2500">
            <text:p>22500</text:p>
          </table:table-cell>
          <table:table-cell office:value-type="float" office:value="12500">
            <text:p>1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ourvedre Monkey gone to Heaven</text:p>
          </table:table-cell>
          <table:table-cell office:value-type="string">
            <text:p>Testalon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Schioppettino</text:p>
          </table:table-cell>
          <table:table-cell office:value-type="string">
            <text:p>Ronchi di Ci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Oratorio San Lorenzo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800">
            <text:p>13800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500">
            <text:p>20500</text:p>
          </table:table-cell>
          <table:table-cell office:value-type="float" office:value="9100">
            <text:p>91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Barbabecchi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000">
            <text:p>19000</text:p>
          </table:table-cell>
          <table:table-cell office:value-type="float" office:value="9500">
            <text:p>9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ignolino Bricco Bosco</text:p>
          </table:table-cell>
          <table:table-cell office:value-type="string">
            <text:p>Accorne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Negre Historic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36">
            <text:p>193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Vertebra Grenache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Marcenca Negre (Grenache)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6178">
            <text:p>6178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oro Pintia</text:p>
          </table:table-cell>
          <table:table-cell office:value-type="string">
            <text:p>Vega Sic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6959">
            <text:p>695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lion (Ribera)</text:p>
          </table:table-cell>
          <table:table-cell office:value-type="string">
            <text:p>Vega Sic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8700">
            <text:p>8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s Manyes Vi d'Altura Garnacha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8000">
            <text:p>28000</text:p>
          </table:table-cell>
          <table:table-cell office:value-type="float" office:value="16200">
            <text:p>16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astillo Ygay</text:p>
          </table:table-cell>
          <table:table-cell office:value-type="string">
            <text:p>Marques de Murri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35000">
            <text:p>35000</text:p>
          </table:table-cell>
          <table:table-cell office:value-type="float" office:value="18900">
            <text:p>18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alestina CS/ME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1789">
            <text:p>1789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alestina Limited 2011</text:p>
          </table:table-cell>
          <table:table-cell office:value-type="string">
            <text:p>H.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500">
            <text:p>8500</text:p>
          </table:table-cell>
          <table:table-cell office:value-type="float" office:value="3700">
            <text:p>37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Dry Red N1</text:p>
          </table:table-cell>
          <table:table-cell office:value-type="string">
            <text:p>Yarra Yer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AL ROT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TRES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2300">
            <text:p>123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Saffredi</text:p>
          </table:table-cell>
          <table:table-cell office:value-type="string">
            <text:p>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500">
            <text:p>15500</text:p>
          </table:table-cell>
          <table:table-cell office:value-type="float" office:value="7600">
            <text:p>7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Siepi</text:p>
          </table:table-cell>
          <table:table-cell office:value-type="string">
            <text:p>Fattoria 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0000">
            <text:p>20000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3500">
            <text:p>23500</text:p>
          </table:table-cell>
          <table:table-cell office:value-type="float" office:value="11900">
            <text:p>11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PER TUSCANS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5000">
            <text:p>25000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Quinalt L'Enclos Grand Cru</text:p>
          </table:table-cell>
          <table:table-cell office:value-type="string">
            <text:p>Quinault L'Encl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700">
            <text:p>8700</text:p>
          </table:table-cell>
          <table:table-cell office:value-type="float" office:value="3890">
            <text:p>38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Kirwan 3 Gran Cru Classè</text:p>
          </table:table-cell>
          <table:table-cell office:value-type="string">
            <text:p>KIRW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680">
            <text:p>56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4eme Saint Julien</text:p>
          </table:table-cell>
          <table:table-cell office:value-type="string">
            <text:p>Chateau Talb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4eme Saint Julien</text:p>
          </table:table-cell>
          <table:table-cell office:value-type="string">
            <text:p>Chateau Talb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9000">
            <text:p>19000</text:p>
          </table:table-cell>
          <table:table-cell office:value-type="float" office:value="9900">
            <text:p>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ynch Bages 5eme</text:p>
          </table:table-cell>
          <table:table-cell office:value-type="string">
            <text:p>Lynch 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4eme Saint Julien</text:p>
          </table:table-cell>
          <table:table-cell office:value-type="string">
            <text:p>Chateau Beychev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2500">
            <text:p>32500</text:p>
          </table:table-cell>
          <table:table-cell office:value-type="float" office:value="14400">
            <text:p>14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Cru, St. Emilion</text:p>
          </table:table-cell>
          <table:table-cell office:value-type="string">
            <text:p>Troplong Mond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7500">
            <text:p>27500</text:p>
          </table:table-cell>
          <table:table-cell office:value-type="float" office:value="14800">
            <text:p>14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Pape Cleme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8200">
            <text:p>38200</text:p>
          </table:table-cell>
          <table:table-cell office:value-type="float" office:value="18200">
            <text:p>18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Grand vin, Pessac Leognan</text:p>
          </table:table-cell>
          <table:table-cell office:value-type="string">
            <text:p>Smith Haut Lafi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32000">
            <text:p>32000</text:p>
          </table:table-cell>
          <table:table-cell office:value-type="float" office:value="19900">
            <text:p>1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ichon Longuevi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5000">
            <text:p>35000</text:p>
          </table:table-cell>
          <table:table-cell office:value-type="float" office:value="21200">
            <text:p>21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Montro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0">
            <text:p>39000</text:p>
          </table:table-cell>
          <table:table-cell office:value-type="float" office:value="21500">
            <text:p>2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2eme Saint Julien</text:p>
          </table:table-cell>
          <table:table-cell office:value-type="string">
            <text:p>Leoville las Cas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3500">
            <text:p>23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Palmer</text:p>
          </table:table-cell>
          <table:table-cell office:value-type="string">
            <text:p>Chateau 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9000">
            <text:p>39000</text:p>
          </table:table-cell>
          <table:table-cell office:value-type="float" office:value="26300">
            <text:p>26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Figeac</text:p>
          </table:table-cell>
          <table:table-cell office:value-type="string">
            <text:p>Chateau Fige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0">
            <text:p>45000</text:p>
          </table:table-cell>
          <table:table-cell office:value-type="float" office:value="28000">
            <text:p>2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HAUT BRI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54000">
            <text:p>5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teau Margau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64000">
            <text:p>6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1eme Margaux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0000">
            <text:p>110000</text:p>
          </table:table-cell>
          <table:table-cell office:value-type="float" office:value="77500">
            <text:p>77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1eme Pauillac</text:p>
          </table:table-cell>
          <table:table-cell office:value-type="string">
            <text:p>Chateau Mou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0000">
            <text:p>110000</text:p>
          </table:table-cell>
          <table:table-cell office:value-type="float" office:value="72500">
            <text:p>7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1eme Pauillac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10000">
            <text:p>110000</text:p>
          </table:table-cell>
          <table:table-cell office:value-type="float" office:value="75500">
            <text:p>75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Le Petit Clos</text:p>
          </table:table-cell>
          <table:table-cell office:value-type="string">
            <text:p>Casa Laposto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3290">
            <text:p>32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Chaetauneuf du Pape Telegramme</text:p>
          </table:table-cell>
          <table:table-cell office:value-type="string">
            <text:p>Le Vieux Telegrap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900">
            <text:p>3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 Almaviva</text:p>
          </table:table-cell>
          <table:table-cell office:value-type="string">
            <text:p>Concha y Toro + Rotschi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0">
            <text:p>30000</text:p>
          </table:table-cell>
          <table:table-cell office:value-type="float" office:value="17500">
            <text:p>17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Beerenauslese Kirschgarten 2015</text:p>
          </table:table-cell>
          <table:table-cell office:value-type="string">
            <text:p>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W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Picolit </text:p>
          </table:table-cell>
          <table:table-cell office:value-type="string">
            <text:p>Ronchi di Ci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sert Recioto Tordare</text:p>
          </table:table-cell>
          <table:table-cell office:value-type="string">
            <text:p>Cá la Bio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00">
            <text:p>90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Lugana MGM </text:p>
          </table:table-cell>
          <table:table-cell office:value-type="string">
            <text:p>Ca die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ris /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ris /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ris / Piere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essim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200">
            <text:p>11200</text:p>
          </table:table-cell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Saskia</text:p>
          </table:table-cell>
          <table:table-cell office:value-type="string">
            <text:p>Max Mil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Riesling Kirschgarten GG</text:p>
          </table:table-cell>
          <table:table-cell office:value-type="string">
            <text:p>Philipp Kuh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S DOM PERIGNON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59500">
            <text:p>59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KE Hatsumago Honjozo</text:p>
          </table:table-cell>
          <table:table-cell office:value-type="string">
            <text:p>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KE Ichiban Shizuku Junmai Ginjo</text:p>
          </table:table-cell>
          <table:table-cell office:value-type="string">
            <text:p>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